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PingFang TC" svg:font-family="PingFang TC"/>
    <style:font-face style:name="STSong" svg:font-family="STSong"/>
    <style:font-face style:name="Times" svg:font-family="Times"/>
    <style:font-face style:name="Zapf Dingbats" svg:font-family="Zapf Dingbat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text-properties style:font-name="Heiti TC Light" fo:font-size="12.0pt" fo:background-color="#868686"/>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paragraph-properties fo:margin-bottom="0.1667in"/>
      <style:text-properties style:font-name="Heiti TC Light"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STSong" fo:letter-spacing="0.0000in"/>
    </style:style>
    <style:style style:name="T10" style:family="text">
      <style:text-properties style:font-name="Zapf Dingbats" fo:letter-spacing="0.0000in"/>
    </style:style>
    <style:style style:name="T11"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text:span text:style-name="T1">陳真   |  2020.09.30 19:54   |   </text:span><text:a xlink:type="simple" xlink:href="http://palinfo.habago.org/Entry?Command=Information_PrintForum#FORUM39999"><text:span text:style-name="T2">#</text:span></text:a></text:p>
      <text:p text:style-name="P2"><text:span text:style-name="T1">底下是連勝文的一篇文章，如果你把作者名字遮起來，你會以為這是綠營或徐巧芯之類的人寫的，非常低能反智。很難想像一個黨的所謂 "智庫" 居然是這樣一種水平。</text:span><text:span text:style-name="T3"><text:line-break/><text:line-break/></text:span><text:span text:style-name="T1">該文的大意是說，台灣不能只押寶川普，要不然萬一他落選怎麼辦？台灣就沒有美國人來保護了。而且，川普選輸很可能耍賴，美國將會陷入動亂，屆時共匪趁機攻台，美國人就更不可能有多餘心力來救我們了。</text:span><text:span text:style-name="T3"><text:line-break/><text:line-break/></text:span><text:span text:style-name="T1">很腦殘吧！人渣黨如果寫這種文章，我知道他們是故意亂寫的。因為這些人渣雖然壞，但並不笨，個個精明得很。他們是假腦殘，真詐騙。</text:span><text:span text:style-name="T3"><text:line-break/><text:line-break/></text:span><text:span text:style-name="T1">真正笨到嚇死人的是國民黨，顯然是真腦殘。他們真的以這樣一種極其低能可笑的方式在理解兩岸、理解美國以及中美關係。</text:span><text:span text:style-name="T3"><text:line-break/><text:line-break/></text:span><text:span text:style-name="T1">事實上，不管誰當美國總統，台灣做為一顆美製人肉炸彈的本質豈會改變？誰來當美國總統都一樣，中美關係不會有太大不同，台灣的祭品性質更不會有所改變。</text:span><text:span text:style-name="T3"><text:line-break/><text:line-break/></text:span><text:span text:style-name="T1">而且，哪有什麼美國來 "救" 或 "不救" 的問題？把台灣這顆人肉炸彈的殺傷力給極大化，最符合美國利益，哪有所謂 "救" 可言？只要能擴大兩岸傷亡的作法，就是美國人想要的。美國人就是要害兩岸同胞一起下地獄的人，你期待這樣一個魔鬼來救你？</text:span><text:span text:style-name="T3"><text:line-break/><text:line-break/></text:span><text:span text:style-name="T1">美國在他國內部製造軍事動亂或促發內戰，常見的作法就是提供武器給其中一方，讓你兩邊打得越血腥越好，越是打得難分難解，屍橫遍野，他越開心，一來爽賺億萬元軍火錢，二來可以讓你們自相殘殺而坐收漁翁之利。</text:span><text:span text:style-name="T3"><text:line-break/><text:line-break/></text:span><text:span text:style-name="T1">再說，台灣連走狗的地位都不如，它只是一顆人肉炸彈，哪來什麼押寶川普或拜登的問題？就如阿扁所說，隨便一個 AIT 官員都能夠對台灣的所謂總統頤指氣使。台灣哪有什麼押寶誰的問題？就連川普也只是美國影子政府的一個夥計而已，美國這個國家的本質就是一個軍工與特務複合體，台灣事實上就只是一塊肉，一個藉以傷害對岸的炸彈。</text:span><text:span text:style-name="T3"><text:line-break/><text:line-break/></text:span><text:span text:style-name="T1">寫這種糾正文很痛苦，因為實在太低能，怎麼會有人死到臨頭居然還蠢到這種地步？居然希望那個一心要把你往火坑推、希望你千萬人傷亡的魔鬼來救你？我實在很無言。這些人的智商真的是有問題，對基本的事情本質之理解能力非常可怕。</text:span><text:span text:style-name="T3"><text:line-break/><text:line-break/></text:span><text:span text:style-name="T1">我知道絕大多數台灣人都是這種思維。那是因為一般人被洗腦得很嚴重。但是，一個稍微念過書甚至還長年從政的人，怎麼也如此腦殘我真不明白。他們是山頂洞人，不問世事嗎？還是腦子進水了？</text:span><text:span text:style-name="T3"><text:line-break/><text:line-break/></text:span><text:span text:style-name="T1">台灣人就算再怎麼堵爛人渣黨，基本上也不應該再支持國民黨，因為它就只是人渣黨的側翼，人渣黨的追隨者。真正具有市場區分意義的是新黨、勞動黨和統促黨。這幾個黨只要堅持下去，終將會顯現它們在時代變局中巨大的存在價值。不信，我們就等著看吧。</text:span><text:span text:style-name="T3"><text:line-break/><text:line-break/></text:span><text:span text:style-name="T1">2017年12月19號，王炳忠等人的共諜案發生後，我馬上加入新黨，繳了一千元黨費，也填了入黨表格，不過他們顯然不太歡迎我的入黨，最後不了了之。不歡迎就算了，一千元總得還我吧？</text:span><text:span text:style-name="T3"><text:line-break/><text:line-break/></text:span><text:span text:style-name="T1">有些人其實很反對我加入新黨，但我只是想表達聲援之意而已。而且，島內統派力量已經夠微弱，實在沒必要過於計較一些思想或作法上的細微差異，右統左統都是統；先有統，再談左右也不遲。敵人都打到門口來了，這時候堅持左右有意義嗎？題外話。</text:span><text:span text:style-name="T3"><text:line-break/><text:line-break/></text:span><text:span text:style-name="T1">陳真2020. 09. 30.</text:span><text:span text:style-name="T3"><text:line-break/><text:line-break/></text:span><text:span text:style-name="T1">==================</text:span><text:span text:style-name="T3"><text:line-break/><text:line-break/></text:span><text:span text:style-name="T1">【Yahoo論壇／連勝文】如果川普選輸 我們只好靠一張嘴保衛台灣嗎？</text:span><text:span text:style-name="T3"><text:line-break/><text:line-break/></text:span><text:span text:style-name="T1">連勝文</text:span><text:span text:style-name="T3"><text:line-break/><text:line-break/></text:span><text:span text:style-name="T1">2020年9月30日 </text:span><text:span text:style-name="T3"><text:line-break/><text:line-break/></text:span><text:span text:style-name="T1">作者為國民黨智庫副董事長</text:span><text:span text:style-name="T3"><text:line-break/><text:line-break/></text:span><text:span text:style-name="T1">今早觀看了美國總統大選辯論，及之後CNN相關的評論，大概美國各家媒體，都認為這是一個充滿了謾罵、污辱、脫軌的（OFF-THE-RAILS）總統辯論，而與川普（Trump）向來不對盤的CNN甚至直接在其後的電視評論中，批評川普混淆視聽，不停地說謊、侮辱對手，並拒絕譴責美國的白人至上主義及種族歧視者！</text:span><text:span text:style-name="T3"><text:line-break/><text:line-break/></text:span><text:span text:style-name="T1">雖然今天沒有人討論到中美台的關係，但我個人認為影響台灣安危最重要的一點，就是川普明確表示，若自己選輸，他拒絕承諾和平移轉政權！同時他也拒絕敦促他的支持者，大多數都是美國右翼白人及白人至上主義者，在選舉結果發生爭議時，保持冷靜並透過美國憲法制度來處理選舉爭議！川普甚至不停地質疑美國行之有年的通訊投票制度，有大量的弊端（Rigged and Fraud），似乎是為了敗選後製造衝突，預先找理由！</text:span><text:span text:style-name="T3"><text:line-break/><text:line-break/></text:span><text:span text:style-name="T1">換句話說，除非川普選贏，如果他以極小的差距輸給拜登，可以想像在他拒絕和平移轉政權的情況下，美國將陷入多大的混亂，甚至有可能瀕臨內戰邊緣！這也是三度獲得普立茲獎的知名記者蓋爾曼（Barton Gellman），在他的報導中所說的，這場大選有可能讓美國崩潰（The Election That Could Break America）！請問，當美國陷入了混亂時，若中共決定利用此機會攻打台灣，那自顧不暇且衝突遍地，甚至需要動用軍隊來平亂的美國，要如何如許多台灣民眾所期待的，出兵拯救台灣？</text:span><text:span text:style-name="T3"><text:line-break/><text:line-break/></text:span><text:span text:style-name="T1">更何況如果到時候有兩個美國總統，一個選上但無法就任，一個選輸但不願意下台，一個要打，一個不要打，那美軍到底要聽誰的？美軍光內部爭論可能就拖好久，那這豈不是錯失先機？又或者現任失敗者，有沒有可能為了要找到理由，宣布全國進入緊急狀態（State of Emergency），而在台海或南海上空與中共發生武力衝突？</text:span><text:span text:style-name="T3"><text:line-break/><text:line-break/></text:span><text:span text:style-name="T1">畢竟Captain America只是存在於MARVEL的卡通、電影及遊戲中，然台灣過去花了數百億美金所購買的各種高新武器，錢雖然進了美國軍火商的口袋，但交貨卻要好幾年以後，那若美國在選後真的出現了大混亂，而台灣在短期內卻有可能面對「清楚且立即的危險」（Clear and Present Danger）時，難道我們真的只有靠一張嘴、揹個鍵盤，再加個掃把來保衛台灣嗎？</text:span><text:span text:style-name="T3"><text:line-break/><text:line-break/></text:span><text:span text:style-name="T1">與川普緊密結合的蔡英文及民進黨政府，不僅把台灣未來的安危全部賭在川普身上，甚至透過側翼組織鼓吹台裔美國人全力支持川普！先不要說這會不會押錯寶，當今天川普在辯論中，面對種族歧視議題時，拒絕譴責美國的「白人至上主義者」及新納粹主義團體時，不知道蔡英文及民進黨會不會害怕自己不夠「白」？若川普順利當選，會不會為了討好他，規定台灣以後只准美國白人入境？大家可以拭目以待！</text:span></text:p>
      <text:p text:style-name="P1"><text:span text:style-name="T1">陳真   |  2020.09.30 11:08   |   </text:span><text:a xlink:type="simple" xlink:href="http://palinfo.habago.org/Entry?Command=Information_PrintForum#FORUM39998"><text:span text:style-name="T2">#</text:span></text:a></text:p>
      <text:p text:style-name="P3"><text:span text:style-name="T1">我無法不從宗教的眼光來看待一切</text:span><text:span text:style-name="T3"><text:line-break/><text:line-break/></text:span><text:span text:style-name="T1">陳真</text:span><text:span text:style-name="T3"><text:line-break/><text:line-break/></text:span><text:span text:style-name="T1">2020. 09. 30. </text:span><text:span text:style-name="T3"><text:line-break/><text:line-break/><text:line-break/></text:span><text:span text:style-name="T1">謝謝 Akan，大約半年多前，我們在AIT靜站聲援阿桑吉時，有位女生跑來要我簽名，說她開了個臉書轉載我寫的東西。她當場有弄給我看，點閱者很少，好像是個位數，應該就是你說的那個臉書。</text:span><text:span text:style-name="T3"><text:line-break/><text:line-break/></text:span><text:span text:style-name="T1">人看不見自己，我沒法評價自己的作為究竟有何意義。不過，就算它一點意義也沒有，我還是會照樣做。凡事我都不在意毀譽，只在乎自己方寸之間是否乾淨、虔誠。</text:span><text:span text:style-name="T3"><text:line-break/><text:line-break/></text:span><text:span text:style-name="T1">維根斯坦生前寫了一兩千萬字，卻只出版一本僅有兩萬多字的小書--Tractatus Logico-Philosophicus。這書當年遭到所有出版社的拒絕，包括劍橋出版社，拒絕理由是 "評審者一致認為毫無學術價值"。後來是羅素憑著如日中天的舉世聲望，幫它背書，幫它出版，幫它寫序，出版社才同意出版。不過，維根斯坦看到羅素寫的序之後，不但沒感謝，反而很不爽，說羅素根本看不懂他寫的東西，"一個字也不懂"。</text:span><text:span text:style-name="T3"><text:line-break/><text:line-break/></text:span><text:span text:style-name="T1">維根斯坦其它十幾二十本書，全是死後多年才逐一出版。我想，我應該是世界上極少數讀遍維根斯坦著作的人，跡近滾瓜爛熟，只差沒有倒背如流。為什麼我會如此愛不釋手？因為它帶給我莫大的安慰、啟發與鼓舞。</text:span><text:span text:style-name="T3"><text:line-break/><text:line-break/></text:span><text:span text:style-name="T1">維根斯坦常在手稿裏寫說，希望後人能夠意識到一點，那就是他寫的這些東西，"已經儘一切可能去除虛榮"，他 "沒法在這一點上做得更好了"。維根斯坦相信，關於虛榮這一點，是人事物是否具有價值的惟一關鍵。</text:span><text:span text:style-name="T3"><text:line-break/><text:line-break/></text:span><text:span text:style-name="T1">我也是這麼相信的。我有多少虔誠，我的作為或作品或思想言行就會具有多少意義。因此，凡事我們惟一需要在乎的，也許就只是一己方寸之間那顆心是否純粹。</text:span><text:span text:style-name="T3"><text:line-break/><text:line-break/></text:span><text:span text:style-name="T1">人看不見自己，但自己心裏如何，卻一清二楚。我沒法評價自己的外在作為究竟有何意義。不過，就算它一點意義也沒有，我還是會照樣做，畢竟就像陳凱歌的 電影 "梅蘭芳" 片中所說的，"我能做的也就只是這樣了"。  我也常用這句話來安慰自己，無須太多自責，畢竟我能做的也就只是這麼一點東西了；我只能期待在一切過程中，一己內心之純粹。</text:span><text:span text:style-name="T3"><text:line-break/><text:line-break/></text:span><text:span text:style-name="T1">我很喜歡亨利梭羅的一句話，他說："我也許說服不了你，但我總有可能說服你的孫子吧？" 基本上我也是這麼想的。我跟這喧囂時代也許頻率不對盤，八字不合，但我說不定和你的孫子或孫子的孫子們靈犀相通。當然，將來是否真是如此，惟有天知曉。</text:span><text:span text:style-name="T3"><text:line-break/><text:line-break/></text:span><text:span text:style-name="T1">高第的聖家族教堂已經蓋了一百多年，到現在還在蓋。有人曾經問高第有沒有搞錯啊，一個教堂要蓋這麼久？能不能有點現實感，蓋簡單一點，蓋快一點？高第回答說："我的顧客 (上帝) 都不急，你急什麼呢？"</text:span><text:span text:style-name="T3"><text:line-break/><text:line-break/></text:span><text:span text:style-name="T1">時間，是偉大的力量，型塑意義，創造真實，改變各種事物的面貌。時間如何作為，我們不得而知，到頭來，惟一能夠觀照的，依舊是一己之心。</text:span><text:span text:style-name="T3"><text:line-break/><text:line-break/></text:span><text:span text:style-name="T1">第一次世界大戰期間，在葡萄牙發生一件 "神蹟"，史稱 "法蒂瑪奇蹟" (Miracle of Fátima) 或 "太陽奇蹟"。有兩女一男三個牧童，有一天，在回家的空地上遇見一個 "比太陽還要亮" 的女子，自稱聖母瑪麗亞，也就是耶穌的媽媽，告訴了他們三個祕密，並且約定往後六個月的某一天，都會出現在某個地方。</text:span><text:span text:style-name="T3"><text:line-break/><text:line-break/></text:span><text:span text:style-name="T1">每當那一天到來，牧童們均依約前往會見聖母瑪麗亞。這事於是迅速傳揚開來，引起居民的好奇與恐慌，憤怒、嘲笑與羞辱。當年的葡萄牙政府認為這三個小孩妖言惑眾，製造社會不安，於是就把她們抓起來，逼迫她們公開承認撒謊。</text:span><text:span text:style-name="T3"><text:line-break/><text:line-break/></text:span><text:span text:style-name="T1">另一方面，天主教會也很不爽，覺得這三個年僅大約5歲、7歲和9歲臉上還掛著鼻涕的小毛頭，何德何能被聖母選上，傳遞福音？於是也再三逼迫她們承認撒謊。後來，連教宗也出面勸導，但三個小牧童依舊堅持所言全是真實。 </text:span><text:span text:style-name="T3"><text:line-break/><text:line-break/></text:span><text:span text:style-name="T1">奇怪的是，其中那位男童只能看見聖母瑪麗亞，卻無法像其他兩位女孩那樣可以聽見聖母的聲音並與之交談。</text:span><text:span text:style-name="T3"><text:line-break/><text:line-break/></text:span><text:span text:style-name="T1">後來，事情越演越烈，葡萄牙軍政府下令逮捕這三名小孩，並隔離偵訊，一一加以威脅利誘，甚至還煮了一大鍋滾燙油湯，威脅若不吐實將把她們丟進油鍋裏燙死。但是，這三名小牧童竟然還是繼續堅持絕無半句謊言。</text:span><text:span text:style-name="T3"><text:line-break/><text:line-break/></text:span><text:span text:style-name="T1">後來，聖母瑪麗亞向這三名小孩說，她將會某地的某一天，"讓所有人相信這一切"。</text:span><text:span text:style-name="T3"><text:line-break/><text:line-break/></text:span><text:span text:style-name="T1">當那一天到來，七萬多個村民湧進牧童們所宣稱將會發生奇蹟的現場。想不到，奇蹟真的發生了。關於奇蹟內容，請直接看維基百科比較快，真是非常震撼：</text:span><text:span text:style-name="T3"><text:line-break/><text:line-break/></text:span><text:a xlink:type="simple" xlink:href="https://bit.ly/3n44gyg"><text:span text:style-name="T4">https://bit.ly/3n44gyg</text:span></text:a><text:span text:style-name="T3"><text:line-break/><text:line-break/></text:span><text:span text:style-name="T1">太陽居然掉下來了，七萬多個群眾嚇得魂飛魄散，四處逃竄。太陽，以一種不規則的蛇行方式衝向地面，像在跳舞一樣，然後又回到天上。</text:span><text:span text:style-name="T3"><text:line-break/><text:line-break/></text:span><text:span text:style-name="T1">很神奇吧！？我不知道你信不信，但我是信的。因此，我就跟學姊趁著上周六補課小孩要上幼兒園之際，跑去看這電影，叫做 "法蔕瑪的奇蹟"。不管你信不信，不妨去看看。</text:span><text:span text:style-name="T3"><text:line-break/><text:line-break/></text:span><text:span text:style-name="T1">我是深信不疑的，雖然理性告訴我，太陽怎麼可能會跳舞、蛇行、五彩繽紛地衝向地面、然後又退回天上？但我另一方面卻依然相信這個違反常識的奇蹟。為什麼會這樣呢？我自己也不明白。</text:span><text:span text:style-name="T3"><text:line-break/><text:line-break/></text:span><text:span text:style-name="T1">片末出現一段愛因斯坦的話，他說，"世界上有兩種人，一種是不管發生什麼事他都覺得沒什麼的人。一種是不管發生什麼事，他都會認為是神蹟的人。"</text:span><text:span text:style-name="T3"><text:line-break/><text:line-break/></text:span><text:span text:style-name="T1">我很感動於愛因斯坦這句話。我應該是屬於凡事都視為神蹟的人。這也是為什麼我如此喜歡維根斯坦的原因，因為他恰恰也是那樣的人。</text:span><text:span text:style-name="T3"><text:line-break/><text:line-break/></text:span><text:span text:style-name="T1">1997年，當我去英國念書的那個年代，幾乎沒有人會以倫理、美學或甚至宗教的角度來解釋維根斯坦。我曾經受邀一個人去 Onora O'Neill 的家(一個研究康德的著名哲學家)，跟她談起我想做的研究工作。我說我想還給維根斯坦一個應有的宗教面貌。她很溫柔親切地說，她很懷疑這個可能性。她說，"大約頂多八千字就能把這個議題寫完，如何可能寫上八萬字？" 沒想到，二十多年來，我卻寫了不只八十萬字。</text:span><text:span text:style-name="T3"><text:line-break/><text:line-break/></text:span><text:span text:style-name="T1">時至今日，西方學界早已轉向，一講起維根斯坦，往往就是以宗教(包括倫理及美學) 的角度在理解他。他的那句話 "我無法不從宗教的眼光來看待一切"，成為重要的理解根據，而不再只是一句 "根本無須理會" 的自我評語。</text:span><text:span text:style-name="T3"><text:line-break/><text:line-break/></text:span><text:span text:style-name="T1">不過，儘管如今的維根斯坦早已披上一層宗教面紗，但我看絕大部份的相關研究依舊是鬼扯蛋。這也許不是因為這些學者很笨，就如同羅素並不笨，但維根斯坦卻始終堅持羅素對他的想法"一個字也不懂"。就如維根斯坦的摯友Maurice O'Connor Drury(一位精神科醫師) 所說，也許那是因為，理解某些東西，需要的不光是一種智能，而是更需要一種道德能力。</text:span><text:span text:style-name="T3"><text:line-break/><text:line-break/></text:span><text:span text:style-name="T1">或者用我的話來說：倘若你不是那樣的人，你將很難理解那樣的世界。一個認為 "凡事都沒什麼" 的人，恐怕很難理解 "凡事都視為神蹟" 者。兩種世界，"語言" 不同，各自存活。惟有當你能了解該世界的 "語言" 時，你才有可能理解那個 "世界"。</text:span><text:span text:style-name="T3"><text:line-break/><text:line-break/></text:span><text:span text:style-name="T1">我告訴小孩法蒂瑪奇蹟的故事，問她信不信？她說信。我說我也信。我還跟她說，有沒有神很重要。為什麼呢？因為神會紀念世上這一切，從而讓我們獲得安慰，而且無所畏懼，不怕含冤遭害，不怕羞辱鄙夷，不怕一個人走在幽暗山谷。</text:span></text:p>
      <text:p text:style-name="P1"><text:span text:style-name="T1">Akan   |  2020.09.30 08:17   |   </text:span><text:a xlink:type="simple" xlink:href="http://palinfo.habago.org/Entry?Command=Information_PrintForum#FORUM39996"><text:span text:style-name="T2">#</text:span></text:a></text:p>
      <text:p text:style-name="P2"><text:span text:style-name="T1">陳醫師可能不知道，現在臉書上有人開了一個”陳真粉絲團“，就專門轉載您在巴勒網的留言和文章，才剛開沒1個月吧.... 另外也有幾個(姑且稱臉書客吧)都會轉貼您的文，例如文思革，葉小慧應該您知道。我偶爾也會，但鑑於我的朋友多半沒看長文、不關心國際事務，乏了。總想，您真的很不簡單，可以這樣一直寫。也懷疑，到底能激起多少浪花，喚醒多少腦殘。會灰心疲乏，可能是我們希望腦殘和是非顛倒的國際局勢能夠有所改變，可是它偏偏少得可憐。有一點欣慰的是，就我在臉書和油管看到的現象，似乎越來越多人覺醒而反感美國和西方國家的噁爛，有台灣人，有香港人。感謝您這樣默默的貢獻。正如佛家說的，鬼神的感應快，因為它雜染六塵；佛菩薩來的感應很慢，是因為它是清淨法。您默默的寫，受影響的人正在開枝散葉~~</text:span></text:p>
      <text:p text:style-name="P1"><text:span text:style-name="T1">陳真   |  2020.09.30 02:45   |   </text:span><text:a xlink:type="simple" xlink:href="http://palinfo.habago.org/Entry?Command=Information_PrintForum#FORUM39995"><text:span text:style-name="T2">#</text:span></text:a></text:p>
      <text:p text:style-name="P3"><text:span text:style-name="T1">面對不義政權，叛亂是正直公民應盡的義務</text:span><text:span text:style-name="T3"><text:line-break/><text:line-break/></text:span><text:span text:style-name="T1">陳真</text:span><text:span text:style-name="T3"><text:line-break/><text:line-break/></text:span><text:span text:style-name="T1">2020. 09. 30.</text:span><text:span text:style-name="T3"><text:line-break/><text:line-break/><text:line-break/></text:span><text:span text:style-name="T1">同學，不是這樣的。我不認為徐巧芯有你講的那麼卑鄙。我倒覺得她有點像 "腦殘版的現代花木蘭"：行為不對，但動機正直。</text:span><text:span text:style-name="T3"><text:line-break/><text:line-break/></text:span><text:span text:style-name="T1">為什麼我這樣說呢？先說點宛如昨日的千年舊夢：</text:span><text:span text:style-name="T3"><text:line-break/><text:line-break/></text:span><text:span text:style-name="T1">常言道："閱人無數"。在我看來，閱人多少是沒有多大意義的，會不會看人是靠天份，不是靠經驗累積。</text:span><text:span text:style-name="T3"><text:line-break/><text:line-break/></text:span><text:span text:style-name="T1">我有個非常要好、至今衷心景仰的黨外前輩叫劉峰松，是個真正意義上的基督徒。我都叫他劉老師。他夫人就是翁老師，翁金珠，也是我崇拜得五體投地的一位人格者。林義雄就是因為推舉她競選民進黨黨主席失利，憤而退黨。</text:span><text:span text:style-name="T3"><text:line-break/><text:line-break/></text:span><text:span text:style-name="T1">美麗島事件隔年，也就是1980年，台灣人幾乎是嚇破膽了，特別是林宅血案，台灣社會一片肅殺之氣；家中有小孩的黨外人士，更是躲的躲，藏的藏，小孩連上學都怕出事，更不用說膽敢出來參選、挑戰國民黨了。</text:span><text:span text:style-name="T3"><text:line-break/><text:line-break/></text:span><text:span text:style-name="T1">風聲鶴唳之際，劉峰松就像個現代唐吉訶德，跳出來參選。若我沒記錯，應該是競選國大代表。他在政見演講會上講了一句話，被國民黨以 "煽惑內亂罪" 移送，最低本刑七年，足足坐了三年六個月的黑牢。</text:span><text:span text:style-name="T3"><text:line-break/><text:line-break/></text:span><text:span text:style-name="T1">劉峰松老師到底在政見會上說了些什麼，以致於被國民黨打入黑牢？他說："同胞啊！一，二，三，咱們大家作夥來推倒這個政權。" (大意如此，八九不離十，但精確原文待查。)</text:span><text:span text:style-name="T3"><text:line-break/><text:line-break/></text:span><text:span text:style-name="T1">我跟劉老師是同樣罪名，都是 "煽惑內亂罪"，他是1980年犯案，我是1989年。前後相差九年。不過，我的犯罪內容比他要豐富一些。我是在民進黨 "新國家連線"  立委政見會的演講台上，以正式助選員的身份上台助講。我在演講時，故意學劉峰松當年所講的那句話："同胞啊！一，二，三，咱們大家作夥來推倒這個政權。"</text:span><text:span text:style-name="T3"><text:line-break/><text:line-break/></text:span><text:span text:style-name="T1">我還多次在各種群眾場合，對著底下無數群眾反覆引申一個道理，我說，"面對不義政權，叛亂是正直公民應盡的義務。" 既然是義務，也就是說，面對不義政權，叛亂是一個正直的人所 "必須" 去做的事。</text:span><text:span text:style-name="T3"><text:line-break/><text:line-break/></text:span><text:span text:style-name="T1">幾個星期後，我果然就叛亂了。以上這些演講內容，全部成為我企圖 "顛覆政府" 的犯罪證據。另外，我還涉及 "分裂國土" 的重罪，因為我公開主張台獨。</text:span><text:span text:style-name="T3"><text:line-break/><text:line-break/></text:span><text:span text:style-name="T1">同時，我在1989年組織了台灣第一個兒童人權團體，1988年發表台灣第一篇兒童人權報告，結果該報告被 "聯合國兒童基金會"(UNICEF) 所引用，拿來做為譴責國民黨政府的依據。於是這一切也統統成為我 "誣蔑政府"、"顛覆政府" 的犯罪證據。</text:span><text:span text:style-name="T3"><text:line-break/><text:line-break/></text:span><text:span text:style-name="T1">依照台灣當年的法律，只有經由官方審核通過的正式助選員，取得證件之後，才能在選舉期間的政見會上助講。而且，依法規定，學生不得申請成為正式助選員。但我卻審查通過了，為什麼呢？因為我的身份證上的職業欄從來都不是學生，而是業務員。我大學時代赤貧，三餐不繼，因此做過許多工作求生，除了身兼多個家教工作，送報、送貨、端盤子送菜及派發傳單等等等全都做過。</text:span><text:span text:style-name="T3"><text:line-break/><text:line-break/></text:span><text:span text:style-name="T1">記得好像聽劉峰松老師提起過(不知是玩笑或當真)，他說，他在坐牢時，擔心將來出獄後沒工作，無法養家活口，於是在獄中鑽研紫微斗數，因為叛亂犯依法規定不得擔任律師、醫師與教師等，連找工作都很難，商家老闆嚇都嚇死了，哪敢僱用叛亂犯？思來想去，似乎只有擺攤算命能夠謀生，所以就開始研究命相學。</text:span><text:span text:style-name="T3"><text:line-break/><text:line-break/></text:span><text:span text:style-name="T1">我那時也想過這問題，不過，我有一種自信，我不用鑽研紫微斗數或八字，光憑著 "很會看人" 的天賦，我若出獄後擺個攤子搞算命，生意應該也會很好，而且保證奇準無比。因為我很快就能透過一面之緣，看出一個人的內在本性。人渣本質的，保證飛黃騰達；忠肝義膽的，想必前途坎坷。</text:span><text:span text:style-name="T3"><text:line-break/><text:line-break/></text:span><text:span text:style-name="T1">我對於 "識人" 這一點充滿自信，猶如我之識得藝術；從來不曾有過任何一個人在人性變化上讓我失望或感到意外。比方說我從沒見過什麼 "被權力腐化" 的人。我只見過在權力和利益面前露出他原有本性的人。</text:span><text:span text:style-name="T3"><text:line-break/><text:line-break/></text:span><text:span text:style-name="T1">講這麼多八卦，我只是想說，我不認識這位徐巧芯議員(？)，平常也沒特別注意。但是，憑我看人的直覺，我不認為這是一個投機政客，而這恰恰也是我所擔心的。</text:span><text:span text:style-name="T3"><text:line-break/><text:line-break/></text:span><text:span text:style-name="T1">年輕一代雖然腦殘比例非常高，但我相信，年輕生命終究還是會比中老年人多一點浪漫，多一點道德感。浪漫是好的，道德感更是生而為人之憑藉。問題是，腦殘和浪漫往往一線之隔，缺乏是非分辨能力的道德感，更是容易遭人利用，成為暴民，成為禍害社會的工具。</text:span><text:span text:style-name="T3"><text:line-break/><text:line-break/></text:span><text:span text:style-name="T1">雖然常罵腦殘，但我對於腦殘人士其實只有遺憾、無奈與悲傷，而無絲毫鄙視之意。因為，這個世界的主流媒體完全被西方所掌控，充斥鋪天蓋地對於異己的謊言抹黑誇大渲染與造謠以及極端的偏頗；特別是針對中國，更是數十年如一日的全面妖魔化及挑撥仇恨。請問幾個人能逃脫這樣一種天羅地網般的洗腦世界？</text:span><text:span text:style-name="T3"><text:line-break/><text:line-break/></text:span><text:span text:style-name="T1">就連我自己，就連絕頂聰明的Andre Vltchek，在我們年少時都曾經被洗腦，以為西方是一個良善正直講究公義與人權的世界，誓言為它效力。直到三十多歲，走出島嶼，讀了點書，接觸了一些事，慢慢才清醒過來，慢慢才知道善惡居然完全徹底顛倒。原來那個被妖魔化的中國，才是兼善世界最偉大的國家，而那個滿口漂亮話的美國與西方社會，卻是每天侵略屠殺，無所不用其極，半個多世紀來直接殺害五、六千萬人，間接殺害上億人、製造數億難民的撒旦惡魔。</text:span><text:span text:style-name="T3"><text:line-break/><text:line-break/></text:span><text:span text:style-name="T1">我知道，這樣一個結論，沒有幾個人會信，但它卻是基本事實。就連巴勒網我都沒把握能有多少同志跟我有同樣的基本認識，更不用說市面上的一般人了。至於從出生就每天被洗腦，完全在謊言之中成長的年輕一代，你如何可能期待他們能夠免於腦殘的人為宿命？</text:span><text:span text:style-name="T3"><text:line-break/><text:line-break/></text:span><text:span text:style-name="T1">當一個人腦子進水，而他卻又是個正直的人時，就很有可能為虎作倀，成為惡魔為惡的工具而完全不自知，以為自己在捍衛什麼民主自由與人權。依我看，徐巧芯就是類似這樣的人。她是好人，但腦子進水，善惡是非似乎搞不太清楚。</text:span><text:span text:style-name="T3"><text:line-break/><text:line-break/></text:span><text:span text:style-name="T1">一轉眼，三十多年過去了，即使在家破人亡人生最艱難的時刻，即使在槍炮黑牢伺候之際，我的基本信念從沒改變。我始終相信："面對不義政權，叛亂是正直公民應盡的義務。"</text:span><text:span text:style-name="T3"><text:line-break/></text:span><text:span text:style-name="T1"> </text:span><text:span text:style-name="T3"><text:line-break/></text:span><text:span text:style-name="T1">但是，在我們 "盡義務" 之前，首先應該腦子清醒點，認清誰才是全民公敵，人類的禍害。</text:span></text:p>
      <text:p text:style-name="P1"><text:span text:style-name="T1">欧阳阳   |  2020.09.29 20:38   |   </text:span><text:a xlink:type="simple" xlink:href="http://palinfo.habago.org/Entry?Command=Information_PrintForum#FORUM39994"><text:span text:style-name="T2">#</text:span></text:a></text:p>
      <text:p text:style-name="P2"><text:span text:style-name="T1">徐巧芯喊恢復徵兵制、女性當兵「我自己也願意！」</text:span><text:span text:style-name="T3"><text:line-break/></text:span><text:span text:style-name="T1">这些人就是标准的职业政客，职业政客就是靠选举来生活的，她这是抓住热点，迎合民粹，成为焦点；从这个角度看，她已经成功了。</text:span><text:span text:style-name="T3"><text:line-break/></text:span><text:span text:style-name="T1">如果你真让她去当兵，十有八九是不会愿意的。</text:span><text:span text:style-name="T3"><text:line-break/></text:span><text:span text:style-name="T1">至于是加入国民党，还是民进党，在他们心里就是一个选举平台而已，哪里有位置给他，哪里更容易上位，他们就在哪里。</text:span><text:span text:style-name="T3"><text:line-break/></text:span></text:p>
      <text:p text:style-name="P1"><text:span text:style-name="T1">政信   |  2020.09.29 19:57   |   </text:span><text:a xlink:type="simple" xlink:href="http://palinfo.habago.org/Entry?Command=Information_PrintForum#FORUM39993"><text:span text:style-name="T2">#</text:span></text:a></text:p>
      <text:p text:style-name="P3"><text:a xlink:type="simple" xlink:href="https://bit.ly/33b6vI5"><text:span text:style-name="T4">https://bit.ly/33b6vI5</text:span></text:a><text:span text:style-name="T3"><text:line-break/><text:line-break/></text:span><text:span text:style-name="T1">阿桑吉一如既往的不透露，我等了十天果然還是我尊敬的阿桑吉，如果他透露了這些資料來源他就不像他了。</text:span></text:p>
      <text:p text:style-name="P1"><text:span text:style-name="T1">陳真   |  2020.09.29 19:05   |   </text:span><text:a xlink:type="simple" xlink:href="http://palinfo.habago.org/Entry?Command=Information_PrintForum#FORUM39992"><text:span text:style-name="T2">#</text:span></text:a></text:p>
      <text:p text:style-name="P2"><text:span text:style-name="T1">國民黨的所謂新生代，言行作風大多綠油油，這些 "人才"，不加入人渣黨不是很可惜嗎？</text:span><text:span text:style-name="T3"><text:line-break/></text:span><text:span text:style-name="T1">這位徐小姐不像壞人，但腦子不是很清楚。她建議恢復徵兵制，而且男女平等，一概徵召入伍上戰場打共匪，講得一副風蕭蕭易水寒。</text:span><text:span text:style-name="T3"><text:line-break/><text:line-break/></text:span><text:span text:style-name="T1">我寧可信其腦殘建議乃是真心。重點是，誰是敵人呢？人渣黨和美國才是敵人，一心想把台灣拿來當成美國軍事基地，一心要驅使、強迫台灣人去為美國人當砲灰，拼命煽動兩岸仇恨、鼓動同胞自相殘殺。</text:span><text:span text:style-name="T3"><text:line-break/><text:line-break/></text:span><text:span text:style-name="T1">台灣人最好要認清敵我，不要上了美國人的當，否則台灣將陷入長期恐怖戰亂，而這就是美國人及台奸走狗們所希望看到的。</text:span><text:span text:style-name="T3"><text:line-break/><text:line-break/></text:span><text:span text:style-name="T1">==================</text:span><text:span text:style-name="T3"><text:line-break/><text:line-break/></text:span><text:span text:style-name="T1">徐巧芯喊恢復徵兵制、女性當兵 嚴德發：評估中</text:span><text:span text:style-name="T3"><text:line-break/><text:line-break/></text:span><text:span text:style-name="T1">鏡週刊Mirror Media</text:span><text:span text:style-name="T3"><text:line-break/><text:line-break/></text:span><text:span text:style-name="T1">陳凱俊</text:span><text:span text:style-name="T3"><text:line-break/></text:span><text:span text:style-name="T1">2020年9月29日 </text:span><text:span text:style-name="T3"><text:line-break/><text:line-break/></text:span><text:span text:style-name="T1">日前台美關係增溫，中共軍機頻頻擾台，台海緊張情勢也漸漸升高，民調指出，若兩岸發生戰爭，約6成台灣人相信美軍會協防台灣。國民黨台北市議員徐巧芯日前提議現行的募兵制應全面改回徵兵制，同時女性也應該當兵，「我自己也願意！」；強調應該要有更多人從軍，且不分男女都應該需要。</text:span><text:span text:style-name="T3"><text:line-break/><text:line-break/></text:span><text:span text:style-name="T1">國防部長嚴德發今（29日）赴立院被媒體問及此事，坦言正在評估中。</text:span></text:p>
      <text:p text:style-name="P1"><text:span text:style-name="T1">陳真   |  2020.09.29 09:33   |   </text:span><text:a xlink:type="simple" xlink:href="http://palinfo.habago.org/Entry?Command=Information_PrintForum#FORUM39991"><text:span text:style-name="T2">#</text:span></text:a></text:p>
      <text:p text:style-name="P3"><text:span text:style-name="T1">強烈推薦！</text:span><text:span text:style-name="T3"><text:line-break/><text:line-break/></text:span><text:span text:style-name="T1">大量圖片請看原文出處(我還沒學會貼圖)：</text:span><text:span text:style-name="T3"><text:line-break/><text:line-break/></text:span><text:a xlink:type="simple" xlink:href="https://bit.ly/3kWFqOQ"><text:span text:style-name="T4">https://bit.ly/3kWFqOQ</text:span></text:a><text:span text:style-name="T3"><text:line-break/><text:line-break/></text:span><text:span text:style-name="T1">陳真</text:span><text:span text:style-name="T3"><text:line-break/><text:line-break/></text:span><text:span text:style-name="T1">2020. 09. 29.</text:span><text:span text:style-name="T3"><text:line-break/><text:line-break/></text:span><text:span text:style-name="T1">==================</text:span><text:span text:style-name="T3"><text:line-break/><text:line-break/></text:span><text:span text:style-name="T1">那個扒下西方底褲的美國記者，死了</text:span><text:span text:style-name="T3"><text:line-break/><text:line-break/></text:span><text:span text:style-name="T1">中國日報網 2020-09-28</text:span><text:span text:style-name="T3"><text:line-break/><text:line-break/></text:span><text:span text:style-name="T1">（本文原載于“烏鴉校尉”微信公衆號）</text:span><text:span text:style-name="T3"><text:line-break/><text:line-break/></text:span><text:a xlink:type="simple" xlink:href="https://bit.ly/3kWFqOQ"><text:span text:style-name="T4">https://bit.ly/3kWFqOQ</text:span></text:a><text:span text:style-name="T3"><text:line-break/><text:line-break/></text:span><text:span text:style-name="T1">幾天前，有一個俄裔美國記者安德烈·弗爾切克（Andre Vltchek）在土耳其離奇死亡。</text:span><text:span text:style-name="T3"><text:line-break/><text:line-break/></text:span><text:span text:style-name="T1">根據土耳其媒體報道，當地時間22日淩晨，現年57歲的弗爾切克與妻子乘坐計程車抵達伊斯坦布爾預定的酒店門前，下車時，妻子就發現弗爾切克已在計程車內死亡。</text:span><text:span text:style-name="T3"><text:line-break/><text:line-break/></text:span><text:span text:style-name="T1">圖片</text:span><text:span text:style-name="T3"><text:line-break/><text:line-break/></text:span><text:span text:style-name="T1">目前，屍體已經被送到土耳其法醫機構，雖然檢查結果還沒出，但警方認爲，弗爾切克是“非自然死亡”，死亡原因非常可疑。</text:span><text:span text:style-name="T3"><text:line-break/><text:line-break/></text:span><text:span text:style-name="T1">有不少人甚至懷疑，弗爾切克的死，和美國CIA有關係。</text:span><text:span text:style-name="T3"><text:line-break/><text:line-break/></text:span><text:span text:style-name="T1">因爲最近幾個月，在西方媒體瘋狂攻擊中國香港和新疆的政策時，弗爾切克是少有的敢說實話的記者，他直言西方媒體對新疆的攻擊就是有計劃的假新聞。</text:span><text:span text:style-name="T3"><text:line-break/><text:line-break/></text:span><text:span text:style-name="T1">而且，弗爾切克雖然是一個美國記者，但這麽些年，他一直在猛烈地抨擊美國的所作所爲。</text:span><text:span text:style-name="T3"><text:line-break/><text:line-break/></text:span><text:span text:style-name="T1">他生前走訪過世界140多個國家和地區，他認爲，這個世界數十年來的災難，大多數都是西方國家造成的，在西方國家的管理下，這個世界正在變得越來越糟糕。</text:span><text:span text:style-name="T3"><text:line-break/><text:line-break/></text:span><text:span text:style-name="T1">而中國，是打破這一切的唯一希望。</text:span><text:span text:style-name="T3"><text:line-break/><text:line-break/></text:span><text:span text:style-name="T1">圖片</text:span><text:span text:style-name="T3"><text:line-break/><text:line-break/></text:span><text:span text:style-name="T1">弗爾切克是前蘇聯人，但他年輕，和大多數人一樣，一度對西方媒體構建出來的世界有著盲目的崇拜。</text:span><text:span text:style-name="T3"><text:line-break/><text:line-break/></text:span><text:span text:style-name="T1">弗爾切克1962年出生於列寧格勒，他的母親是中俄混血，父親則是一名捷克裔科學家。</text:span><text:span text:style-name="T3"><text:line-break/><text:line-break/></text:span><text:span text:style-name="T1">弗爾切克3歲的時候，全家從列寧格勒移居到捷克一個叫比爾森的工業城市。</text:span><text:span text:style-name="T3"><text:line-break/><text:line-break/></text:span><text:span text:style-name="T1">圖片</text:span><text:span text:style-name="T3"><text:line-break/><text:line-break/></text:span><text:span text:style-name="T1">青少年時期，宣揚西方文明的思想在比爾森無處不在，無論是在廣播裏，還是電視節目中，都充斥著大量西方節目和西方媒體的影子。</text:span><text:span text:style-name="T3"><text:line-break/><text:line-break/></text:span><text:span text:style-name="T1">也就是在那段時間，弗爾切克和不少東歐的孩子一樣，主動或者被動地開始接受西方文明的“洗禮”，收聽VOA，BBC，自由歐洲電臺等一系列西方媒體的宣傳報導，並對這些報導內容深信不疑。</text:span><text:span text:style-name="T3"><text:line-break/><text:line-break/></text:span><text:span text:style-name="T1">圖片</text:span><text:span text:style-name="T3"><text:line-break/><text:line-break/></text:span><text:span text:style-name="T1">那段時間，弗爾切克被西方這些宣傳機器徹底“洗腦”，對於那些被西方媒體歪曲的各種政治事件，弗爾切克也選擇無條件相信。</text:span><text:span text:style-name="T3"><text:line-break/><text:line-break/></text:span><text:span text:style-name="T1">比如西方國家對1968年“布拉格之春”的各種歪曲解讀，以及在蘇聯阿富汗戰爭的報道中對蘇聯的過度醜化，導致弗爾切克在青少年時期一度認爲自己的祖國蘇聯是一個非常邪惡的國家。</text:span><text:span text:style-name="T3"><text:line-break/><text:line-break/></text:span><text:span text:style-name="T1">正因爲接受西方思想很深，成年之後，弗爾切克就義無反顧移民到了美國，拿到了美國國籍，如願以償成爲了美國人。</text:span><text:span text:style-name="T3"><text:line-break/><text:line-break/></text:span><text:span text:style-name="T1">圖片</text:span><text:span text:style-name="T3"><text:line-break/><text:line-break/></text:span><text:span text:style-name="T1">在紐約安定下來之後，弗爾切克開始學習拍攝電影，同時利用自己掌握多國語言的技能，偶爾做做口譯兼職賺錢。</text:span><text:span text:style-name="T3"><text:line-break/><text:line-break/></text:span><text:span text:style-name="T1">但是，弗爾切克很快感覺到，如今他面前這個真實的美國，跟西方媒體所宣揚的形象，簡直大相徑庭。</text:span><text:span text:style-name="T3"><text:line-break/><text:line-break/></text:span><text:span text:style-name="T1">美國政府並不像媒體宣傳中那樣崇尚和平：因爲在美期間，他親眼見證了美國政府對利比亞發動的慘絕人寰的空襲。</text:span><text:span text:style-name="T3"><text:line-break/><text:line-break/></text:span><text:span text:style-name="T1">圖片</text:span><text:span text:style-name="T3"><text:line-break/><text:line-break/></text:span><text:span text:style-name="T1">美國社會也並不像他聽到的那樣自由平等和尊重人權：在主要居民爲非裔和西裔的紐約哈林區，毒品、貧困、暴力各種問題層出不窮，但美國政府卻放任他們自生自滅。</text:span><text:span text:style-name="T3"><text:line-break/><text:line-break/></text:span><text:span text:style-name="T1">一個偶然的機會，弗爾切克結識到了他的第一任妻子——一名來自休斯頓的鋼琴家。</text:span><text:span text:style-name="T3"><text:line-break/><text:line-break/></text:span><text:span text:style-name="T1">弗爾切克這位太太家裏是當地有名的富商，從事石油生意。</text:span><text:span text:style-name="T3"><text:line-break/><text:line-break/></text:span><text:span text:style-name="T1">因爲這層關係，弗爾切克是近距離地瞭解到了資本世界是如何運作的，這些事實讓他對西方世界的迷信開始動搖。</text:span><text:span text:style-name="T3"><text:line-break/><text:line-break/></text:span><text:span text:style-name="T1">後來，因爲工作的緣故，他在各大關於蘇聯解體的重要閉門會議上擔任了翻譯。</text:span><text:span text:style-name="T3"><text:line-break/><text:line-break/></text:span><text:span text:style-name="T1">在這些會議上，弗爾切克親眼見證了蘇聯解體後，西方資本主義國家是如何貪婪地對蘇聯進行掠奪的。</text:span><text:span text:style-name="T3"><text:line-break/><text:line-break/></text:span><text:span text:style-name="T1">當時，蘇聯各大城市的電話交換機，通通被“私有化”，蘇聯引以爲傲的科學考察船被迫賤賣給跨國食品公司，這樣他們就可以在智利和秘魯海岸爲資本家捕撈深水龍蝦。</text:span><text:span text:style-name="T3"><text:line-break/><text:line-break/></text:span><text:span text:style-name="T1">那些出賣了國家利益的高層一個個變得腦滿腸肥，而那些爲了祖國奉獻了自己一生的工人們，卻晚景淒涼。</text:span><text:span text:style-name="T3"><text:line-break/><text:line-break/></text:span><text:span text:style-name="T1">圖片</text:span><text:span text:style-name="T3"><text:line-break/><text:line-break/></text:span><text:span text:style-name="T1">血淋淋的現實讓弗爾切克的世界觀徹底扭轉。</text:span><text:span text:style-name="T3"><text:line-break/><text:line-break/></text:span><text:span text:style-name="T1">從那時候起，弗爾切克就開始遊歷各國，他走遍了地球的各個角落，遊歷過的國家多達140多個，去仔細探尋這些國家苦難的根源。</text:span><text:span text:style-name="T3"><text:line-break/><text:line-break/></text:span><text:span text:style-name="T1">因爲他去的地方很多是戰區，處在動亂之中，所以他經常碰到危險，有時候他剛走沒多久，他的夥伴就被恐怖分子殺害了。</text:span><text:span text:style-name="T3"><text:line-break/><text:line-break/></text:span><text:span text:style-name="T1">在滿世界採訪的過程中，他自己也已經有十多次和死神擦肩而過。</text:span><text:span text:style-name="T3"><text:line-break/><text:line-break/></text:span><text:span text:style-name="T1">圖片</text:span><text:span text:style-name="T3"><text:line-break/><text:line-break/></text:span><text:span text:style-name="T1">一邊走，弗爾切克也一邊把自己的所見所聞寫成文章，拍成電影。</text:span><text:span text:style-name="T3"><text:line-break/><text:line-break/></text:span><text:span text:style-name="T1">圖片</text:span><text:span text:style-name="T3"><text:line-break/><text:line-break/></text:span><text:span text:style-name="T1">實踐出真知，在走訪了如此多的國家之後，他得出的結論是——地球上唯一的問題根源，就是西方帝國主義。</text:span><text:span text:style-name="T3"><text:line-break/><text:line-break/></text:span><text:span text:style-name="T1">圖片</text:span><text:span text:style-name="T3"><text:line-break/><text:line-break/></text:span><text:span text:style-name="T1">2</text:span><text:span text:style-name="T3"><text:line-break/><text:line-break/></text:span><text:span text:style-name="T1">遊歷過世界各地，熱衷於觀察和記錄人類苦難的導演、攝影師、作家記者，實在是數不勝數。</text:span><text:span text:style-name="T3"><text:line-break/><text:line-break/></text:span><text:span text:style-name="T1">然而這些內容生産者和他們的受衆之中，很少有人去探索人類苦難的根本原因和解決途徑。</text:span><text:span text:style-name="T3"><text:line-break/><text:line-break/></text:span><text:span text:style-name="T1">圖片</text:span><text:span text:style-name="T3"><text:line-break/><text:line-break/></text:span><text:span text:style-name="T1">圖片</text:span><text:span text:style-name="T3"><text:line-break/><text:line-break/></text:span><text:span text:style-name="T1">但安德烈·弗爾切克一直在認真思考：究竟什麽造成了這些人類的苦難？又該如何結束這些苦難？</text:span><text:span text:style-name="T3"><text:line-break/><text:line-break/></text:span><text:span text:style-name="T1">比如，弗爾切克製作了一個紀錄片——《盧安達式開局》(Rwanda Gambit)，講述了慘絕人寰的盧安達大屠殺。</text:span><text:span text:style-name="T3"><text:line-break/><text:line-break/></text:span><text:span text:style-name="T1">這場大屠殺的兇手表面上看是盧安達、烏干達政府及其代理人，但是背後更深層次的原因，是西方國家爲了地緣政治和自己的經濟利益的博弈。</text:span><text:span text:style-name="T3"><text:line-break/><text:line-break/></text:span><text:span text:style-name="T1">在這場持續100天的屠殺中，一貫看熱鬧不嫌事大的西方媒體甚至完全失語。</text:span><text:span text:style-name="T3"><text:line-break/><text:line-break/></text:span><text:span text:style-name="T1">圖片</text:span><text:span text:style-name="T3"><text:line-break/><text:line-break/></text:span><text:span text:style-name="T1">在東剛果，一些西方的跨國集團爲了獲得他們所需要的一些重要礦產，利用民兵來屠殺當地的人民。</text:span><text:span text:style-name="T3"><text:line-break/><text:line-break/></text:span><text:span text:style-name="T1">但西方媒體會告訴你：爲了西方的“普世價值”，死這麽多人是值得的，而且我們西方人已經是白蓮花，手上一滴血也沒沾。</text:span><text:span text:style-name="T3"><text:line-break/><text:line-break/></text:span><text:span text:style-name="T1">圖片</text:span><text:span text:style-name="T3"><text:line-break/><text:line-break/></text:span><text:span text:style-name="T1">而且，這些國內各派由西方支援、爲西方利益出賣國家利益人民利益，給人民帶來無盡戰亂苦難的國家，卻往往被西方認爲是“熱愛和平”、“熱愛自由”的“進步國家”。</text:span><text:span text:style-name="T3"><text:line-break/><text:line-break/></text:span><text:span text:style-name="T1">這些西方虛假的“和平”區域裏，健康、人均壽命、強姦和犯罪等多項指標，甚至還不如戰爭時期。</text:span><text:span text:style-name="T3"><text:line-break/><text:line-break/></text:span><text:span text:style-name="T1">圖片</text:span><text:span text:style-name="T3"><text:line-break/><text:line-break/></text:span><text:span text:style-name="T1">相反，真正想要獨立自主有尊嚴地發展、企圖掙脫西方霸權統治的國家——古巴、委內瑞拉、玻利維亞、中國、俄羅斯、敍利亞……無一不遭到西方不遺餘力的刁難和制裁，乃至直接的武裝入侵和干涉。</text:span><text:span text:style-name="T3"><text:line-break/><text:line-break/></text:span><text:span text:style-name="T1">在弗爾切克看來，我們目前所生活的世界，從來都是西方國家所主導的世界，一切事物的中心都爲這些國家的利益服務。</text:span><text:span text:style-name="T3"><text:line-break/><text:line-break/></text:span><text:span text:style-name="T1">他借用了奧威爾在描述未來的極權社會的時候創造過的一個術語，“非人”——世界被劃分成重要的人和無足輕重的“非人”兩種。</text:span><text:span text:style-name="T3"><text:line-break/><text:line-break/></text:span><text:span text:style-name="T1">在西方眼裏，自然只有西方人算作“人”，而其他都是被自己統治的“非人”。</text:span><text:span text:style-name="T3"><text:line-break/><text:line-break/></text:span><text:span text:style-name="T1">圖片</text:span><text:span text:style-name="T3"><text:line-break/><text:line-break/></text:span><text:span text:style-name="T1">人們普遍以爲，殖民時代在二戰後，至多到上世紀70年代就已經宣告終結了，但弗爾切克通過自己的親身經歷發現，殖民主義不僅沒有終結，甚至沒有削弱，反而是加強了。</text:span><text:span text:style-name="T3"><text:line-break/><text:line-break/></text:span><text:span text:style-name="T1">圖片</text:span><text:span text:style-name="T3"><text:line-break/><text:line-break/></text:span><text:span text:style-name="T1">1990年3月21日非洲大陸最後一塊殖民地納米比亞宣佈獨立，然而西方殖民主義並沒有就此結束</text:span><text:span text:style-name="T3"><text:line-break/><text:line-break/></text:span><text:span text:style-name="T1">西方不甘心“丟掉”曾經攥在手裏的世界，在放棄了舊式直接殖民之後，換了一種更聰明的方法殖民，那些被殖民國家背負的包袱，甚至比以往更加複雜和沈重。</text:span><text:span text:style-name="T3"><text:line-break/><text:line-break/></text:span><text:span text:style-name="T1">“不僅面臨著西方政治經濟軍事的控制，而且還有西方意識形態、精神和文化的控制”。</text:span><text:span text:style-name="T3"><text:line-break/><text:line-break/></text:span><text:span text:style-name="T1">這就導致直至今日，這個世界的政治結構仍然是“一個西方國家——也就是北美白人、歐洲白人等的國家——美國等西方霸權主義國家統治下的世界，其餘的都是被統治的”。</text:span><text:span text:style-name="T3"><text:line-break/><text:line-break/></text:span><text:span text:style-name="T1">而西方人自己由於輿論宣傳的影響，也幾乎對自己國家曾在殖民時代犯下的罪孽一無所知，那就更談不上什麽反思了。</text:span><text:span text:style-name="T3"><text:line-break/><text:line-break/></text:span><text:span text:style-name="T1">在他同世界知名的左翼學者諾姆·喬姆斯基的討論後，他們共同創作了一本《以自由之名》一書。</text:span><text:span text:style-name="T3"><text:line-break/><text:line-break/></text:span><text:span text:style-name="T1">圖片</text:span><text:span text:style-name="T3"><text:line-break/><text:line-break/></text:span><text:span text:style-name="T1">弗爾切克和喬姆斯基</text:span><text:span text:style-name="T3"><text:line-break/><text:line-break/></text:span><text:span text:style-name="T1">其中，弗爾切克說，在目睹和分析了世界各地無數殘酷的衝突、侵略和戰爭以後，他確信，幾乎所有的這些都是由西方出於地緣政治上和經濟上的利益所策劃和煽動的。</text:span><text:span text:style-name="T3"><text:line-break/><text:line-break/></text:span><text:span text:style-name="T1">圖片</text:span><text:span text:style-name="T3"><text:line-break/><text:line-break/></text:span><text:span text:style-name="T1">弗爾切克做了一個統計，二戰結束之後，大約有5500萬人直接死於西方的殖民主義，數以億計的人則間接遭到屠殺。</text:span><text:span text:style-name="T3"><text:line-break/><text:line-break/></text:span><text:span text:style-name="T1">但是有關這些殘酷的事件以及那些帝國主義毫無顧忌地殘殺人類的“資訊”，卻稀少和扭曲到了近乎荒誕的地步。</text:span><text:span text:style-name="T3"><text:line-break/><text:line-break/></text:span><text:span text:style-name="T1">相反，對於社會主義國家犯下的過錯，他們卻不斷地在大衆耳邊一遍遍地重復。</text:span><text:span text:style-name="T3"><text:line-break/><text:line-break/></text:span><text:span text:style-name="T1">正如馬克·吐溫那段經典的話所說的：</text:span><text:span text:style-name="T3"><text:line-break/><text:line-break/></text:span><text:span text:style-name="T1">“只要我們稍稍回憶和思考一下，就會明白：法國事實上存在兩個恐怖時代。</text:span><text:span text:style-name="T3"><text:line-break/><text:line-break/></text:span><text:span text:style-name="T1">一個在感情衝動下進行屠殺，一個是冷漠地、蓄意地進行屠殺。一個隻持續了數月，一個則持續了千年以上。一個使千餘人死亡，一個則使一億人喪生。</text:span><text:span text:style-name="T3"><text:line-break/><text:line-break/></text:span><text:span text:style-name="T1">可是，我們只是對那個小規模的、短暫的恐怖時代感到恐懼。</text:span><text:span text:style-name="T3"><text:line-break/><text:line-break/></text:span><text:span text:style-name="T1">然而，刀斧在一瞬間帶來的死亡，能夠比得上饑餓、冷酷的侮辱、殘忍和悲痛的慢性屠殺嗎？</text:span><text:span text:style-name="T3"><text:line-break/><text:line-break/></text:span><text:span text:style-name="T1">閃電在一瞬間帶來的死亡，能夠比得上炮烙之刑的慢性屠殺嗎？</text:span><text:span text:style-name="T3"><text:line-break/><text:line-break/></text:span><text:span text:style-name="T1">短暫的恐怖時代所填裝的棺材，只要城市裏的一塊墓地就能容納下了，卻有人不斷告訴我們要爲之戰慄和哀鳴。</text:span><text:span text:style-name="T3"><text:line-break/><text:line-break/></text:span><text:span text:style-name="T1">可是，那自古以來的真正恐怖，那種不可名狀，慘絕人寰的恐怖，其所填裝的棺材，就連整個法蘭西也容納不下啊，卻沒有人告訴我們要看到這種恐怖的巨大規模，要寄予應有的同情。”</text:span><text:span text:style-name="T3"><text:line-break/><text:line-break/></text:span><text:span text:style-name="T1">越是看得多，弗爾切克就越是覺得，這個世界已經病入膏肓了，我們人類創造了那麽多的財富，世界上卻還有那麽多人連飯都吃不飽，我們人類的科技發展到了如此高的地步，窮人和富人卻看起來越來越像兩個物種。</text:span><text:span text:style-name="T3"><text:line-break/><text:line-break/></text:span><text:span text:style-name="T1">他認爲，這個世界唯一的希望，只有中國。</text:span><text:span text:style-name="T3"><text:line-break/><text:line-break/></text:span><text:span text:style-name="T1">圖片</text:span><text:span text:style-name="T3"><text:line-break/><text:line-break/></text:span><text:span text:style-name="T1">3</text:span><text:span text:style-name="T3"><text:line-break/><text:line-break/></text:span><text:span text:style-name="T1">對於敢於反抗西方“安排”的國家，西方總是會利用自己強大的輿論機器，極盡抹黑之能事。</text:span><text:span text:style-name="T3"><text:line-break/><text:line-break/></text:span><text:span text:style-name="T1">而中國作爲被抹黑最嚴重的國家，應該勇敢地起來反擊，這不僅僅是爲了中國自己，也是爲了全人類。</text:span><text:span text:style-name="T3"><text:line-break/><text:line-break/></text:span><text:span text:style-name="T1">圖片</text:span><text:span text:style-name="T3"><text:line-break/><text:line-break/></text:span><text:span text:style-name="T1">在《論美國》裏，在談到言論自由的時候，弗爾切克說：</text:span><text:span text:style-name="T3"><text:line-break/><text:line-break/></text:span><text:span text:style-name="T1">“在中國、伊朗等國家，未經剪輯和審查的新聞內容其實比我們國家（美國）要多得多，相比我們國家，中國的電視臺和報紙對自己經濟和政治體制的批評要多得多。</text:span><text:span text:style-name="T3"><text:line-break/><text:line-break/></text:span><text:span text:style-name="T1">我們無法想象美國廣播公司（ABC）、哥倫比亞廣播公司（CBS）或者美國國家廣播公司（NBC）在播出的時候會對資本主義或是西方議會制度的基礎提出質疑。”</text:span><text:span text:style-name="T3"><text:line-break/><text:line-break/></text:span><text:span text:style-name="T1">而且，即使不簡單粗暴地禁止發言，西方國家也有很“機智”的手段讓你說不出反對他們的話。</text:span><text:span text:style-name="T3"><text:line-break/><text:line-break/></text:span><text:span text:style-name="T1">比如說，當嘉賓被邀請發言的時候，他們會被限制說話的時間，比如要保證說的話可以加到兩段廣告之間，那嘉賓就只能說三個句子。</text:span><text:span text:style-name="T3"><text:line-break/><text:line-break/></text:span><text:span text:style-name="T1">而三個句子是說不明白什麽問題的，所以導致他們要麽說中國是一個極權國家，迎合觀衆的刻板認知，要麽說美國是世界上最大的恐怖主義國家，但這句話在西方觀衆眼裏就是扯淡，而三句話又使得嘉賓根本沒時間解釋自己的觀點。</text:span><text:span text:style-name="T3"><text:line-break/><text:line-break/></text:span><text:span text:style-name="T1">所以最後的結果就是你要麽跟他們一樣罵中國，要麽你讓自己看上去像是一個滿嘴胡話的瘋子。</text:span><text:span text:style-name="T3"><text:line-break/><text:line-break/></text:span><text:span text:style-name="T1">弗爾切克還被邀請過去參加BBC的一個叫《世界由你說》欄目，話題是討論“中國應該被尊重嗎？”</text:span><text:span text:style-name="T3"><text:line-break/><text:line-break/></text:span><text:span text:style-name="T1">BBC邀請了十多個人，但是在這些人發言之前，BBC就把弗爾切克劃分成了“親中國的知識份子”，讓他先聽其他人怎麽罵中國。</text:span><text:span text:style-name="T3"><text:line-break/><text:line-break/></text:span><text:span text:style-name="T1">等到輪到他時，他們就連線上了弗爾切克，但是是單向的連線，他只能聽不能說，結果就是從頭到尾他一句話也沒說出來，還表現得像是“參與了連線”一樣。</text:span><text:span text:style-name="T3"><text:line-break/><text:line-break/></text:span><text:span text:style-name="T1">最後他氣憤地說，他們這就好比主題是“英國是否應該被尊重”，但討論卻只限於英國在阿富汗和伊拉克是怎麽殺人的一樣，毫無客觀性可言。</text:span><text:span text:style-name="T3"><text:line-break/><text:line-break/></text:span><text:span text:style-name="T1">圖片</text:span><text:span text:style-name="T3"><text:line-break/><text:line-break/></text:span><text:span text:style-name="T1">西方輿論這些小動作黑技巧，我們中國人自己也深有體會。</text:span><text:span text:style-name="T3"><text:line-break/><text:line-break/></text:span><text:span text:style-name="T1">前段時間，張維爲教授就和BBC主持人有過一段關於中國香港和新疆問題的對話。</text:span><text:span text:style-name="T3"><text:line-break/><text:line-break/></text:span><text:span text:style-name="T1">結果BBC的人就和弗爾切克說的一樣，信口開河，一旦你說的不是他們想要的就粗暴打斷你，一個話題不對就轉移話題，毫無素質，說是要討論問題，但他們有一萬種辦法讓你說不完話。</text:span><text:span text:style-name="T3"><text:line-break/><text:line-break/></text:span><text:span text:style-name="T1">只要你的觀點不表述完，就無法動搖他們對民眾的洗腦。</text:span><text:span text:style-name="T3"><text:line-break/><text:line-break/></text:span><text:span text:style-name="T1">如果仔細觀察他的思想軌迹的話，就不難發現，弗爾切克對中國的認可和讚賞，不是一開始就有的，而是在事實的驗證中不斷提高的。</text:span><text:span text:style-name="T3"><text:line-break/><text:line-break/></text:span><text:span text:style-name="T1">從他各個時期的各種著作、訪談、文章中，都不難看出，弗爾切克最認可的國家，其實是古巴，對於整個拉美的革命力量，他的評價也非常之高。</text:span><text:span text:style-name="T3"><text:line-break/><text:line-break/></text:span><text:span text:style-name="T1">在早年間到中國接受訪談時，他甚至還直接了當地表示，希望中國跟拉美學習，走更純粹的共産主義。</text:span><text:span text:style-name="T3"><text:line-break/><text:line-break/></text:span><text:span text:style-name="T1">圖片</text:span><text:span text:style-name="T3"><text:line-break/><text:line-break/></text:span><text:span text:style-name="T1">當時，他對於“中國模式”還沒有那麽深刻的認識和信心，他認爲中國的模式對中國人適用，但不知道是否具有推廣意義。</text:span><text:span text:style-name="T3"><text:line-break/><text:line-break/></text:span><text:span text:style-name="T1">圖片</text:span><text:span text:style-name="T3"><text:line-break/><text:line-break/></text:span><text:span text:style-name="T1">後來，他越來越認爲中國的模式是不同於世界上其他國家的。</text:span><text:span text:style-name="T3"><text:line-break/><text:line-break/></text:span><text:span text:style-name="T1">在西方對中國的輿論包圍中，他勇敢地爲中國辯護。他時常勸告中國媒體：“使用數位，數位在你們的手裏！”</text:span><text:span text:style-name="T3"><text:line-break/><text:line-break/></text:span><text:span text:style-name="T1">在2013年初弗爾切克的文章中，他諷刺地指出：</text:span><text:span text:style-name="T3"><text:line-break/><text:line-break/></text:span><text:span text:style-name="T1">伊拉克、阿富汗、巴勒斯坦和利比亞淪爲廢墟，被西方帝國主義鐵蹄踐踏。但西方卻告訴人們，不該害怕他們，而該害怕中國。在西方犯下如此多罪孽的情況下，他們告訴我們，該被遏制的不是西方，而是中國。</text:span><text:span text:style-name="T3"><text:line-break/><text:line-break/></text:span><text:span text:style-name="T1">2015年，當中國提出並開始在國際上宣揚“人類命運共同體”理念時，作爲一個國際主義者，他徹底站到了中國這邊。</text:span><text:span text:style-name="T3"><text:line-break/><text:line-break/></text:span><text:span text:style-name="T1">圖片</text:span><text:span text:style-name="T3"><text:line-break/><text:line-break/></text:span><text:span text:style-name="T1">弗爾切克心中有一個終極問題，他試圖找到一個答案，一條能夠結束人類苦難、走向光明的道路。</text:span><text:span text:style-name="T3"><text:line-break/><text:line-break/></text:span><text:span text:style-name="T1">而這個答案，西方給不了。</text:span><text:span text:style-name="T3"><text:line-break/><text:line-break/></text:span><text:span text:style-name="T1">弗爾切克通過觀察，得出結論：西方人是這個世界上最教條、消息最不靈通和最缺乏批判精神的一個群體；但同時他們卻相信自己是消息最靈通和最自由的人。</text:span><text:span text:style-name="T3"><text:line-break/><text:line-break/></text:span><text:span text:style-name="T1">西方不渴望瞭解世界，他們的世界是單極的，不會比較不同的觀念、理念和意識形態。</text:span><text:span text:style-name="T3"><text:line-break/><text:line-break/></text:span><text:span text:style-name="T1">這樣無知、不懂反省的西方，由他們主導的人類未來，是沒有希望的。</text:span><text:span text:style-name="T3"><text:line-break/><text:line-break/></text:span><text:span text:style-name="T1">圖片</text:span><text:span text:style-name="T3"><text:line-break/><text:line-break/></text:span><text:span text:style-name="T1">更不要說那些跪拜在西方腳下的邊緣世界了。</text:span><text:span text:style-name="T3"><text:line-break/><text:line-break/></text:span><text:span text:style-name="T1">而少數獨立自主、對抗西方霸權的國家，諸如古巴、委內瑞拉、玻利維亞、利比亞、敍利亞、東南亞諸國等，雖然也付出了很大努力進行抗爭，但它們都太小，實力不夠；巴西等拉美大國仍在觀望（也許他當時也沒想到巴西會變成現在這個鬼樣子吧）；俄羅斯也沒有下定決心。</text:span><text:span text:style-name="T3"><text:line-break/><text:line-break/></text:span><text:span text:style-name="T1">“只有中國”，弗爾切克如今對中國的期望極高：“中國，是一種平衡力量，是世界上惟一有能力，可以平衡和抗衡西方霸權的國家。同時，也是惟一的可能和希望。”</text:span><text:span text:style-name="T3"><text:line-break/><text:line-break/></text:span><text:span text:style-name="T1">“中國是世界上最偉大的國家之一，也許沒有之一”。</text:span><text:span text:style-name="T3"><text:line-break/><text:line-break/></text:span><text:span text:style-name="T1">就像暗夜中唯一的火光。</text:span><text:span text:style-name="T3"><text:line-break/><text:line-break/></text:span><text:span text:style-name="T1">圖片</text:span><text:span text:style-name="T3"><text:line-break/><text:line-break/></text:span><text:span text:style-name="T1">而這樣的國家，注定是要被西方針對的。</text:span><text:span text:style-name="T3"><text:line-break/><text:line-break/></text:span><text:span text:style-name="T1">他說：“中國的快速發展讓西方感受到了巨大的壓力，成功的社會主義國家是西方最難以接受的。”因此中國也必然會受到西方世界最極致的打壓和攻擊。</text:span><text:span text:style-name="T3"><text:line-break/><text:line-break/></text:span><text:span text:style-name="T1">所以，他認爲，作爲一個國際主義者，共産主義者，他有責任爲中國說話，保衛中國。</text:span><text:span text:style-name="T3"><text:line-break/><text:line-break/></text:span><text:span text:style-name="T1">圖片</text:span><text:span text:style-name="T3"><text:line-break/><text:line-break/></text:span><text:span text:style-name="T1">香港事件的時候，他去了現場，努力地勸那些廢青，試圖坐下來和他們講道理，但那些廢青卻對西方在阿富汗、敍利亞和利比亞等地製造的罪行一無所知。</text:span><text:span text:style-name="T3"><text:line-break/><text:line-break/></text:span><text:span text:style-name="T1">他試圖告訴這些暴徒，美國曾推翻過好幾個拉美國家政權，謀殺了數百萬人，讓整個大陸都陷入血腥之中。</text:span><text:span text:style-name="T3"><text:line-break/><text:line-break/></text:span><text:span text:style-name="T1">但是毫無疑問，這些暴徒把他當成了瘋子，暴徒認爲“善良”、“民主”、“溫和”的西方國家，不會幹出他嘴裏說的這種事。</text:span><text:span text:style-name="T3"><text:line-break/><text:line-break/></text:span><text:span text:style-name="T1">黎智英被抓的時候，他發了這樣的推特：</text:span><text:span text:style-name="T3"><text:line-break/><text:line-break/></text:span><text:span text:style-name="T1">圖片</text:span><text:span text:style-name="T3"><text:line-break/><text:line-break/></text:span><text:span text:style-name="T1">就在最近幾個月，西方國家瘋狂地攻擊咱們新疆的時候，弗爾切克又去了新疆。</text:span><text:span text:style-name="T3"><text:line-break/><text:line-break/></text:span><text:span text:style-name="T1">7月3日，他在自己的推特上說，西方媒體爲了攻擊中國在製造假新聞，除了他還有認真研究的記者得出了類似的結論。</text:span><text:span text:style-name="T3"><text:line-break/><text:line-break/></text:span><text:span text:style-name="T1">圖片</text:span><text:span text:style-name="T3"><text:line-break/><text:line-break/></text:span><text:span text:style-name="T1">弗爾切克不斷地大聲疾呼，提醒中國一定要注意西方的敵對行爲。</text:span><text:span text:style-name="T3"><text:line-break/><text:line-break/></text:span><text:span text:style-name="T1">他認爲中國的確是熱愛和平的善良的國家，但“友好善良的中國面對的，可不是類似中國的國家，而是信奉叢林法則、弱肉強食，奉行雙重標準的霸權國家”，友好相處並不是憑中國單方面的良好意願就能實現的，“一定要讀懂西方的強盜邏輯”，“自強和鬥爭才是解決方案”。</text:span><text:span text:style-name="T3"><text:line-break/><text:line-break/></text:span><text:span text:style-name="T1">比如說，中國越是倡導“和諧世界”、“人類命運共同體”，西方對中國的敵意越不會好轉，這不是因爲西方不明白中國的好，而是中國這種模式的推廣，團結了世界廣大被壓迫的人民，讓他們不再輕易地被西方收割，那就是斷了西方的財路，人家怎會善罷甘休？</text:span><text:span text:style-name="T3"><text:line-break/><text:line-break/></text:span><text:span text:style-name="T1">圖片</text:span><text:span text:style-name="T3"><text:line-break/><text:line-break/></text:span><text:span text:style-name="T1">再比如中國在外交中提出的“合作雙贏”，似乎從任何角度都是好的事情，無可指摘，但爲什麽美國爲首的西方不認呢？</text:span><text:span text:style-name="T3"><text:line-break/><text:line-break/></text:span><text:span text:style-name="T1">弗爾切克覺得這道理很簡單，因爲西方只想“單贏”，跟你“雙贏”那不是還要被你分走一半，那不就虧了？所以哪怕你要“雙贏”，西方也會認爲你是要從它口裏奪食，不弄死你弄誰？</text:span><text:span text:style-name="T3"><text:line-break/><text:line-break/></text:span><text:span text:style-name="T1">所以他提醒中國，面對只想“單贏”的美國和整個西方世界，中國要面對對方設置的各種陷阱，而處於危險的情境之中，務必警醒。“中國別無選擇，只有認清西方，自強不息，鬥爭到底”。</text:span><text:span text:style-name="T3"><text:line-break/><text:line-break/></text:span><text:span text:style-name="T1">圖片</text:span><text:span text:style-name="T3"><text:line-break/><text:line-break/></text:span><text:span text:style-name="T1">可以說，弗爾切克的一生，都是一個唯物主義者，共産主義者，一直在反對帝國主義，反對法西斯主義，爲了全人類的解放事業而鬥爭。</text:span><text:span text:style-name="T3"><text:line-break/><text:line-break/></text:span><text:span text:style-name="T1">就在他遇害前4個月，弗爾切克表明了自己爲什麽是一個“永不停歇”的工作狂，他說出了一段非常保爾·柯察金的話：</text:span><text:span text:style-name="T3"><text:line-break/><text:line-break/></text:span><text:span text:style-name="T1">圖片</text:span><text:span text:style-name="T3"><text:line-break/><text:line-break/></text:span><text:span text:style-name="T1">如果自己沒有在爲人類的進步事業而奮鬥，他將因碌碌無爲而羞恥，無法面對自己。</text:span><text:span text:style-name="T3"><text:line-break/><text:line-break/></text:span><text:span text:style-name="T1">在被問道這樣揭露事實會不會有生命危險時，他說，他想要活到90歲，但他不會爲了能夠苟活到壽終正寢而丟掉原則，即便是面對死亡的威脅，他也不會閉嘴不言。</text:span><text:span text:style-name="T3"><text:line-break/><text:line-break/></text:span><text:span text:style-name="T1">圖片</text:span><text:span text:style-name="T3"><text:line-break/><text:line-break/></text:span><text:span text:style-name="T1">“我是一名共産主義者，所以我不害怕死亡。”</text:span><text:span text:style-name="T3"><text:line-break/><text:line-break/></text:span><text:span text:style-name="T1">圖片</text:span><text:span text:style-name="T3"><text:line-break/><text:line-break/></text:span><text:span text:style-name="T1">圖片</text:span><text:span text:style-name="T3"><text:line-break/><text:line-break/></text:span><text:span text:style-name="T1">這句話不幸一語成讖。</text:span><text:span text:style-name="T3"><text:line-break/><text:line-break/></text:span><text:span text:style-name="T1">到目前爲止，他離奇的死亡還沒有被調查清楚，但弗爾切克生前崇高的理想和信念，一定會激勵不少人，繼續堅定不移地走下去。</text:span><text:span text:style-name="T3"><text:line-break/><text:line-break/></text:span><text:span text:style-name="T1">正如聞一多先生在他最具代表性的演講中所說的那樣：</text:span><text:span text:style-name="T3"><text:line-break/><text:line-break/></text:span><text:span text:style-name="T1">正義，是殺不完的，因爲真理，永遠存在。</text:span><text:span text:style-name="T3"><text:line-break/><text:line-break/></text:span><text:span text:style-name="T1">圖片</text:span><text:span text:style-name="T3"><text:line-break/><text:line-break/></text:span><text:span text:style-name="T1">弗爾切克今年5月的專訪視頻評論區，部分港人的留言對得起他生前的努力</text:span><text:span text:style-name="T3"><text:line-break/></text:span></text:p>
      <text:p text:style-name="P1"><text:span text:style-name="T1">歌川   |  2020.09.29 09:03   |   </text:span><text:a xlink:type="simple" xlink:href="http://palinfo.habago.org/Entry?Command=Information_PrintForum#FORUM39990"><text:span text:style-name="T2">#</text:span></text:a></text:p>
      <text:p text:style-name="P2"><text:span text:style-name="T1">那個扒下西方底褲的美國記者，死了</text:span><text:span text:style-name="T3"><text:line-break/><text:line-break/></text:span><text:span text:style-name="T1">（本文原載於“烏鴉校尉”微信公眾號）</text:span><text:span text:style-name="T3"><text:line-break/><text:line-break/></text:span><text:a xlink:type="simple" xlink:href="https://bit.ly/3kWFqOQ"><text:span text:style-name="T4">https://bit.ly/3kWFqOQ</text:span></text:a><text:span text:style-name="T3"><text:line-break/><text:line-break/></text:span><text:span text:style-name="T1">摘錄一小段</text:span><text:span text:style-name="T3"><text:line-break/><text:line-break/><text:line-break/></text:span><text:span text:style-name="T1">在《論美國》裡，在談到言論自由的時候，弗爾切克說：</text:span><text:span text:style-name="T3"><text:line-break/><text:line-break/></text:span><text:span text:style-name="T1">“在中國、伊朗等國家，未經剪輯和審查的新聞內容其實比我們國家（美國）要多得多，相比我們國家，中國的電視台和報紙對自己經濟和政治體制的批評要多得多。</text:span><text:span text:style-name="T3"><text:line-break/><text:line-break/></text:span><text:span text:style-name="T1">我們無法想像美國廣播公司（ABC）、哥倫比亞廣播公司（CBS）或者美國國家廣播公司（NBC）在播出的時候會對資本主義或是西方議會制度的基礎提出質疑。”</text:span><text:span text:style-name="T3"><text:line-break/><text:line-break/></text:span><text:span text:style-name="T1">而且，即使不簡單粗暴地禁止發言，西方國家也有很“機智”的手段讓你說不出反對他們的話。</text:span><text:span text:style-name="T3"><text:line-break/><text:line-break/></text:span><text:span text:style-name="T1">比如說，當嘉賓被 邀請發言的時候，他們會被限制說話的時間，比如要保證說的話可以加到兩段廣告之間，那嘉賓就只能說三個句子。</text:span><text:span text:style-name="T3"><text:line-break/><text:line-break/></text:span><text:span text:style-name="T1">而三個句子是說不明白什麼問題的，所以導致他們要么說中國是一個極權國家，迎合觀眾的刻板認知，要么說美國是世界上最大的恐怖主義國家，但這句話在西方觀眾眼裡就是扯淡，而三句話又使得嘉賓根本沒時間解釋自己的觀點。</text:span><text:span text:style-name="T3"><text:line-break/><text:line-break/></text:span><text:span text:style-name="T1">所以最後的結果就是你要么跟他們一樣罵中國，要么你讓自己看上去像是一個滿嘴胡話的瘋子。</text:span><text:span text:style-name="T3"><text:line-break/><text:line-break/></text:span><text:span text:style-name="T1">弗爾切克還被邀請過去參加BBC的一個叫《世界由你說》欄目，話題是討論“中國應該被尊重嗎？”</text:span><text:span text:style-name="T3"><text:line-break/><text:line-break/></text:span><text:span text:style-name="T1">BBC邀請了十多個人，但是在這些人發言之前，BBC就把弗爾切克劃分成了“親中國的知識分子”，讓他先聽其他人怎麼罵中國。</text:span><text:span text:style-name="T3"><text:line-break/><text:line-break/></text:span><text:span text:style-name="T1">等到輪到他時，他們就連線上了弗爾切克，但是是單向的連線，他只能聽不能說，結果就是從頭到尾他一句話也沒說出來，還表現得像是“參與了連線”一樣。</text:span><text:span text:style-name="T3"><text:line-break/><text:line-break/></text:span><text:span text:style-name="T1">最後他氣憤地說，他們這就好比主題是“英國是否應該被尊重”，但討論卻只限於英國在阿富汗和伊拉克是怎麼殺人的一樣，毫無客觀性可言。</text:span></text:p>
      <text:p text:style-name="P4">孫從輔   |  2020.09.28 07:57   |   <text:a xlink:type="simple" xlink:href="http://palinfo.habago.org/Entry?Command=Information_PrintForum#FORUM39989"><text:span text:style-name="T5">#</text:span></text:a></text:p>
      <text:p text:style-name="P5">我對美國的黑歷史了解愈來愈多，仍不時會被冰山多露出一角的美軍邪惡行為驚嚇到。最近認識到的是在豬玀灣事件後，美軍計畫要搞事嫁禍古巴，以便有理由正式入侵。計畫名字叫北方森林 (Northwoods)，最後雖沒有施行，但內容陰險狠毒，草菅人命 (見底下的引用)，不知道類似的計畫還有多少。台灣最近在討論兩岸誰開第一槍的問題，沒什麼意義。依美軍作風，早就準備好各種台海版的北方森林的計畫了，兩岸應該要一起防範美國人製造的第一槍。 <text:line-break/><text:line-break/>// <text:line-break/><text:line-break/>以下摘錄自《一窺美國面紗後的真面孔： Northwood行動文件》 <text:line-break/>網址：<text:a xlink:type="simple" xlink:href="https://read01.com/RMDeaRO.html"><text:span text:style-name="T6">https://read01.com/RMDeaRO.html</text:span></text:a><text:s/><text:line-break/><text:line-break/>在1961年4月15日，美國支持的古巴流亡者進攻古巴失敗後（豬灣事件）在時任參聯會主席李曼•雷姆尼澤 (Lyman Lemnitzer) 上將主持下，美國又擬定了直接派兵入侵古巴的“貓鼬計畫” ( Operation Mongoose )；而其中關鍵的和機密的，作為“貓鼬計畫”的“先導”和“正名”的“北方森林計畫” ( Operation Northwoods )。 <text:line-break/><text:line-break/>由於入侵古巴的“貓鼬計畫”被擱置，當時的美國總統肯尼迪也拒絕了“北方森林計畫”。於是，李曼上將下令銷毀“北方森林計畫”的相關文件，但其中部分文檔被遺忘未及銷毀，一直存放在五角大樓的某個角落。1992年，美國國會通過法案，要求與肯尼迪暗殺事件相關的全部500萬頁檔案文件要在25年內全面公開。這份文件因為屬於與肯尼迪有關聯的文件而被公開。 <text:line-break/><text:line-break/>文件的題目是《正當化美國對古巴的軍事干預》。簡單說，就是給美國入侵古巴找一個藉口。文件的目的是，給美國入侵古巴提供足夠的理由，通過一系列的事件，給世界足夠的印象，證明古巴政府是完全輕率不負責任的，是針對美國和其他國家的。這個計畫最終要讓美國處於一個自衛的，被害者的立場，給全世界一個古巴是西半球和平破壞者的國際形象。 <text:line-break/><text:line-break/>整個計畫的核心是由美軍秘密執行一系列行動，然後嫁禍給古巴政府。這個也並不稀奇，但是計畫中美軍將會採取的行動之陰險無恥，會讓我們大長見識。首先是在關塔那摩基地（美國在古巴佔領的軍事基地，如果類比可以是美國駐華大使館）製造看上去是古巴軍隊干的事件。包括： <text:line-break/>• 讓穿著古巴軍隊制服的親美古巴人（古奸）跨越柵欄攻擊基地。 <text:line-break/>• 讓親美古巴人假裝破壞美軍基地然後被抓獲。 <text:line-break/>• 組織親美古巴人假裝在基地門口發動暴動。 <text:line-break/>• 偽裝成古巴人，炸掉基地的彈藥庫，燒燬破壞一家飛機。 <text:line-break/>• 破壞燒燬港口的船隻。 <text:line-break/>• 擊沉一艘美艦，然後辦一場葬禮..... <text:line-break/>• 把這些事件嫁禍給古巴軍隊後，美國就可以反擊了，摧毀基地附近的古巴軍隊和炮兵陣地..... <text:line-break/>• 我們可以在關塔那摩灣炸掉一艘美國船，然後嫁禍給古巴。 <text:line-break/><text:line-break/>更進一步： <text:line-break/>• 我們可以在邁阿密，佛羅里達，甚至在華盛頓，製造恐怖主義事件，然後嫁禍給共產主義古巴。 <text:line-break/>• 恐怖事件可以針對古巴難民。可以炸沉一艘古巴難民船。 <text:line-break/>• 選擇一些地方，引爆一些塑料炸彈。然後逮捕古巴間諜，給出一些準備好的文件，嫁禍古巴，來證明古巴是一個不負責任的政府。 <text:line-break/>• 在古巴的周邊國家搞事。比如，用美國飛機偽裝成古巴飛機去轟炸古巴的鄰國，然後丟下蘇聯製造的燃燒彈殘骸，以及共產主義傳單，來嫁禍古巴。 <text:line-break/>• 讓美國飛行員駕駛類似蘇聯的米格戰鬥機，去騷擾民航班機，攻擊船隻，摧毀美國的無人機。建議把美國的F-86重新塗裝後，偽裝了米格飛機，或者直接在美國生產幾架假米格機。 <text:line-break/>• 偽裝成古巴政府的人，劫持一家民航班機或者民用船隻。 <text:line-break/>• 偽裝成古巴政府的飛機，攻擊並擊落一家從美國飛往南美國家，途經古巴領空的民航包機。 <text:line-break/>• 在公海上，美軍飛機偽裝成一架古巴的飛機，然後擊落一架美國空軍的飛機。 <text:line-break/><text:line-break/>在文件的最後寫道，由於在未來9-10個月內，古巴發生內亂的幾乎不可能。美國需要製造一個“古巴的挑釁”來為美國的軍事干預正名。而美國，為了找這個軍事入侵古巴的藉口，完全是不擇手段的。所謂古巴的挑釁，都是美國人自己製造的。 </text:p>
      <text:p text:style-name="P4">陳真   |  2020.09.28 00:53   |   <text:a xlink:type="simple" xlink:href="http://palinfo.habago.org/Entry?Command=Information_PrintForum#FORUM39988"><text:span text:style-name="T5">#</text:span></text:a></text:p>
      <text:p text:style-name="P6">台灣政壇三種人 <text:line-break/><text:line-break/>陳真 <text:line-break/><text:line-break/>2020. 09. 28. <text:line-break/><text:line-break/><text:line-break/>國民黨這個沒出息的爛黨我都懶得批評了，建議直接就地解散。 <text:line-break/><text:line-break/>底下這位林什麼洲的，就是前一陣子說韓流應該趕緊退散的那一位黨國奇葩。 <text:line-break/><text:line-break/>沒有韓流，國民黨還剩幾張票呢？ <text:line-break/><text:line-break/>這位林什麼洲的，就跟屎袋力量那位貪汙的黨主席一樣，當黨沒有提名他選新竹縣長時，竟然痛哭流涕。真不可思議。一個人得沒出息到什麼程度才會這麼窩囊，沒提名就要哭，又不是三歲小孩。 <text:line-break/><text:line-break/>林什麼洲的現在是國民黨的立法院黨團總召。昨天，奇葩黨又發出奇葩言論，說下週整個黨將提案， "要求蔡政府" 儘快恢復台美建交及美軍駐台，說這樣將可以兩岸 "避戰"。 <text:line-break/><text:line-break/>我無言了，有一種很想咬舌自盡的衝動。 <text:line-break/><text:line-break/>台灣從政者，基本上就三種人，不是這種，就是那種，抑或兩者兼具。一是腦殘(林奇葩屬之)，一是人渣，一是腦殘人渣(很多民進黨政二代屬於這一類)。  <text:line-break/><text:line-break/>========== <text:line-break/>兩岸局勢日益緊張 國民黨擬提案促成台美復交、美軍協防 <text:line-break/><text:line-break/>今日新聞NOWnews <text:line-break/><text:line-break/>記者丁上程/台北報導 <text:line-break/><text:line-break/>2020年9月27日  <text:line-break/><text:line-break/>國民黨立法院黨團，下週將提出公決案，要求蔡政府應全力避戰，順應當前蔡政府親美抗中策略，要求蔡政府應盡快促成台美復交與美軍協防台海安全。 <text:line-break/><text:line-break/>國民黨立法院黨團總召林為洲表示，兩岸關係在民進黨主政後日益惡化，而蔡政府在刻意與美方靠攏的情況下，更是讓兩岸關係可能走向開戰邊緣。「蔡政府對於兩岸關係惡化、共機繞台頻頻等問題拿不出辦法，要與對岸示好。」林為洲說，「一路操作反中、仇中下臉拉不下來，就算姿態擺低，但又與對岸沒有互信基礎，也不會被相信真有誠意；但要向對岸示威，蔡政府又不敢」。 <text:line-break/><text:line-break/>林為洲強調，現階段台灣最重要的事情就是要「避戰」。「既然民進黨政府無法接受透過交流手法讓對岸降低敵意，那新戰略就是請美國來駐防。」林為洲說，「既然蔡英文政府稱當前台美關係是有史以來最好，那只要說服美國用實質行動挺台，這樣就能避戰。」 <text:line-break/><text:line-break/>林為洲表示，蔡政府要在美中之間選邊，那就選的徹底一點，要拿出實質績效，第一要促成台美復交，第二要讓台美互動回到過去中美共同防禦條約時期，美軍應派出航母艦隊到台海協防。</text:p>
      <text:p text:style-name="P4">陳真   |  2020.09.27 23:33   |   <text:a xlink:type="simple" xlink:href="http://palinfo.habago.org/Entry?Command=Information_PrintForum#FORUM39987"><text:span text:style-name="T5">#</text:span></text:a></text:p>
      <text:p text:style-name="P5">學姊問我誰是小鬼？為何一連幾星期全是他 (或她?) 的新聞？我也不知道，從未聽聞此人，看到標題就自動跳過，因為我個人絕不花一秒鐘在那些對我沒有任何意義的事情上。 <text:line-break/><text:line-break/>就算教宗駕崩，也不用24小時疲勞轟炸，一連兩星期吧？</text:p>
      <text:p text:style-name="P4">怡靜   |  2020.09.26 22:15   |   <text:a xlink:type="simple" xlink:href="http://palinfo.habago.org/Entry?Command=Information_PrintForum#FORUM39986"><text:span text:style-name="T5">#</text:span></text:a></text:p>
      <text:p text:style-name="P6">纪录片: 金银潭实拍80天(2020)/bilibili出品 (中英文字幕) <text:line-break/><text:line-break/><text:a xlink:type="simple" xlink:href="https://youtu.be/7wLrXrW_aog"><text:span text:style-name="T6">https://youtu.be/7wLrXrW_aog</text:span></text:a><text:s/><text:line-break/><text:line-break/>疫情来袭，武汉市金银潭医院从一个武汉人都觉陌生的名字，一夜之间成为抗疫救治最前线的代名词。自2月起开始为期80天深入红区（ICU）拍摄的大小故事，探秘身处水深火热的“潭”中人的笑与泪、痛与欣，映照金银潭医院由默默无闻到家喻户晓的砥砺与承担。五位病患，是平凡的国人，亦是不凡的国人，他们缩影了疫情中的千门万户，透照了纷繁复杂背后的人性纯真，以落点的真实细腻，传人心的破空之声。 </text:p>
      <text:p text:style-name="P4">陳真   |  2020.09.26 01:07   |   <text:a xlink:type="simple" xlink:href="http://palinfo.habago.org/Entry?Command=Information_PrintForum#FORUM39985"><text:span text:style-name="T5">#</text:span></text:a></text:p>
      <text:p text:style-name="P5">考題：苦苓是哪一國人？(2) <text:line-break/><text:line-break/>陳真2020. 09. 26. <text:line-break/><text:line-break/><text:line-break/>也許有人會說，苦苓在黨外時期就有幫黨外雜誌寫稿啊。這是事實沒錯，問題是，他是偷偷摸摸地寫，神不知鬼不覺，化名什麼「托斯基」，寫些不痛不癢的酸言酸語及搞笑文字。 <text:line-break/><text:line-break/>黨外很多這種人，很窩囊；這也怕，那也怕，無所不怕，保護自己保護得滴水不漏，膽子很小，卻又很喜歡偷偷摸摸匿名罵國民黨，罵些不痛不癢、絕不會出事的東西，絕不會去碰觸禁忌議題，更不用說公開發言了。他們總是只會講些無甚意義、絕不會招來禍患的小事。即便發言內容絕對安全，依然保護自己保護得非常周密。 <text:line-break/><text:line-break/>事實上，外界根本沒有人知道他是誰。你能說這樣一些神不知鬼不覺的幽靈寫手是黨外人士嗎？ <text:line-break/><text:line-break/>我很厭惡這種人。為什麼呢？因為，你可以無知，可以腦殘，但是，當你知道是非善惡時，你卻又化身兩面人：白天忠黨愛國，形象溫馨，思想正確。可是，一旦太陽下山，來到四下無人處，便又是另一種嘴臉，而且，照樣還是躲躲閃閃。 <text:line-break/><text:line-break/>這年頭，幾乎每個中年以上的人，特別是學界醫界和文化界的人，更是如此，每個人都說自己當年黨外時就如何如何反國民黨，其實全是鬼扯蛋。黨外圈子裏頭，真的敢講話，而且不是為了搞選舉騙選票的，就那幾個人，一雙巴掌就能數完。 <text:line-break/><text:line-break/>黨外時，整個醫界、學界和文化界，你幾乎找不到一個同志。當然，四下無人時，極少數人會對你說點真心話，對黨外略表認同，但你若要他公開具名站出來反國民黨，他馬上就會嚇死了。 <text:line-break/><text:line-break/>而且，黨外時，哪有幾個台獨？幾根手指頭就能數得出來。至少在1988或1989 年之前，每次當國民黨指控民進黨有台獨傾向時，民進黨總是會說「請不要用台獨來污衊我們」。 <text:line-break/><text:line-break/>我想說的是，黨外人士當年說起話來，通常就是「我們中國人」如何如何。「中國人」在黨外時根本就不是一個污名，而是每個人很自然的一種自我稱呼。這年頭卻歪曲歷史，把「中國人」污名化之餘，甚至講得好像「仇中反華」由來已久。但這根本不是事實。 <text:line-break/><text:line-break/>不信你去翻翻當時的黨外人士著作，哪一個不是說要「當一個堂堂正正的中國人」？哪一個沒說過「我們都是中國人」？包括林義雄、陳永興等等最獨的人都一樣，甚至還會說「我們要救中國」、「恢復中國人的精神氣節」、「再造新中國」之類。根本沒有人會覺得這樣講有什麼不對。呂秀蓮還說「生為中國人，死為中國魂」(請自行搜尋巴勒網)。每個黨外人士都是中國中國中國個不停，事事皆以復興中國為念。 <text:line-break/><text:line-break/>黨外群眾演講聚會，動輒成千上萬人，演講場合外圍總是有各種攤位，專門賣一些禁書，大多是中國大陸文人的書，以中國為標榜，以中國為榜樣。 <text:line-break/><text:line-break/>開始把「中國」或「中國人」給醜化、妖魔化，那是李登輝在1995-1996年之後才開始推動，展開仇中反華的政治洗腦工程。 <text:line-break/><text:line-break/>1987年4月，鄭南榕開始第一個喊出台獨，而我立即在高醫校園聚眾宣布我也是台獨。1989年，我和鄭南榕一前一後因為主張台獨被以叛亂罪論處。台獨從1987年到大約1992年左右，被國民黨打壓了四、五年。 <text:line-break/><text:line-break/>最後一個台獨案，應該就是1991年的獨台會案 (獨立臺灣會，Taiwan Independence Association）。獨台會是史明於六零年代在日本所創。1991年，郝柏村擔任行政院長，他說，加入獨台會就是叛亂。於是，當天我就和江蓋世等人宣布一起加入獨台會，媒體曾以頭條報導此事。我還馬上寫了封限時掛號信給郝柏村，信裏說我加入獨台會，我又再度叛亂了，表明我願意為我的行為付出代價。 <text:line-break/><text:line-break/>我想說的是：在那前後大約四、五年、最為慘烈的打壓台獨期間，「中國人」依舊是黨外圈內或民進黨裏頭一種很普遍的自然稱呼，「我們中國人」完全就是很自然的一種表達。 <text:line-break/><text:line-break/>一直到黑金老賊李登輝真正牢牢掌權之後，也就是大約1995或1996年，才開始透過媒體與修改教材，把「中國」和「中國人」給刻意污名化、醜化、骯髒化、妖魔化，把它變成一種「敵人」的概念，開始炒作省籍對立與仇恨；誰敢說自己是中國人，誰就是不愛台灣，誰就是台灣人的公敵。 <text:line-break/><text:line-break/>民進黨更是樂於炒作這一套仇中反華的政治操弄。為什麼呢？民進黨內當時有一套很主流的說法是：笨蛋也知道在台灣，本省人佔絕大多數，而且佔比會越來越高，因為外省人會逐漸老去、死去，而台灣人會越生越多。因此，只要炒作仇中反華，本省人(或台灣人) 的票就全是我們的了。 <text:line-break/><text:line-break/>一開始是畫分本省外省，但是，不管是本省外省，「我們都還是中國人」。慢慢地，連「本省」也不允許講了，因為台灣不是中國的一省，誰說自己是本省人，往往就會被糾正或被群眾辱罵；慢慢地就變成我們不是中國人，也不是本省人，而是台灣人，而台灣人和中國人是勢不兩立、有血海深仇似的。 <text:line-break/><text:line-break/>但是，事實上，仇中反華根本從來不曾存在黨外裏頭。我再說一遍，仇中反華根本從來不曾存在黨外裏頭。黨外時，我們全都是中國人。 <text:line-break/><text:line-break/>苦苓這些人之所以可恥是因為，在整個黨外運動中，他們根本不是一個真正的黨外人士，更不用說什麼勇敢反抗了。台獨運動，更是跟他們根本八竿子打不著一點邊，如今卻變成台獨急先鋒，不准別人說自己是中國人，但他 (們) 過去就是那種動不動就很喜歡把「我們中國人」掛在嘴上、標榜大中國之愛的人。 <text:line-break/><text:line-break/>過去不准別人否認自己是中國人，現在綠色當道了，卻不准別人說自己是中國人，他媽的這不會太無恥嗎？</text:p>
      <text:p text:style-name="P7"><text:span text:style-name="T7">陳真</text:span><text:span text:style-name="T1"><text:s/>  |  2020.09.25 17:26   |   </text:span><text:a xlink:type="simple" xlink:href="http://palinfo.habago.org/Entry?Command=Information_PrintForum#FORUM39984"><text:span text:style-name="T2">#</text:span></text:a></text:p>
      <text:p text:style-name="P8"><text:span text:style-name="T1">考題：苦苓是哪一國人？</text:span><text:span text:style-name="T8"><text:line-break/><text:line-break/></text:span><text:span text:style-name="T1">陳真</text:span><text:span text:style-name="T8">2020. 09. 25.<text:line-break/><text:line-break/><text:line-break/></text:span><text:span text:style-name="T1">考你一道填充題，苦苓是哪一國人？正確答案是：看情況。哪邊主流，哪邊有利可圖，他就是哪一國人。</text:span><text:span text:style-name="T8"><text:line-break/><text:line-break/></text:span><text:span text:style-name="T1">蔣家年代，苦苓當然會大聲說他是中國人，而且不允許別人說自己不是中國人。苦苓不但是中國人，而且他還反大力台獨呢！</text:span><text:span text:style-name="T8">1985</text:span><text:span text:style-name="T1">年時，他說台獨只是一群「以復仇為樂」的人，他要我們時時刻刻都不應忘記我們是中國人！</text:span><text:span text:style-name="T8"><text:line-break/><text:line-break/></text:span><text:span text:style-name="T1">時間來到</text:span><text:span text:style-name="T8">21</text:span><text:span text:style-name="T1">世紀，綠色氣燄高張，喊台獨有利可圖時，苦苓居然搖身一變，變成一個台獨急先鋒，仇視中國人。昨天還跳出來說，一旦兩岸有戰事，應該「先把自稱是中國人的人抓起來看管」。實在有夠無恥。</text:span><text:span text:style-name="T8"><text:line-break/><text:line-break/></text:span><text:span text:style-name="T1">舉個例，我手上有本苦苓寫的書，叫做《老師，有問題》，出版於</text:span><text:span text:style-name="T8">1986</text:span><text:span text:style-name="T1">年</text:span><text:span text:style-name="T8">11</text:span><text:span text:style-name="T1">月。我隨便翻就馬上翻到好幾頁，「中國人」、「中國人」、「中國人」地喊個不停。比方說，該書第</text:span><text:span text:style-name="T8">155</text:span><text:span text:style-name="T1">頁，苦苓評論吳祥輝寫的《拒絕聯考的小子》，文章開頭第一句話就寫著：「考試，一直是中國人生活中的大事」。很會扯吧，哪個社會沒考試，這樣也能扯到「我們都是中國人」。</text:span><text:span text:style-name="T8"><text:line-break/><text:line-break/></text:span><text:span text:style-name="T1">還有，第</text:span><text:span text:style-name="T8">159</text:span><text:span text:style-name="T1">頁，評論《楊喚詩集》時，同樣又是文章一開頭就寫著：「做為一個中國人而不讀詩，是一件很遺憾的事。」真是我的天啊，怎麼動不動就用「我們都是中國人」來開頭？只要是人，都能讀詩，連這樣也能扯上「我們都是中國人」。</text:span><text:span text:style-name="T8"><text:line-break/><text:line-break/></text:span><text:span text:style-name="T1">好吧，再翻個兩頁，請看第</text:span><text:span text:style-name="T8">169</text:span><text:span text:style-name="T1">頁，標題是「如何抵抗麥當勞？」苦苓寫道：「當美國人在台灣開設第一家麥當勞時，心裏七上八下，不知道中國人吃不吃這一套？沒想到，中國人不但吃，而且吃得很兇。」你看，夠愛中國吧！連吃不吃麥當勞也能扯上「我們都是中國人」。</text:span><text:span text:style-name="T8"><text:line-break/><text:line-break/></text:span><text:span text:style-name="T1">這樣還沒完哦，請翻到下一頁，第</text:span><text:span text:style-name="T8">170</text:span><text:span text:style-name="T1">頁，苦苓繼續寫說他反對吃「美國人的麥當勞」，為什麼呢？苦苓說：因為，「你更應該愛中國！雖然你不能為中國做什麼，但至少可以想一想，</text:span><text:span text:style-name="T8">(</text:span><text:span text:style-name="T1">中國人的</text:span><text:span text:style-name="T8">) </text:span><text:span text:style-name="T1">牛肉麵真的不如</text:span><text:span text:style-name="T8"><text:s/>(</text:span><text:span text:style-name="T1">美國人的</text:span><text:span text:style-name="T8">) </text:span><text:span text:style-name="T1">漢堡嗎？</text:span><text:span text:style-name="T8">(</text:span><text:span text:style-name="T1">中國人的</text:span><text:span text:style-name="T8">) </text:span><text:span text:style-name="T1">楊桃湯真的比</text:span><text:span text:style-name="T8"><text:s/>(</text:span><text:span text:style-name="T1">美國人的</text:span><text:span text:style-name="T8">) </text:span><text:span text:style-name="T1">可口可樂難喝嗎？中國菜真的一無可取到你非要去吃麥當勞嗎？」</text:span><text:span text:style-name="T8"><text:line-break/><text:line-break/></text:span><text:span text:style-name="T1">最後，苦苓的文章結語是，呼籲大家要「做一個有志氣、有信心的中國青少年，何不就從抵抗麥當勞、肯塔基、甜甜圈、三一冰淇淋</text:span><text:span text:style-name="T8">....</text:span><text:span text:style-name="T1">開始。」</text:span><text:span text:style-name="T8"><text:line-break/><text:line-break/></text:span><text:span text:style-name="T1">很離譜吧，連吃東西都要呼籲大家隨時必須牢記「我們都是中國人」，叫大家要透過吃中國食物來愛國，反對吃洋人食物。愛中國真是愛到有點變態。如今卻搖身一變，不准別人說自己是中國人，否則就要抓起來。真是有夠無恥。</text:span><text:span text:style-name="T8"><text:line-break/><text:line-break/></text:span><text:span text:style-name="T1">至於台獨，黃智賢罵苦苓是「台獨腦殘」，這是不對的，苦苓精明得跟什麼一樣，見風轉舵，轉得比誰都快，他怎麼會是腦殘？</text:span><text:span text:style-name="T8"><text:line-break/><text:line-break/></text:span><text:span text:style-name="T1">苦苓更不是台獨。或者應該說，他也許白天是台獨，晚上就不台也不獨了；在甲地是台獨，來到乙地就說不準了。總之是，究竟他是獨或統，全都得「看狀況」而定。哪邊人多勢眾，哪邊有利可圖，他就會氣燄高張地往哪邊高聲吶喊表忠貞。</text:span><text:span text:style-name="T8"><text:line-break/><text:line-break/></text:span><text:span text:style-name="T1">我從上個世紀末大約</text:span><text:span text:style-name="T8">1998</text:span><text:span text:style-name="T1">年，由台獨變成統派。我對人渣黨只有一個恨字。但我至今從不反台獨，我不會去反對一種政治主張。我反對的是冒牌台獨，也就是美國操弄下的假台獨真走狗。我對那些真正的台獨人士，例如史明、林義雄及黃紀男等等等，始終充滿敬意。</text:span><text:span text:style-name="T8"><text:line-break/><text:line-break/></text:span><text:span text:style-name="T1">我更加不屑的是假台獨真走狗的人渣們無所不用其極的貪婪卑鄙手段。</text:span><text:span text:style-name="T8"><text:line-break/><text:line-break/></text:span><text:span text:style-name="T1">總之，用「台獨」來罵人是不對的。台獨照樣有英雄好漢！問題是，目前市面上這些所謂「台獨」，</text:span><text:span text:style-name="T8">99.999%</text:span><text:span text:style-name="T1">是冒牌貨，全屬苦苓之流。信不信哪天兩岸統一了，他們喊祖國萬歲肯定喊得比誰都大聲；搖身一變，再度成為反獨大將。</text:span></text:p>
      <text:p text:style-name="P7"><text:span text:style-name="T7">陳真</text:span><text:span text:style-name="T1"><text:s/>  |  2020.09.25 11:15   |   </text:span><text:a xlink:type="simple" xlink:href="http://palinfo.habago.org/Entry?Command=Information_PrintForum#FORUM39982"><text:span text:style-name="T2">#</text:span></text:a></text:p>
      <text:p text:style-name="P9"><text:span text:style-name="T1">如果兩岸爆發戰爭</text:span><text:span text:style-name="T8">.....<text:line-break/><text:line-break/></text:span><text:span text:style-name="T1">陳真</text:span><text:span text:style-name="T8"><text:line-break/><text:line-break/>2020. 09. 25.<text:line-break/><text:line-break/><text:line-break/></text:span><text:span text:style-name="T1">維佳，</text:span><text:span text:style-name="T8"><text:line-break/><text:line-break/></text:span><text:span text:style-name="T1">我常設想，想像下一秒鐘突然戰爭爆發了，我該怎麼辦？我想了很多保護家人的安全之道，但我估計，想歸想，當真實情況發生時，我們其實也只能愣在當下，然後趕緊集合家人，或是就地尋找避難所，例如堅固牆角或空曠地，遠離軍事目標，並隨手帶點乾糧、飲水和現金及簡單藥物與衣物等，同時想辦法及時接收資訊，掌握動態。</text:span><text:span text:style-name="T8"><text:line-break/><text:line-break/></text:span><text:span text:style-name="T1">接著呢，看狀況而定，該上班上班，該上學上學，能幫助他人時就盡量幫，能救人時就盡量救；保持心境平和，不要被煽動，同時也要避免被自己人所傷害，因為戰亂期間一旦時間拉長，往往盜賊四起，平時斯文有禮，戰時變禽獸歹徒，偷搶拐騙姦殺擄掠會比平常多得多。</text:span><text:span text:style-name="T8"><text:line-break/><text:line-break/></text:span><text:span text:style-name="T1">對於戰爭，我長期以來略有研究。許多時候，戰亂死難者並非死於戰火，而是死於治安的迅速敗壞及公衛與醫療體系的瓦解或崩盤。</text:span><text:span text:style-name="T8"><text:line-break/><text:line-break/></text:span><text:span text:style-name="T1">你看，伊拉克被美國侵略佔領之後，治安崩盤，司法瓦解，甚至出現一種買凶殺人的職業。人們身上掛著牌子在街上兜售：</text:span><text:span text:style-name="T8">"</text:span><text:span text:style-name="T1">朋友！你想殺誰嗎？你有仇家嗎？我來幫你殺，你</text:span><text:span text:style-name="T9">给我錢。</text:span><text:span text:style-name="T8">" </text:span><text:span text:style-name="T1">反正這時候姦殺擄掠都沒人管了，銀行金庫劫掠一空，商家一概遭殃。</text:span><text:span text:style-name="T8"><text:line-break/><text:line-break/></text:span><text:span text:style-name="T1">你看，美軍入侵伊拉克初期，比故宮還更珍貴的伊拉克博物館，大家衝進去搶寶物，搶到就是你的，黑市幫你賣到國外。不同教派或不同政治派系之間互相殘殺械鬥。布希看了很開心，他說：這就是自由的空氣！享受自由的代價！</text:span><text:span text:style-name="T8"><text:line-break/><text:line-break/></text:span><text:span text:style-name="T1">我沒瞎說，當具有人類文明重要價值的伊拉克博物館被各方暴民包括美軍劫掠一空時，許多國際組織發出緊急聲明，希望美國應該依照國際法，負起侵略者或佔領者應有的基本義務，照顧好當地人民的基本生活與秩序。布希當時就是這麼回應的，他笑咪咪地說，</text:span><text:span text:style-name="T8">"</text:span><text:span text:style-name="T1">這沒什麼，這只是享受自由的代價</text:span><text:span text:style-name="T8">"</text:span><text:span text:style-name="T1">。</text:span><text:span text:style-name="T8"><text:line-break/><text:line-break/></text:span><text:span text:style-name="T1">美國刻意操作兩岸衝突，如果戰爭無法避免，那麼，最關鍵的一點就是戰爭的時程；拖越久，傷害越大。一旦形成內戰或都市巷戰，那就是人間煉獄。美國很顯然希望兩岸一旦衝突，就是能夠朝著這樣一種內戰方向發展。</text:span><text:span text:style-name="T8"><text:line-break/><text:line-break/></text:span><text:span text:style-name="T1">最近，美國逐漸公開表露這樣一種企圖，明言台灣不可能戰勝，但是台灣可以藉由己身的高密度高強度武器部署，以及源源不絕的軍火支援</text:span><text:span text:style-name="T8">(</text:span><text:span text:style-name="T1">台灣人被迫得自己掏腰包跟美國買</text:span><text:span text:style-name="T8">)</text:span><text:span text:style-name="T1">，提高對岸人民的傷亡，拉長戰爭時程，最大化死傷程度，以重創中國大陸。至於代價呢？代價是美國賺取億萬元軍火錢，而台灣與對岸將屍橫遍野，兩敗俱傷。</text:span><text:span text:style-name="T8"><text:line-break/><text:line-break/></text:span><text:span text:style-name="T1">馬英九是個很溫和的人，講溫和比較好聽，其實很懦弱，是個斯文人，怯於對抗。但是，你看他最近一系列打開天窗說亮話的強烈發言，你就能知道，就算是個懦弱溫和者，也知道事態之嚴重，故而拼命示警。他說，一種錯誤的兩岸決策，將導致</text:span><text:span text:style-name="T8">"</text:span><text:span text:style-name="T1">千萬顆人頭落地</text:span><text:span text:style-name="T8">"</text:span><text:span text:style-name="T1">。這不是他平常敘事論理的風格，而是大白話。因為在這時候，再不說大白話就來不及了。</text:span><text:span text:style-name="T8"><text:line-break/><text:line-break/></text:span><text:span text:style-name="T1">至於那些喊打喊殺什麼要戰到一兵一卒要拿掃帚上戰場者，在我們千萬顆人頭落地之前，老早就逃之夭夭。難道你真的蠢到會去相信這些向來滿口謊言貪婪無度的人渣講的話？我倒是比較擔心一些蠢血沸騰的腦殘年輕人，或是一些愚忠的什麼中華民國派</text:span><text:span text:style-name="T8">(</text:span><text:span text:style-name="T1">例如韓國瑜</text:span><text:span text:style-name="T8">)</text:span><text:span text:style-name="T1">，說不定真的會傻傻地去跟解放軍拼命。</text:span><text:span text:style-name="T8"><text:line-break/><text:line-break/></text:span><text:span text:style-name="T1">另外，依照美國慣有的作風，他會在戰亂之際開列死亡名單，趁機殺害各方反美人士或左派人士，因此，同志們恐怕得注意自身與家人安全。美國一般不會自己動手，他都是下條子列出暗殺清單給當地傀儡政權或武裝組織或收買暴民，讓他們去執行暗殺指令。</text:span><text:span text:style-name="T8"><text:line-break/><text:line-break/></text:span><text:span text:style-name="T1">如上所述，如果戰爭時程之長短的影響如此重大，那麼，我們所能做的，就是應該事先要有一番心理準備，做好心理素質的培養，勿盲動，勿驚慌，勿參戰，讓這場</text:span><text:span text:style-name="T8"><text:s/>"</text:span><text:span text:style-name="T1">美國製</text:span><text:span text:style-name="T8">" </text:span><text:span text:style-name="T1">的兩岸戰爭能儘早結束。</text:span><text:span text:style-name="T8"><text:line-break/><text:line-break/></text:span><text:span text:style-name="T1">巴勒網右邊不是有一個</text:span><text:span text:style-name="T8">"</text:span><text:span text:style-name="T1">以色列拒服兵役人數統計</text:span><text:span text:style-name="T8">" </text:span><text:span text:style-name="T1">的</text:span><text:span text:style-name="T8">LOGO </text:span><text:span text:style-name="T1">嗎？它已經好幾年沒有更新，一直停留在一千六百多人的數字。這些軍人，因為拒絕接受以色列不義的攻擊指令，不願傷害巴勒斯坦人，或是出於宗教信念，不願殺人，不願執行違反人道的命令</text:span><text:span text:style-name="T8">(</text:span><text:span text:style-name="T1">例如轟炸水庫，轟炸醫院或學校等等等</text:span><text:span text:style-name="T8">)</text:span><text:span text:style-name="T1">，於是遭到軍法審判而入獄。</text:span><text:span text:style-name="T8"><text:line-break/><text:line-break/></text:span><text:span text:style-name="T1">這樣一種人，有個辭彙叫做</text:span><text:span text:style-name="T8">CO</text:span><text:span text:style-name="T1">，也就是</text:span><text:span text:style-name="T8">Conscientious Objector(</text:span><text:span text:style-name="T1">良心拒服兵役者</text:span><text:span text:style-name="T8">)</text:span><text:span text:style-name="T1">。我希望，兩岸都應該多一點</text:span><text:span text:style-name="T8">CO</text:span><text:span text:style-name="T1">，拒絕參戰，或是拒絕執行一些傷害平民的軍事任務，讓你的良心來決定你的作為，而非聽命於貪婪齷齪的野心政客。</text:span></text:p>
      <text:p text:style-name="P7"><text:span text:style-name="T7">陳真</text:span><text:span text:style-name="T1"><text:s/>  |  2020.09.25 03:02   |   </text:span><text:a xlink:type="simple" xlink:href="http://palinfo.habago.org/Entry?Command=Information_PrintForum#FORUM39981"><text:span text:style-name="T2">#</text:span></text:a></text:p>
      <text:p text:style-name="P8"><text:span text:style-name="T1">川普的台灣豪賭</text:span><text:span text:style-name="T8"><text:line-break/><text:line-break/></text:span><text:span text:style-name="T1">作者：</text:span><text:span text:style-name="T8">Peter Koenig<text:line-break/></text:span><text:span text:style-name="T1">譯者：陳真</text:span><text:span text:style-name="T8"><text:line-break/></text:span><text:span text:style-name="T1">出處：《</text:span><text:span text:style-name="T8">New Eastern Outlook</text:span><text:span text:style-name="T1">》</text:span><text:span text:style-name="T8"><text:line-break/></text:span><text:span text:style-name="T1">網址：</text:span><text:a xlink:type="simple" xlink:href="https://bit.ly/306sj5N"><text:span text:style-name="T4">https://bit.ly/306sj5N</text:span></text:a><text:span text:style-name="T8"> <text:line-break/></text:span><text:span text:style-name="T1">原文發表日期：</text:span><text:span text:style-name="T8">2019. 06. 15.<text:line-break/></text:span><text:span text:style-name="T1">翻譯日期：</text:span><text:span text:style-name="T8">2020. 09. 24.<text:line-break/><text:line-break/><text:line-break/></text:span><text:span text:style-name="T1">【譯者前言】</text:span><text:span text:style-name="T8"><text:line-break/><text:line-break/></text:span><text:span text:style-name="T1">公私繁忙，生活像一片火海，其實我真的快累死，但我還是儘可能撐住，拼命挖出更多睡眠時間來做一些事，希望人們能夠因為我的努力而少受一點傷害，希望公義獲得伸張，希望良善人性能夠長存。</text:span><text:span text:style-name="T8"><text:line-break/><text:line-break/></text:span><text:span text:style-name="T1">看在這樣一份拼老命的份上，希望各位願意靜下心來，花點時間閱讀這類</text:span><text:span text:style-name="T8">(</text:span><text:span text:style-name="T1">也許不夠刺激的</text:span><text:span text:style-name="T8">)</text:span><text:span text:style-name="T1">資料，並加以傳揚。相較於主流媒體之鋪天蓋地，我們的聲音之微弱，猶如一滴淚水之於一片汪洋。但是，海可枯，石可爛，淚水卻永不止息。</text:span><text:span text:style-name="T8"><text:line-break/><text:line-break/></text:span><text:span text:style-name="T1">【本文】</text:span><text:span text:style-name="T8"><text:line-break/><text:line-break/></text:span><text:span text:style-name="T1">自認為世界帝王的川普，假裝以為台灣是個國家那般對待，把台灣變成美國新一代的「東方戰略樞紐」，此舉違反所有國際法及聯合國憲章，違背現有的各項世界規則，亦即中華人民共和國才是中國惟一合法政權，而台灣則屬中國的一部份。川普卻假裝以為台灣是個國家，把它當成「盟友」，同時也要求其他國家跟進，目的就是要把台灣島變成美軍基地，進一步圍堵中國。</text:span><text:span text:style-name="T8"><text:line-break/><text:line-break/></text:span><text:span text:style-name="T1">美國這個「分而治之」的伎倆已是老把戲。但是，川普不可能愚昧到真的會去相信這招能行得通；它不過是各種挑釁中國的方法之一。坦白說，它就像在中國的背後猛丟超級炸彈。這麼做的目的是想要刺激中國這條巨龍嗎？</text:span><text:span text:style-name="T8"><text:line-break/><text:line-break/></text:span><text:span text:style-name="T1">巨龍有可能是致命的，特別是當他不斷遭受各種羞辱、貶抑、攻擊與威脅時。美國對華發動貿易戰，對中國兩千億貨物課以</text:span><text:span text:style-name="T8">25%</text:span><text:span text:style-name="T1">關稅制裁，甚至最近還威脅，如果中國膽敢拒絕出席六月二十日至二十八日於日本大阪舉行的</text:span><text:span text:style-name="T8">G20</text:span><text:span text:style-name="T1">高峰會，將會把懲罰關稅加碼到三千億。你能想像這樣一種傲慢無禮嗎？居然威脅它國領袖出席會議！川普這個人，不管是在外交或其它方面，往往言行無狀。</text:span><text:span text:style-name="T8"><text:line-break/><text:line-break/></text:span><text:span text:style-name="T1">六月十日，川普又再度口出狂言，宣稱中國將會接受美國開出的貿易條件，「因為他們不得不接受」。然而，美國要求的貿易條件內容究竟是什麼，川普卻從未說明，只是一再炫耀，當他選上美國總統後，「中國至今已損失數萬億美元」；種種言談行徑，粗魯可笑。當然，習近平主席不可能被這樣一個「川普小丑」所訛詐勒索。</text:span><text:span text:style-name="T8"><text:line-break/><text:line-break/></text:span><text:span text:style-name="T1">另一方面，川普也向墨西哥總統羅培茲</text:span><text:span text:style-name="T8">·</text:span><text:span text:style-name="T1">歐布拉多</text:span><text:span text:style-name="T8">(Andrés Manuel López Obrador</text:span><text:span text:style-name="T1">，簡寫</text:span><text:span text:style-name="T8">AMLO)</text:span><text:span text:style-name="T1">提出威脅說，倘若非法移民問題不解決，將對墨國農產品課以</text:span><text:span text:style-name="T8">5% </text:span><text:span text:style-name="T1">關稅。歐布拉多總統於是寫了一封公開信給川普，表明墨國的立場乃是尋求和平與對話，而非衝突與戰爭，並且答應將在他任內儘一切可能的方法，防止非法移民跑到美國。</text:span><text:span text:style-name="T8">  <text:line-break/><text:line-break/></text:span><text:span text:style-name="T1">歐布拉多總統說得對，貿易戰只會兩敗俱傷，對大家都沒好處。川普隨後便停止威脅，並且大剌剌地對全世界宣稱，他的「好意」已經獲得「舉世認同」。然而，就在幾天前，川普又突然再度用提高關稅來威脅墨西哥，要求歐布拉多總統必須嚴禁任何貧窮的墨西哥人非法跨越邊界，跑到美國這片「上帝所應允的偉大人間樂土」</text:span><text:span text:style-name="T8">(the great Promised Land)</text:span><text:span text:style-name="T1">。</text:span><text:span text:style-name="T8">  <text:line-break/><text:line-break/></text:span><text:span text:style-name="T1">當然，川普所一再揚言的所謂關稅，事實上跟貿易根本無關，而純粹只是一種懲罰，一種赤裸裸的霸凌。不過，對此你可別感到太意外，事實上川普應該不知道加州農業的發達，主要就是依靠大量廉價的非法墨國勞工及中美洲移民。</text:span><text:span text:style-name="T8"><text:line-break/><text:line-break/></text:span><text:span text:style-name="T1">令人訝異的是，儘管如此荒腔走板，西方世界依舊追隨美國，默不吭聲。貿易制裁的威脅看起來是很有效的。任何人或任何國家，誰膽敢對美國政府之諸多暴虐犯罪行徑有所不敬，就有可能遭到懲罰，輕則貿易制裁或個人財務凍結，重則赤裸裸地進行暴力攻擊或軍事侵略。</text:span><text:span text:style-name="T8"><text:line-break/><text:line-break/></text:span><text:span text:style-name="T1">對於美國來說，國際法是不存在的，國際之間亦無所謂規範，對於各種政治常識，川普政府及其一幫徒眾，更是完全不放在眼裏。世界對此噤若寒蟬。不過，至今為止，川普的某些威嚇，其實只是一番瘋狂的胡言亂語及裝腔作勢。</text:span><text:span text:style-name="T8"><text:line-break/><text:line-break/></text:span><text:span text:style-name="T1">相較之下，更多實質的威脅則是指向伊朗。川普經常威脅伊朗如果「不乖」的話，就會透過各種制裁與經濟手段，把伊朗弄死。但是，川普政府從來不曾說清楚所謂「乖」或「不乖」究竟指的是什麼；美國只是不斷地對伊朗反覆發出各種極其空洞的譴責，例如說它構成核武威脅，但美國自己卻又莫名其妙退出</text:span><text:span text:style-name="T8">2015</text:span><text:span text:style-name="T1">年</text:span><text:span text:style-name="T8">(</text:span><text:span text:style-name="T1">由中、法、俄、英、美、德等國所簽署</text:span><text:span text:style-name="T8">)</text:span><text:span text:style-name="T1">的「伊朗核協定」</text:span><text:span text:style-name="T8">(the Joint Comprehensive Plan of Action</text:span><text:span text:style-name="T1">，簡稱</text:span><text:span text:style-name="T8">JCPOA) </text:span><text:span text:style-name="T1">。</text:span><text:span text:style-name="T8">(</text:span><text:span text:style-name="T1">美國這齣伊朗核武鬧劇，值得另外寫篇文章說明。</text:span><text:span text:style-name="T8">)<text:line-break/><text:line-break/></text:span><text:span text:style-name="T1">所謂「伊朗核協定」，主要乃是由聯合國五個安理會常任理事國所簽署，其中包括美國。但是，就如眾所周知，川普在以色列總理納坦雅胡（</text:span><text:span text:style-name="T8">Benjamin Netanyahu</text:span><text:span text:style-name="T1">）的壓力下，於去年</text:span><text:span text:style-name="T8"><text:s/>(2018</text:span><text:span text:style-name="T1">年</text:span><text:span text:style-name="T8">) </text:span><text:span text:style-name="T1">退出協定，並隨即對伊朗發動各種可怕與瘋狂的經濟制裁與封鎖，甚至沒收伊朗的海外國家資產；種種行徑與強盜無異。美國並且施壓歐盟必須跟進一同制裁伊朗。川普及其兩位左右手蓬佩奧</text:span><text:span text:style-name="T8">(Pompeo)</text:span><text:span text:style-name="T1">與波頓</text:span><text:span text:style-name="T8">(Bolton)</text:span><text:span text:style-name="T1">，更揚言隨後還會有更多的制裁方案出爐。</text:span><text:span text:style-name="T8"><text:line-break/><text:line-break/></text:span><text:span text:style-name="T1">對此，伊朗的外交部長穆罕默德</text:span><text:span text:style-name="T8">·</text:span><text:span text:style-name="T1">賈瓦德</text:span><text:span text:style-name="T8">·</text:span><text:span text:style-name="T1">扎里夫</text:span><text:span text:style-name="T8">(Mohammad Javad Zarif)</text:span><text:span text:style-name="T1">表明，伊朗不會屈服於威脅，並且對此做出一番哲學評論說：川普在全世界所發動的經濟戰爭，到頭來只會傷害到美國自己。</text:span><text:span text:style-name="T8"><text:line-break/><text:line-break/></text:span><text:span text:style-name="T1">沒錯。事情似乎就是這樣。川普在全球肆無忌憚地發動關稅貿易戰及各種制裁與懲罰，只會讓世界各國逐漸與其疏遠而不願再跟美國做生意，甚至慢慢脫離西方貨幣體系。美國自以為得計，實際上卻自招禍害。此理甚明，這只不過是經濟學的第一課。</text:span><text:span text:style-name="T8"><text:line-break/><text:line-break/></text:span><text:span text:style-name="T1">我們不妨打開天窗說亮話，難道川普真的相信自己擁有控制世界各國領袖的無上權力？抑或是川普只不過是他背後一個更為龐大的政治勢力呼來喚去的走狗</text:span><text:span text:style-name="T8"><text:s/>(lackey)</text:span><text:span text:style-name="T1">？這個勢力長久存在</text:span><text:span text:style-name="T8"><text:s/>(</text:span><text:span text:style-name="T1">譯註：一般稱之為影子政府，英文叫做</text:span><text:span text:style-name="T8">deep state</text:span><text:span text:style-name="T1">，它才是美國不依政權而轉移的真正統治者</text:span><text:span text:style-name="T8">)</text:span><text:span text:style-name="T1">，始終控制著五角大廈以及更為重要的西方財務金融體系；這是一套由猶太復國主義者所掌控與設計的西方貨幣系統，宛如老鼠會</text:span><text:span text:style-name="T8">(Ponzi scheme)</text:span><text:span text:style-name="T1">一般，行之已有百年之久。</text:span><text:span text:style-name="T8"><text:line-break/><text:line-break/></text:span><text:span text:style-name="T1">這套體系，就如同我們每一天所見證的：透過各種人為操控的經濟景氣循環，綁架世人，掠奪世界財富；並動用各種手段，包括經濟制裁、控制與封鎖，沒收它國海外資產，竊佔產業，甚至掠奪其國家儲備基金等，藉以打擊任何不願卑躬屈膝服從美國霸權者。</text:span><text:span text:style-name="T8"><text:line-break/><text:line-break/></text:span><text:span text:style-name="T1">確實，美國霸權已逐漸瓦解，但它至今依舊牢牢掌控盟友與附庸，逼其就範。許多國家，當它慢慢了解到自身之重大損失時，對於身為美國附庸之地位早已十分反感且厭倦。他們了解美國在經濟、政治與軍事上之優勢，但也逐漸認清其為所欲為的帝國本質，行徑狂暴而荒唐；它就像一座閃亮但脆弱的紙牌屋，隨時都有可能倒塌。</text:span><text:span text:style-name="T8"><text:line-break/><text:line-break/></text:span><text:span text:style-name="T1">附庸盟友對於美國的憤怒及反抗勇氣，與日俱增。總有一天，他們將會掙脫此一壓迫處境而出走。當這一天來臨，全球政治軸心將會轉向一個更好的對象。川普在全世界到處任意進行制裁、天威難測般的作風，無疑將加速此一時刻的到來。</text:span><text:span text:style-name="T8"> <text:line-break/><text:line-break/></text:span><text:span text:style-name="T1">在這樣一種時代背景下，台灣卻反而跳出來擔任馬前卒</text:span><text:span text:style-name="T8">(peon)</text:span><text:span text:style-name="T1">，為美國這場企圖征服中、俄的世界大戰衝鋒陷陣。根據所有國際法，台灣是中國的一部份，如今卻成為美國附庸，負責在東亞地區進一步圍堵中國。也許川普真的相信，打出台灣牌，將可在中美博奕中「將軍」對手，進而瓦解中俄聯盟。</text:span><text:span text:style-name="T8"><text:line-break/><text:line-break/></text:span><text:span text:style-name="T1">台灣領導人，面對川普政府近年來的種種吹捧及甜言蜜語，難道真的不知道美國只是把台灣當成一個啟動器</text:span><text:span text:style-name="T8">(enabler)</text:span><text:span text:style-name="T1">，啟動美國的帝國擴張計劃，幫美國從全世界掠奪更多財富資源。到頭來，台灣只會陷入動亂，變成一個廢墟，一個面目全非的爛攤子。</text:span><text:span text:style-name="T8"><text:line-break/><text:line-break/></text:span><text:span text:style-name="T1">屆時，台灣人也許將會從四面八方風起雲湧，為自己站出來發聲。台灣人也許終將明白，他們的政府是如何被美國收買，如何出賣台灣，如何毀掉台灣原有的幸福生活基礎。</text:span><text:span text:style-name="T8"><text:line-break/><text:line-break/></text:span><text:span text:style-name="T1">台灣人醒醒吧！睜開眼睛看看這整個世界！看看最近的例子</text:span><text:span text:style-name="T8">--</text:span><text:span text:style-name="T1">蘇丹，看看那充滿人禍所刻意摧毀的伊拉克，看看那人間煉獄般的阿富汗與敘利亞，看看至今仍一團亂的委內瑞拉。台灣，事實上就是美國前國家安全顧問茲比格涅夫</text:span><text:span text:style-name="T8">·</text:span><text:span text:style-name="T1">布里辛斯基</text:span><text:span text:style-name="T8">(Zbigniew Brzezinski)</text:span><text:span text:style-name="T1">的所謂「世界大戰略」</text:span><text:span text:style-name="T8">(Grand Geopolitical Chessboard)</text:span><text:span text:style-name="T1">計劃的另一個犧牲品。</text:span><text:span text:style-name="T8"><text:line-break/><text:line-break/></text:span><text:span text:style-name="T1">過去一百年來，美國不斷挑起世界對於中、俄的仇恨，特別是在二戰之後，更是透過人為操弄的冷戰對峙，把這份敵意推到極至。美國之抹黑計劃之所以能夠如此成功，就是透過完全由西方盎格魯與猶太復國主義者所一手掌控的媒體宣傳機器所致，無日無之地大量散播謊言，造謠抹黑，挑起仇恨。</text:span><text:span text:style-name="T8"><text:line-break/><text:line-break/></text:span><text:span text:style-name="T1">更為微妙的是，打從上個世紀八零年代開始，美國便不斷利用中國對外開放之際，對中國進行顛覆，製造其內部動亂。那時候，中國才剛剛在經濟上站穩腳步，自給自足之餘，逐漸打開市場大門，走向世界，吸引外資。</text:span><text:span text:style-name="T8"><text:line-break/><text:line-break/></text:span><text:span text:style-name="T1">美國尼克森總統在</text:span><text:span text:style-name="T8">1972</text:span><text:span text:style-name="T1">年初訪中國北京、上海與杭州的那場秀，無疑揭開了中美新一輪關係的「序幕」；美國開始盤算著如何利用中國這個龐大市場來出口美國貨物，同時也可趁機管控中國在經濟上可預見的迅速崛起。然而，中國依舊以一種驚人的幾何倍數持續成長，隨即在</text:span><text:span text:style-name="T8">1986</text:span><text:span text:style-name="T1">年取得</text:span><text:span text:style-name="T8">GATT (</text:span><text:span text:style-name="T1">關稅暨貿易總協定</text:span><text:span text:style-name="T8">) </text:span><text:span text:style-name="T1">的觀察員身份，透過多方協商，成功於</text:span><text:span text:style-name="T8">2001</text:span><text:span text:style-name="T1">年加入</text:span><text:span text:style-name="T8">WTO (</text:span><text:span text:style-name="T1">世界貿易組織</text:span><text:span text:style-name="T8">)</text:span><text:span text:style-name="T1">，成為正式會員國。</text:span><text:span text:style-name="T8"><text:line-break/><text:line-break/></text:span><text:span text:style-name="T1">不管是過去或現在，貿易始終是中國的強項，具有高度的出口競爭力，於是逐漸構成對於美國霸權的一項威脅。當美國預見此一發展，為了防止中國成為世界經濟強國，由美國一手主導的天安門廣場示威，於是就在這樣的時代背景下粉墨登場。</text:span><text:span text:style-name="T8"><text:line-break/><text:line-break/></text:span><text:span text:style-name="T1">所謂的天安門大屠殺，完全就是一場事先預設的巨大騙局與栽贓嫁禍行動；所謂的「學生運動」，事實上是由美國國務院出資、由</text:span><text:span text:style-name="T8">NED(</text:span><text:span text:style-name="T1">民主基金會，亦即</text:span><text:span text:style-name="T8"><text:s/>CIA </text:span><text:span text:style-name="T1">的分身</text:span><text:span text:style-name="T8">)</text:span><text:span text:style-name="T1">一手策畫的顛覆行動。</text:span><text:span text:style-name="T8">NED</text:span><text:span text:style-name="T1">的主要工作任務就是顛覆他國政權。</text:span><text:span text:style-name="T8"><text:line-break/><text:line-break/></text:span><text:span text:style-name="T1">早在發生六四鎮壓的幾個月前，兩手血腥的美國各個情報機構，包括</text:span><text:span text:style-name="T8">CIA (</text:span><text:span text:style-name="T1">中情局</text:span><text:span text:style-name="T8">) </text:span><text:span text:style-name="T1">和</text:span><text:span text:style-name="T8">NSA (</text:span><text:span text:style-name="T1">國家安全局</text:span><text:span text:style-name="T8">) </text:span><text:span text:style-name="T1">以及很可能也包括英國的</text:span><text:span text:style-name="T8">MI6(</text:span><text:span text:style-name="T1">祕密情報局</text:span><text:span text:style-name="T8">)</text:span><text:span text:style-name="T1">，便已展開部署。至於那些示威「學生」，事實上並沒有任何共同訴求，就只是一直空喊著「要自由」、「要改革」，至於到底是要改革些什麼卻根本說不清楚。</text:span><text:span text:style-name="T8"><text:line-break/><text:line-break/>2019</text:span><text:span text:style-name="T1">年是所謂天安門「大屠殺」的三十周年，西方媒體瘋狂炒作，藉以攻擊中國「暴政」；所謂「大屠殺」的新聞，透過電視和廣播分秒不停地播放，遍及整個世界；它不但怕你忘記，更要灌輸事件之後才出生的年輕一代務必認識這場「大屠殺」，要求你做好準備，迎戰中國這隻怪物。</text:span><text:span text:style-name="T8"><text:line-break/><text:line-break/></text:span><text:span text:style-name="T1">這就是這些為特定政治勢力服務的「新聞妓者」</text:span><text:span text:style-name="T8">(presstitute) </text:span><text:span text:style-name="T1">機構所要達成的宣傳目標。他們做得很成功，因為沉睡的人們根本無從知曉一絲真相，甚至不願意放棄既有的廉價偏見，認清醜陋事實。</text:span><text:span text:style-name="T8">(</text:span><text:span text:style-name="T1">見【譯者後記</text:span><text:span text:style-name="T8">1</text:span><text:span text:style-name="T1">】</text:span><text:span text:style-name="T8">)<text:line-break/><text:line-break/></text:span><text:span text:style-name="T1">西方所漫天虛構的天安門事件之傷亡程度，相較於西方國家所犯下的各種真實血腥暴行，我們不妨來對比一下兩者在媒體上的呈現情況。以葉門為例，整個國家幾乎被西方及其代理人所徹底摧毀，主要是美國盟友</text:span><text:span text:style-name="T8">--</text:span><text:span text:style-name="T1">沙烏地阿拉伯和卡達。至於侵略戰爭所需的武器則由美、英、法等國所提供。</text:span><text:span text:style-name="T8"><text:line-break/><text:line-break/></text:span><text:span text:style-name="T1">葉門是一個與世無爭的和平國度，但是，在這場極度血腥殘暴的戰爭中，光是過去四年就有數萬名葉門人被殺。令人震驚的是，其中大部份是婦女與兒童。另外則有數千人因為淨水設施遭受破壞，無法取得乾淨飲水而罹患霍亂及其它相關疾病。</text:span><text:span text:style-name="T8"><text:line-break/><text:line-break/></text:span><text:span text:style-name="T1">戰亂導致葉門總人口的三分之二無食物可吃，陷入饑荒，數萬人活活餓死。代表美國的沙烏地阿拉伯和卡達，更是藉著攻擊葉門海港大城荷台達</text:span><text:span text:style-name="T8">(Hudaydah)</text:span><text:span text:style-name="T1">之紅海港</text:span><text:span text:style-name="T8"><text:s/>(Red Sea Port)</text:span><text:span text:style-name="T1">，阻礙救援物資與緊急藥品進口，使得這一切人道危機更是雪上加霜。</text:span><text:span text:style-name="T8"><text:line-break/><text:line-break/></text:span><text:span text:style-name="T1">聯合國指出，葉門戰爭是近代史上製造最嚴重人道災難的一場戰爭。西方國家資助、策動了這樣一場巨大戰禍與大屠殺。</text:span><text:span text:style-name="T8">(</text:span><text:span text:style-name="T1">譯註：葉門的慘況，請參見李鑑慧的一篇文章：</text:span><text:a xlink:type="simple" xlink:href="https://bit.ly/3kHkoDO"><text:span text:style-name="T4">https://bit.ly/3kHkoDO</text:span></text:a><text:span text:style-name="T8">) </text:span><text:span text:style-name="T1">但是，你在西方媒體上卻幾乎完全看不到片語隻字的報導。</text:span><text:span text:style-name="T8"><text:line-break/><text:line-break/></text:span><text:span text:style-name="T1">從天安門事件到</text:span><text:span text:style-name="T8">911</text:span><text:span text:style-name="T1">事件，從烏克蘭獨立廣場的反政府流血示威，再到歐美各地由</text:span><text:span text:style-name="T8"><text:s/>ISIS </text:span><text:span text:style-name="T1">及蓋達組織所發動的偶發性恐怖攻擊，事實上全部都是由美國及其盟友附庸所資助。就連最近的香港暴亂也一樣，採取一種旨在「顛覆政權」的「顏色革命」形式，包括</text:span><text:span text:style-name="T8">2014</text:span><text:span text:style-name="T1">年數千人佔據街頭數周的香港「雨傘革命」，以及反對逃犯條例修訂的「反送中」暴動等，全部都是美國與其它西方國家所資助、策畫與煽動，無一例外，目的就是要在中國製造更多動亂，並且透過擅於散播謊言的西方媒體拼命造謠抹黑，藉此對全世界妖魔化</text:span><text:span text:style-name="T8">(demonize)</text:span><text:span text:style-name="T1">中國。</text:span><text:span text:style-name="T8"><text:line-break/><text:line-break/></text:span><text:span text:style-name="T1">中國向來信奉一種不尋求對外擴張的和平生命哲學，但是，西方卻永不間斷地對中國施加各種攻擊與抹黑。也許哪一天，中國將會對於美國及西方國家之不斷干預內政感到厭倦與不耐煩，從而決定把香港正式收歸中國大陸的直接管轄，遵循同一套法律，享有同樣的權利與義務。</text:span><text:span text:style-name="T8"><text:line-break/><text:line-break/></text:span><text:span text:style-name="T1">這其實很容易辦到。要是中國真的這麼做了，西方是要怎樣？美國又能怎樣？大聲尖叫嗎？大喊謀殺嗎？事實上，西方老早就這麼四處大聲叫囂了。可是，然後呢？軍事入侵中國嗎？依我看，時機似乎也差不多了。西方根本不會怕打仗。問題是，攻擊中國無異於攻擊俄國。中俄之間有很強的同盟關係；兩國的關係，並將隨著最近在俄國聖彼得堡召開的經濟論壇上數項協定之簽署而更為穩固。</text:span><text:span text:style-name="T8"><text:line-break/><text:line-break/></text:span><text:span text:style-name="T1">跟香港同樣的挑釁也發生在台灣。今年四月，美國派遣兩艘驅逐艦來到台灣海峽，入侵中國所屬海域。德國礙於二戰停戰協定之不衝突與不挑釁</text:span><text:span text:style-name="T8">(non-confrontation and non-aggression)</text:span><text:span text:style-name="T1">原則，依舊考慮要派遣軍艦加入美、法艦隊，藉以向全世界宣示台海是國際海域，非屬中國。</text:span><text:span text:style-name="T8"><text:line-break/><text:line-break/></text:span><text:span text:style-name="T1">這番挑釁，其實絲毫無助於增加世界對於台灣所自稱之主權的認可，反倒有可能逼得習近平只好把台灣實質收歸中國管轄，一如</text:span><text:span text:style-name="T8">1971</text:span><text:span text:style-name="T1">年</text:span><text:span text:style-name="T8">10</text:span><text:span text:style-name="T1">月</text:span><text:span text:style-name="T8">25</text:span><text:span text:style-name="T1">日聯合國大會</text:span><text:span text:style-name="T8">2758</text:span><text:span text:style-name="T1">號決議文所宣稱：中華人民共和國是中國的唯一合法代表。</text:span><text:span text:style-name="T8"><text:line-break/><text:line-break/></text:span><text:span text:style-name="T1">在台海兩岸之間製造衝突，對於美國來說，還有一項重要利益就是打擊人民幣，防止美元地位受到挑戰。</text:span><text:span text:style-name="T8"><text:line-break/><text:line-break/></text:span><text:span text:style-name="T1">最重要的是，我想告訴各位，你應該把所有這些「點」給逐個連接起來，你將會看到一幅「大圖像」</text:span><text:span text:style-name="T8">(Big Picture)</text:span><text:span text:style-name="T1">；所有這一切暴亂與威脅，戰爭與衝突，或是挑釁造謠與抹黑，以及各種制裁與封鎖，再加上遍佈全世界鋪天蓋地的媒體謊言、謊言與謊言，所有這些「點」都不是獨立存在，而是彼此連結，構成一幅「大圖像」。</text:span><text:span text:style-name="T8"><text:line-break/><text:line-break/></text:span><text:span text:style-name="T1">了解這幅「大圖像」極端重要，因為，惟有當你能清楚看見這樣一個整體圖像，你將會發現擁有這幅「大圖像」的主人所瞎掰的各種美麗說辭有多麼荒唐可笑，你將能看見這位主人所做的一切血腥惡行有多麼可怕。</text:span><text:span text:style-name="T8"><text:line-break/><text:line-break/></text:span><text:span text:style-name="T1">「大圖像」的主人就是美國和以色列，它代表一種妄念與錯覺，企圖在所謂「新美國世紀計畫」</text:span><text:span text:style-name="T8">(Plan for a New American Century</text:span><text:span text:style-name="T1">，簡稱</text:span><text:span text:style-name="T8"><text:s/>PNAC )</text:span><text:span text:style-name="T1">底下</text:span><text:span text:style-name="T8"><text:s/>(</text:span><text:span text:style-name="T1">見【譯者後記</text:span><text:span text:style-name="T8">2</text:span><text:span text:style-name="T1">】</text:span><text:span text:style-name="T8">)</text:span><text:span text:style-name="T1">，發展一套獨霸天下的軍工</text:span><text:span text:style-name="T8">/</text:span><text:span text:style-name="T1">金融體系，完全統治全世界。對此，</text:span><text:span text:style-name="T8">Chris Black </text:span><text:span text:style-name="T1">在他的一篇傑作中</text:span><text:span text:style-name="T8"><text:s/>(</text:span><text:a xlink:type="simple" xlink:href="https://bit.ly/3kE9PBo"><text:span text:style-name="T4">https://bit.ly/3kE9PBo</text:span></text:a><text:span text:style-name="T8">)</text:span><text:span text:style-name="T1">，有更好的說明，文章名稱是：《</text:span><text:span text:style-name="T8">This Outlaw Power: America’s Intent is to Dominate China, Russia and the World</text:span><text:span text:style-name="T1">》</text:span><text:span text:style-name="T8">(</text:span><text:span text:style-name="T1">《非法帝國：征服中俄與全世界》</text:span><text:span text:style-name="T8">)<text:line-break/><text:line-break/></text:span><text:span text:style-name="T1">【譯者後記</text:span><text:span text:style-name="T8">1</text:span><text:span text:style-name="T1">】</text:span><text:span text:style-name="T8"><text:line-break/><text:line-break/></text:span><text:span text:style-name="T1">跟大家一樣，我也曾經被愚弄，以為電視上講的那些全是真的，以為天安門廣場上真的有什麼大屠殺，以為坦克車四處把學生壓成肉醬，以為這真的是什麼可歌可泣的反抗暴政行動，以為這真的是在爭取什麼民主自由。</text:span><text:span text:style-name="T8"><text:line-break/><text:line-break/>1979</text:span><text:span text:style-name="T1">年，美麗島事件發生時我剛上高中，只是個小孩。在那當下，連我都知道美麗島事件很可疑，很可能是國民黨自導自演，藉以打壓黨外。也就是說，我並非傻蛋，更不是腦殘，連我政治敏感度這麼高，都會被所謂天安門事件所騙，更何況是懶得去探究真相的一般人。</text:span><text:span text:style-name="T8"><text:line-break/><text:line-break/>2011</text:span><text:span text:style-name="T1">年的六四前夕，阿桑吉的《維基解密》公布三份美國當年密件，清楚揭露美國當時就知道根本沒有天安門廣場大屠殺這回事，廣場上並沒有死人，卻仍蓄意不斷造謠，編造無數假新聞欺騙世人，妖魔化中國。事實上，天安門廣場確實如中國官方所說，根本沒死一個人，幾個軍民衝突現場是發生在幾公里外。</text:span><text:span text:style-name="T8"><text:line-break/><text:line-break/></text:span><text:span text:style-name="T1">而且，死亡人數很可能也被西方媒體大量灌水。更重要的是，哪個國家可以容許暴民當街圍攻軍警？不但活活打死、殘酷虐殺，而且還對軍方發動縱火攻擊。這樣一群暴民，有可能不遭到反擊鎮壓嗎？</text:span><text:span text:style-name="T8"><text:line-break/><text:line-break/></text:span><text:span text:style-name="T1">最為關鍵的是，無數證據足以證實，</text:span><text:span text:style-name="T8">CIA</text:span><text:span text:style-name="T1">在事件前至少半年多，便已大量吸收至少數百名中國人為其效命，在現場喊打喊殺，製造暴亂。至於帶頭的那些學生，也幾乎都和</text:span><text:span text:style-name="T8">CIA</text:span><text:span text:style-name="T1">保持密切往來，並早在鎮壓前數個月，便由英、美、法等國的情治單位，動員各地至少四、五百人，聯合部署一個叫做黃雀行動</text:span><text:span text:style-name="T8"><text:s/>(Operation Yellow Bird) </text:span><text:span text:style-name="T1">的脫逃計劃。</text:span><text:span text:style-name="T8"><text:line-break/><text:line-break/></text:span><text:span text:style-name="T1">那些帶頭者，事實上老早就拿到大筆金錢和各種假護照、假證件與機票、船票等，待動亂的時機一到，便由特務全副武裝進行掩護，溜之大吉，逃到國外吃香喝辣。而看熱鬧的群眾們，以及傻傻跟著喊口號的人，則完全被矇在鼓裏，成為犧牲品。</text:span><text:span text:style-name="T8"><text:line-break/><text:line-break/></text:span><text:span text:style-name="T1">帶頭者明知何時會有暴亂及鎮壓，卻在</text:span><text:span text:style-name="T8">CIA </text:span><text:span text:style-name="T1">的縝密策畫下，自己先偷偷集體溜走，刻意讓絕大多數參與者在不知情的情況下成為鎮壓對象，而這正是</text:span><text:span text:style-name="T8"><text:s/>CIA </text:span><text:span text:style-name="T1">及其收買的學生走狗們所熱烈期待的。</text:span><text:span text:style-name="T8"><text:line-break/><text:line-break/></text:span><text:span text:style-name="T1">帶頭者之一柴玲，就曾公開表明此一盤算，她說她希望群眾能夠流更多血。問題是，她們自己卻先溜之大吉，在海外接受</text:span><text:span text:style-name="T8"><text:s/>CIA </text:span><text:span text:style-name="T1">豢養，不定期抹黑中國，藉此享盡榮華。王丹更是兩邊拿錢，同時也接受民進黨的鉅額金錢賄賂；好話說盡，壞事做絕，毫無一絲羞恥之心。</text:span><text:span text:style-name="T8"><text:line-break/><text:line-break/></text:span><text:span text:style-name="T1">策動暴亂，導致群眾遭受鎮壓而流血之後，再由西方媒體發動鋪天蓋地的瘋狂宣傳戰，無限誇大渲染事件的嚴重程度，徹底歪曲事件乃是由西方勢力介入煽動與策畫暴亂之真相，捏造大量謊言來妖魔化中國，進而發動長達十數年的全球抵制。</text:span><text:span text:style-name="T8"><text:line-break/><text:line-break/></text:span><text:span text:style-name="T1">另一方面，姑且不說天安門事件乃是由西方情治單位所策動的一場暴亂，光是以它的鎮壓規模與死亡人數來說，如果它稱得上是「大屠殺」，那麼，西方國家特別是美國，在過去幾十年來在全世界各地針對平民百姓老幼婦孺所進行的大屠殺，就算沒有幾千件，至少也有幾百件，而且屠殺規模，包括死亡人數與殘酷程度，絕對都在天安門事件的數十倍數百倍以上，動輒毀滅數十萬條人命。</text:span><text:span text:style-name="T8"><text:line-break/><text:line-break/></text:span><text:span text:style-name="T1">更可怕的是，天安門事件乃是為了平息暴亂恢復社會秩序的一場必要鎮壓，而美國等西方國家在世界各地所犯下的大屠殺罪行，卻幾乎都是出於毫無任何必要性的任意作為，完全就是不把人當人看。</text:span><text:span text:style-name="T8"><text:line-break/><text:line-break/></text:span><text:span text:style-name="T1">【譯者後記</text:span><text:span text:style-name="T8">2</text:span><text:span text:style-name="T1">】</text:span><text:span text:style-name="T8"><text:line-break/><text:line-break/></text:span><text:span text:style-name="T1">了解「新美國世紀計畫」</text:span><text:span text:style-name="T8">(PNAC)</text:span><text:span text:style-name="T1">這個黑暗恐怖組織非常重要，因為它就是影子政府</text:span><text:span text:style-name="T8"><text:s/>(deep state)</text:span><text:span text:style-name="T1">的一部份，它才是永不下台的美國真正統治階層，由長年鼓吹核戰、信奉軍事侵略政策、外號「黑暗王子」的</text:span><text:span text:style-name="T8"><text:s/>Richard Perle </text:span><text:span text:style-name="T1">所創立；從</text:span><text:span text:style-name="T8">911</text:span><text:span text:style-name="T1">事件到侵略中東各國等等等，全與該組織有關。請參見《你準備好當人肉炸彈了嗎？》：</text:span><text:span text:style-name="T8"><text:line-break/><text:line-break/></text:span><text:a xlink:type="simple" xlink:href="https://bit.ly/304nAS9"><text:span text:style-name="T4">https://bit.ly/304nAS9</text:span></text:a><text:span text:style-name="T8"><text:line-break/><text:line-break/></text:span><text:span text:style-name="T1">【作者簡介】</text:span><text:span text:style-name="T8"><text:line-break/><text:line-break/>Peter Koenig </text:span><text:span text:style-name="T1">是一位經濟學家及地緣政治分析師，「全球化研究中心」</text:span><text:span text:style-name="T8">(Centre for Research on Globalization) </text:span><text:span text:style-name="T1">助理研究員；同時也是水資源及環境問題專家，過去曾為「世界銀行」及「世界衛生組織」</text:span><text:span text:style-name="T8"><text:s/></text:span><text:span text:style-name="T1">工作超過三十年，足跡遍及全球；曾在歐、美與南美洲等大學講學；著有《</text:span><text:span text:style-name="T8">The World Order and Revolution!: Essays from the Resistance</text:span><text:span text:style-name="T1">》</text:span><text:span text:style-name="T8">(</text:span><text:span text:style-name="T1">《世界秩序與革命》</text:span><text:span text:style-name="T8">)</text:span><text:span text:style-name="T1">。</text:span></text:p>
      <text:p text:style-name="P7"><text:span text:style-name="T7">曾維佳</text:span><text:span text:style-name="T1"><text:s/>  |  2020.09.25 01:26   |   </text:span><text:a xlink:type="simple" xlink:href="http://palinfo.habago.org/Entry?Command=Information_PrintForum#FORUM39980"><text:span text:style-name="T2">#</text:span></text:a></text:p>
      <text:p text:style-name="P9"><text:span text:style-name="T1">兩岸僵局會在何時以何種方式打破，有很多可能性。無論如何，血腥動亂在台灣可能都是免不了的，因為仇恨已深，怎樣的結果都會有人吞不下去，然後少數的豁出去的抗拒者以及一些煽動者會帶出更多的趁機免責發洩者以及無腦跟風者，還可能配上公權力的放任甚至參與，然後就是社會失序的殺與被殺。在各種可能性之中，動亂時間最短的一種可能是北京方面發起軍事突襲並以最最順利的過程拿下台灣然後恢復治安；算算至少也要五天才能達成全台各都會區初步控制（在當地建立安全區並向外巡邏）。因此，除非有把握到時候能加入足以自衛的有力團體，否則及早計畫至少五天的避難也許是最最基本的；這裡避難的定義，可能必須是「誰也找不到你」。很不想這麼說，但是，對有些家庭而言，當前這種台灣恐怕不適合再待了。</text:span></text:p>
      <text:p text:style-name="P4">陳真   |  2020.09.24 01:03   |   <text:a xlink:type="simple" xlink:href="http://palinfo.habago.org/Entry?Command=Information_PrintForum#FORUM39979"><text:span text:style-name="T5">#</text:span></text:a></text:p>
      <text:p text:style-name="P5"><text:a xlink:type="simple" xlink:href="https://www.wsws.org/en/articles/2020/09/23/assa-s23.html">Assange faces “very high risk of suicide,” medical expert tells court </text:a><text:line-break/><text:line-break/>By Thomas Scripps and Laura Tiernan <text:line-break/><text:line-break/>23 September 2020 <text:line-break/><text:line-break/>Medical evidence was produced in Julian Assange’s extradition hearing yesterday detailing the terrible harm done to the heroic journalist by a decade of state-orchestrated persecution. <text:line-break/><text:line-break/>The day was given over to the examination of Professor Michael Kopelman who testified to Assange’s mental health. Kopelman is a psychiatrist and Emeritus Professor of Neuropsychiatry at Kings College London. He has given expert evidence in multiple extradition cases on behalf of both the defence and the prosecution. In assessing Assange, he conducted seventeen visits in 2019 and additional visits in 2020, constructed a “full family history” and a “full personal psychiatric history,” and carried out “interviews with his family and lifelong friends.” <text:line-break/><text:line-break/>His findings constitute a clear bar to Assange’s extradition to the United States. Under Section 91 of the UK Extradition Act (2003), extradition is prohibited if “the physical or mental condition of the person is such that it would be unjust or oppressive to extradite him.” <text:line-break/><text:line-break/>Under Section 87, extradition is prohibited if it is incompatible with the European Convention on Human Rights (ECHR). Article 3 of the ECHR states, “No one shall be subjected to torture or to inhuman or degrading treatment or punishment.” <text:line-break/><text:line-break/>Medical evidence speaking to these bars has played a critical role in previous US-UK extradition hearings, for example in the case of Lauri Love. The risk of notoriously poor conditions in US prisons exacerbating mental illness is an important factor. <text:line-break/><text:line-break/>Assange’s case meets these criteria. The details in today’s WSWS coverage are being reported consistent with the “sensitivity” called for by defence lawyer Edward Fitzgerald QC, on behalf of his client. Nonetheless they make overwhelmingly clear the “unjust and oppressive” treatment to which Assange has already been subjected. <text:line-break/><text:line-break/>Assange, Kopelman told the court, has experienced periods of serious mental illness in his earlier life. Since being confined to the Ecuadorian Embassy and then Belmarsh maximum security prison, these issues have resurfaced and worsened. Assange has suffered symptoms of severe and recurrent depression. Those symptoms have included “loss of sleep, loss of weight, a sense of pre-occupation and helplessness” and auditory hallucinations which Kopelman summarised as “derogatory and persecutory.” <text:line-break/><text:line-break/>They have also included “suicidal preoccupations.” Kopelman told the court, “There are… an abundance of known risk factors in Mr Assange’s case” and that Assange has “made various plans and undergone various preparations.” He gave his opinion that there was a “very high risk of suicide.” <text:line-break/><text:line-break/>These symptoms and risks, Kopelman explained, are exacerbated by an anxiety disorder and Post Traumatic Stress Disorder (PTSD) and by a diagnosis of Asperger’s syndrome. Kopelman cited a paper by world-leading autism expert Dr Simon Baron-Cohen which found that the lifetime experience of suicidal thoughts in those with Asperger’s “was more than nine times higher than in the general population in England.” <text:line-break/><text:line-break/>Explaining the impact of the US government’s persecution, Kopelman said, “The risk of suicide arises out of the clinical factors of depression and the other diagnoses, but it is the imminence of extradition and/or an actual extradition that will trigger the attempt, in my opinion.” <text:line-break/><text:line-break/>If Assange were to be incarcerated in the US and segregated from other prisoners, Kopelman gave his opinion that the WikiLeaks founder would “deteriorate substantially” and see an “exacerbation” of his “suicidal ideas.” This would “amount to psychological harm and severe psychological suffering.” <text:line-break/><text:line-break/>Kopelman’s evidence confirms the warnings made since November 2019 by Doctors for Assange, representing hundreds of medical professionals from around the world, that Assange is suffering “psychological torture” and “could die in prison.” It underlines in distressing detail UN Special Rapporteur on Torture Nils Melzer’s comment regarding Assange’s treatment that “psychological torture is not torture-lite. Psychological torture aims to wreck and destroy the person’s personality and identity… to make them break.” <text:line-break/><text:line-break/>Assange’s year-and-a-half long incarceration at Belmarsh has been designed to achieve this objective. It has profoundly undermined, in numerous ways, his legal right to prepare his defence against extradition. Kopelman reported yesterday that Assange has repeatedly complained that the medication taken for his mental health has caused him “difficulty in thinking, in memorising [and] in concentration.” <text:line-break/><text:line-break/>During the morning’s cross examination, Kopelman forcefully rebuffed prosecution lawyer James Lewis QC’s challenge to his credentials. He said solicitors had called him several times in recent years saying that Lewis himself was “keen to have your services” in an extradition case. <text:line-break/><text:line-break/>In the afternoon, cross-examination continued, with Lewis challenging the veracity of Kopelman’s diagnosis, and claiming that Assange’s appearance was “wholly inconsistent with someone who is severely or moderately-severely depressed and with psychotic symptoms.” <text:line-break/><text:line-break/>Kopelman replied, “Could we go back a step?” Having seen Assange between May 30 and December [2019], “I thought he was severely depressed, suicidal and was experiencing hallucinations.” <text:line-break/><text:line-break/>“He’s much better now then?” Lewis interjected. <text:line-break/><text:line-break/>Kopelman continued, “I have said that in February and March [2020] he had moderately severe depression.” Moreover, three eminent psychiatrists who had visited Assange since September 2019—Professor Paul Mullin, Dr Quinton Deeley and Professor Seena Fazel—had diagnosed Assange with severe and currently moderate-severe depression. <text:line-break/><text:line-break/>Responding to Lewis’s argument that Assange appeared “fully aware of what was going on in court,” Kopelman said, “Could I say as a professor of neuropsychiatry that I cannot evaluate his mental and cognitive state from what’s in here [i.e., in court].” While Assange had interjected at various points during the hearing, “that doesn’t mean that his cognitive state is normal.” <text:line-break/><text:line-break/>Lewis challenged Kopelman’s opinion that Assange was at high risk from suicide if he were imprisoned in the US, asking, “if the medical care in the United States of America is sufficient, then the risks you have opined about are greatly reduced if not eliminated?” <text:line-break/><text:line-break/>Kopelman cited reports from the US Department of Justice’s Inspector General in 2017, the Commission on Constitutional Rights in 2017, and the Marshall Project in 2018, adding, “There are many people who say that care is very much sub-optimal, there is a lack of staffing, there are misdiagnoses and a lack of treatment facilities.” <text:line-break/><text:line-break/>Lewis’s reply, “So, you’re now an expert on America’s prisons?” captures the tone of the cross-examination. <text:line-break/><text:line-break/>During re-examination by Edward Fitzgerald QC for the defence, Kopelman said his evaluation of suicide risk was based on the impact of extradition and did not rely on the conditions of detention. “The depression, mixing with his anxiety and agitation, predisposes him strongly… If extradition were to be imminent or were to happen, that would be the trigger to a suicide attempt.” <text:line-break/><text:line-break/>Fitzgerald asked whether the conditions of isolation in US detention, predicted by many observers, would exacerbate the risk of suicide, with Kopelman replying, “It certainly would.” <text:line-break/><text:line-break/>Kopelman said, “I have seen him in just relative isolation in Belmarsh—that was when he deteriorated… I think it was Mr Sickler who says that the isolation he would experience in North America would be far worse than anything he has experienced in the Embassy or in Belmarsh.” <text:line-break/><text:line-break/>Kopelman explained that previous extradition cases, such as Lauri Love’s, had heard similar assurances that US prisons were safe. “The last case I spoke in, we were being reassured… about conditions in the MCC [Metropolitan Correctional Centre]. I gave evidence on about July 25 and about August 25, that was when Jeffrey Epstein hanged himself. So, it just showed that those reassurances were not terribly assuring.” <text:line-break/><text:line-break/>Chelsea Manning had attempted suicide in the very detention centre that Assange would be held, Fitzgerald noted, with Kopelman replying, “And that is something that Julian Assange is very aware of. It’s something that concerns him a lot… He said to me, ‘If Chelsea Manning did this just a few days before a potential release on bail, it just shows how awful the conditions must be.’” <text:line-break/><text:line-break/>The hearing continues today.</text:p>
      <text:p text:style-name="P4">蔡亦鸣   |  2020.09.23 13:46   |   <text:a xlink:type="simple" xlink:href="http://palinfo.habago.org/Entry?Command=Information_PrintForum#FORUM39978"><text:span text:style-name="T5">#</text:span></text:a></text:p>
      <text:p text:style-name="P5">真是令人沮丧的消息</text:p>
      <text:p text:style-name="P4">陳真   |  2020.09.23 11:16   |   <text:a xlink:type="simple" xlink:href="http://palinfo.habago.org/Entry?Command=Information_PrintForum#FORUM39977"><text:span text:style-name="T5">#</text:span></text:a></text:p>
      <text:p text:style-name="P6">紀念 Andre Vltchek  <text:line-break/><text:line-break/>陳真 <text:line-break/><text:line-break/>2020. 09. 23. <text:line-break/><text:line-break/>巴勒網介紹過 Andre Vltchek，他和Noam Chomsky 合寫了一本書，叫做《On Western Terrorism - New Edition: From Hiroshima to Drone Warfare》。這是最新再版： <text:line-break/><text:line-break/><text:a xlink:type="simple" xlink:href="https://amzn.to/3617pce"><text:span text:style-name="T6">https://amzn.to/3617pce</text:span></text:a><text:s/><text:line-break/><text:line-break/>這書也有翻譯成簡體中文，書名叫《以自由之名：民主帝國的戰爭、謊言與殺戮，喬姆斯基論美國》，露天拍賣網站買得到： <text:line-break/><text:line-break/><text:a xlink:type="simple" xlink:href="https://bit.ly/2Et5sd6"><text:span text:style-name="T6">https://bit.ly/2Et5sd6</text:span></text:a><text:s/><text:line-break/><text:line-break/>Andre Vltchek  毫無疑問是被暗殺。殺他的人當然就是美國。長期以來，美國在全世界各地到處暗殺反美或左派人士以及對之不利者。特別是在一些由美國所製造動亂的地區，在動亂之際，通常會有一份數千人或數萬人的暗殺名單，交由當地的政治代理人執行暗殺指令，或是由 CIA自己動手。 <text:line-break/><text:line-break/>對於國際政治，世上反美者眾多，但其中深明事理者卻仍稀少，很多數異議者，腦子依舊充滿對於中國的傲慢與偏見，以及充滿一些絲毫不具說服力甚且十分腦殘的概念理解方式，特別是關於民主、自由與人權。但是，Vltchek 和John Pilger 等人卻是個例外。 <text:line-break/><text:line-break/>比方說，在我看來，中國在言論表達及集會結社與媒體等方面，不但不是不自由，而是太自由了。這是有害的。我知道絕大部份人不會認同我的想法，就連巴勒網我都很納悶我能有幾個同志？但還好我仍有一些知音，比方說Andre Vltchek。 <text:line-break/><text:line-break/>他曾經說，中國應該大力管理一下那些假維權真作亂的所謂社運組織，不要任其胡作非為，製造社會動亂。因為這些所謂非政府組織，背後就是美國政府或西方政府，大多被 CIA 所掌控，做為一種顛覆他國的政治工具與洗腦途徑。 <text:line-break/><text:line-break/>另外，再比方說所謂人權，完全就是被西方社會及其走狗們拿來當成一種政治鬥爭工具，任意性地、隨機地、高度選擇性地賦予人權某種刻意偏頗的內涵，藉以抹黑異己。可是，人權怎麼會是這樣呢？簡單說就是欲加之罪，何患無辭。 <text:line-break/><text:line-break/>半個多世紀來，美國發動上百次侵略戰爭或武裝政變，殺害數千萬人，而中國卻根本從來不曾侵略他國一寸土地，不派一兵一卒，不發一顆子彈，甚且大力資助窮國，協助發展民生設施，在全球脫貧問題上做出最大貢獻。但是，與撒旦惡魔無異的美國，卻居然成為捍衛人權的天使，而兼善天下的中國，卻反倒成為傷害人權的惡魔。你不覺得這樣一種所謂 "人權" 很荒謬嗎？ <text:line-break/><text:line-break/>但我依舊相信人權：只要能夠讓絕大多數人有飯吃，有工作，能好好過生活，安居樂業，這就是人權。中國毫無疑問對於人權做出最大的貢獻。 <text:line-break/><text:line-break/>民主也是，往往充滿扭曲與隨機，純粹就是拿來當成一種可任意使用的鬥爭工具。前些日子看到 WSWS 的一篇文章，居然也在講什麼中國應該往西式民主的方向走，什麼還權於民、搞選舉之類。我真不敢相信我的眼睛。 <text:line-break/><text:line-break/>我實在看不出來，在民主這一點上，中國比不上西方哪個國家？絕對遠遠有過之而無不及。中國共產黨之所以能夠獲得人民相當程度的支持，難道不就是因為它的種種施政與作為極大程度上反映了民意，獲得民心，滿足了人民的全面需求。如果這不是民主，那什麼是民主？就如羅素所說，他媽的美國那個叫做帝制，叫做政權世襲，不叫民主，權力始終牢牢掌握著極少數人手裡。 <text:line-break/><text:line-break/>但是，西方卻刻意把所謂民主的概念給極端簡化成選舉，跟選舉畫上等號，並且強迫他國必須接受照辦，好讓外來列強有介入它國政治的無限空間。 <text:line-break/><text:line-break/>在選舉制度下，有錢有勢者，即便是個人渣，只要使出一些卑鄙手段，例如網軍或媒體鋪天蓋地的抹黑造謠栽贓嫁禍對手等等等，照樣能當選。你看蔡英文那個無惡不作的貪婪人渣及其一大票黨國餘孽，炒地皮，搞自肥，貪污舞弊，玩法弄權，簡直無所不貪，連博士學位都能詐騙幾十年 (媒體對此事居然完全不報導)；整個人渣黨，呼風喚雨大權在握者更是個個大貪特貪，少有清廉者；所謂從政，每天就是拼命貪污撈錢，掏空整個台灣，無惡不作，根本無所忌憚，人民還不是照樣被洗腦得傻呼呼，照樣熱烈支持。你說這個叫做民主？ <text:line-break/><text:line-break/>而且，選舉制度如果那麼神聖偉大且必要，那麼，所有大學及公司何不開放給師生或員工來普選？或是開放給全民來選更民主。依我看，什麼雞雞黨或屎袋力量那些腦殘人渣，或是一些頗受年輕人歡迎的帥哥正妹爆奶政二代等等等，很可能都會當選大學校長或各家公司的董事長。至於有一位叫做什麼館長的，人氣之高，每天全是他的新聞，我看選上中研院院長應該不是問題。 <text:line-break/><text:line-break/>我在所謂民主、自由與人權等概念上，清楚看見Andre Vltchek的深刻理性，更看見他對於善惡是非的驚人道德勇氣。他的被殺，令人悲痛。 <text:line-break/><text:line-break/>底下是一些舊文： <text:line-break/><text:line-break/>人性的最後希望(陳真) //《以自由之名 ：民主帝國的戰爭、謊言與殺戮》(Andre Vltchek &amp;; Noam Chomsky)： <text:line-break/><text:line-break/><text:a xlink:type="simple" xlink:href="https://bit.ly/32Vq6M8"><text:span text:style-name="T6">https://bit.ly/32Vq6M8</text:span></text:a><text:s/><text:line-break/><text:line-break/>當今國際政治結構下的大國博弈——對話安德列•弗爾切克先生： <text:line-break/><text:line-break/><text:a xlink:type="simple" xlink:href="https://bit.ly/3iYsd7Q"><text:span text:style-name="T6">https://bit.ly/3iYsd7Q</text:span></text:a><text:s/><text:line-break/><text:line-break/>足堪告慰？(陳真) /我從未見過如此分裂的地方 (趙挪亞；André Vltchek) <text:line-break/><text:line-break/><text:a xlink:type="simple" xlink:href="https://bit.ly/32Usm6I"><text:span text:style-name="T6">https://bit.ly/32Usm6I</text:span></text:a></text:p>
      <text:p text:style-name="P4">葉小慧   |  2020.09.23 09:03   |   <text:a xlink:type="simple" xlink:href="http://palinfo.habago.org/Entry?Command=Information_PrintForum#FORUM39976"><text:span text:style-name="T5">#</text:span></text:a></text:p>
      <text:p text:style-name="P5">悲傷的消息。 <text:line-break/><text:line-break/>轉自 香港商報： <text:line-break/><text:line-break/>【美國記者伏爾切克在土耳其突然死亡 曾來港採訪遭「示威者」嘲笑】 <text:line-break/><text:line-break/>土耳其當局正在調查美國作家和記者伏爾切克(Andre Vltchek)的死亡事件，該作家和記者在一夜之間從土耳其黑海沿海城市桑姆森前往伊斯坦布爾旅行時死亡 。 <text:line-break/><text:line-break/>土耳其國營新聞社報道，57歲的伏爾切克和他的妻子正乘坐一輛租來的司機汽車旅行，並於周二淩晨5:30抵達他們在伊斯坦布爾的酒店前。 <text:line-break/><text:line-break/>據阿納多盧機構報道，他的妻子試圖叫醒他，告訴他已經到了，但不能叫醒他。 該機構說，醫療隊趕到現場宣布他已經死亡。 伊斯坦布爾首席檢察官辦公室立即對死亡進行了調查，同時將他的屍體帶到法醫機構進行檢查。 <text:line-break/><text:line-break/>DHA新聞社說，警方將他的案件記錄為「可疑死亡」。 伏爾切克在自己的網站上稱自己是小說家，哲學家，電影製片人和調查記者，以及「反對西方帝國主義和強加於世界的西方政權的革命，國際主義者和環球旅行者」。 根據他的網站，他報導了數十個戰區和衝突，包括伊拉克，斯里蘭卡，波斯尼亞，盧旺達和敘利亞。 伏爾切克與語言學家和學者喬姆斯基合著了許多著作，包括《論西方恐怖主義：從廣島到無人機戰爭》。 <text:line-break/><text:line-break/>伏爾切克去年曾去了香港，並將他的所見所想寫成了一篇報道，名叫《我從沒見過這麼分化的地方》。 <text:line-break/><text:line-break/>文章開篇寫道：簡直不可思議!西方帝國不斷地試圖毀掉擋住自己路的國家。在這個過程中，它竟沒有遇到任何抵抗! <text:line-break/><text:line-break/>伏爾切克在文中說，他走遍了地球的各個角落，發現所有的血腥衝突都是美國、英國或者法國煽動的。 <text:line-break/><text:line-break/>不過，他要講的不僅是那些令很多人失去生命，毀了一個個村莊、城市、國家的血腥衝突。他更想說的是，在電視屏幕、報紙和互聯網上，這些反人類的罪行不是被刻意遺漏，就是被歪曲報道。以至於，世界各地的讀者和觀眾竟對自己和他人的苦難幾乎一無所知。 <text:line-break/><text:line-break/>他舉例說，在2015年和2019年，他兩次坐下來與香港的「示威者」溝通，但兩次都讓他驚掉下巴。他回憶說，他們啥都不知道，對西方在阿富汗、敘利亞或者利比亞的罪行一無所知。 <text:line-break/><text:line-break/>當他告訴香港「示威者」美國推翻了多少個拉美國家政權時，被他們嘲笑為瘋子：他們竟然不知道所謂的「善良」、「溫柔」、「民主」的西方其實殺害了幾百萬人，吮吸整個拉美大陸人的鮮血。然而，他們的學校不會教他們這些，BBC、CNN這些媒體都不會報道這些。 <text:line-break/><text:line-break/>他說，他很認真地向香港「示威者」展示了自己在阿富汗、敘利亞拍攝的照片，他們肯定知道這些照片都是真實的一手資料。然而，他們卻一臉漠然，好像腦子裏無法處理這些信息。 <text:line-break/><text:line-break/>伏爾切克指出，香港社會的撕裂程度令人匪夷所思。那些認為互聯網有助於改善香港局勢的人嚴重錯判了形勢。正因為缺乏正確的信息，香港社會的團結因素已消失。 <text:line-break/><text:line-break/>伏爾切克說，不僅僅是香港，現在全世界，尤其是中東、拉美等地區都面臨這一情況。然而，一個殘酷的事實是，黎巴嫩的人根本不知道香港發生了什麼，香港人也不清楚黎巴嫩的動亂是因何而起，因為西方宣傳機器的報道已經模式化。 <text:line-break/><text:line-break/>他舉例說，比如在香港，暴徒被包裝成「親民主的『示威者』」。這些殺人、放火、打人的暴徒成了西方宣傳機器眼裏的香餑餑。為什麼?除了因為他們可以惹怒美國的最大對手——中國，此外，也因為他們是西方親手創造和資助的工具。（記者張明編譯） <text:line-break/><text:line-break/>—— <text:line-break/>紀 Andre Vltchek： <text:line-break/><text:line-break/>A letter to the young people of Hong Kong <text:line-break/>Friday, January 03, 2020, 09:14 <text:line-break/><text:line-break/>By Andre Vltchek <text:line-break/><text:line-break/>Now that your city has been in flames for more than six months, your families divided, and no end to the violence is in sight, I have decided to write this short essay, in the form of an open letter, to the young people of Hong Kong. <text:line-break/><text:line-break/>First of all, I want to ask: Why? <text:line-break/><text:line-break/><text:line-break/>Why all this smoke and fire, anger and violence? Were your lives, before the so-called “protests”, or “riots”, really so dismal? <text:line-break/><text:line-break/>You have been living in one of the richest cities on Earth. Even according to Western evaluations, Hong Kong has one of the highest “freedom indexes”, higher than that of most of Western countries. <text:line-break/><text:line-break/>Water that comes from your taps is clean, the internet is extremely fast, and public transportation is cheap and one of the best in the world. You can enjoy an exciting cultural life, as well as great public spaces constructed along your impressive coasts. <text:line-break/><text:line-break/>Naturally, Hong Kong is not a perfect place, as there are no perfect places on this planet. <text:line-break/><text:line-break/>Your housing is some of the most expensive in the world. Job opportunities for college graduates are not really excellent. Some cities on the Chinese mainland are now more exciting places to live, to create, and to dream than “good old” Hong Kong. But still, it is a fascinating, solid city, with its own culture, mindset and complex history. And in many ways, it is a beautiful city; beautiful and unique. <text:line-break/><text:line-break/>So, why? What happened? Why suddenly such anger, and such frustration? <text:line-break/><text:line-break/>Should we talk? Please let’s. <text:line-break/><text:line-break/>When waving the UK flags, nostalgically recalling your British masters and their rule over Hong Kong, do you even think about some of the most monstrous crimes committed in the history of humankind? <text:line-break/><text:line-break/>I have worked in around 160 countries and territories, on all continents. I have written about and filmed many wars and conflicts. I have been covering revolutions and rebellions, but also terrible riots ignited by Western countries. You probably have heard about the so-called “color revolutions”, or the “Arab Spring”. <text:line-break/><text:line-break/>I have witnessed, first hand, the fate of countries that have been occupied and then thoroughly destroyed by the United States and North Atlantic Treaty Organization: Afghanistan and Syria, Iraq and Colombia, to name just a few. I have seen millions of ruined lives in nations where the West overthrew left-wing governments, and then injected fascism: places like Indonesia (1965), and Chile (1973). Now there is nothing left of Indonesia; its nature is thoroughly ruined and the great majority lives in misery. In Chile, people have stood up, and are proudly fighting and dying for socialism which was stolen from them by Western governments and corporations. <text:line-break/><text:line-break/>I have lived and worked all over the African continent, the most devastated part of the world, colonized and terrorized first by Europe, and later by the US, for many centuries. <text:line-break/><text:line-break/>In Hong Kong, I see you waving flags of the US. You want that country to “save you from China” — from your own nation, in essence. I have read a translation of your school curriculum. It smears China, and it glorifies the West. Were you told, ever, that in the name of that flag, consisting of the stars and stripes, tens of millions of people, worldwide, were murdered, democracies raped, and freedom of expression horrendously oppressed? Or are you reading only what is brought to you by Reuters and other Western press agencies? <text:line-break/><text:line-break/>When waving the UK flags, nostalgically recalling your British masters and their rule over Hong Kong, do you even think about some of the most monstrous crimes committed in the history of humankind? On all continents of the world, the British Empire murdered, humiliated, violated and plundered hundreds of millions of people. Human beings were reduced to slaves. Their lives, identities were reduced to nothing. <text:line-break/><text:line-break/>Were you told this? Do you realize it? When you wave these flags, when your leaders are taking bribes from the US and the EU establishment, do you ever think what kind of money you are touching? Do you ever consider that this money is soaked in blood? <text:line-break/><text:line-break/>I saw several of you demanding “independence from China”. I even witnessed some of you calling China a “terrorist” state. <text:line-break/><text:line-break/>Have you ever, seriously, compared the Chinese political system to that so-called “democracy” of the West? <text:line-break/><text:line-break/>Let me give you a simple quiz: In the last decades, how many countries have been attacked by China, and how many by the West? Just do a simple calculation, please. It is so simple; so clear. How many countries have been bombed to the ground, and thoroughly ruined by China, and how many by the West? <text:line-break/><text:line-break/>And democracy? In China, the government listens to its people. In reality, democracy means nothing more than the direct translation from Greek — rule of the people. In the People’s Republic of China, the government is working to improve the lives of its citizens, while building a global infrastructure for all (the Belt and Road Initiative). Now, look at the West: Most of the citizens in North America and Europe hate their system, but cannot get rid of it. Some of you regularly travel to the West: Don’t you hear what the people are saying there? <text:line-break/><text:line-break/>In the last two decades, China has lifted up hundreds of millions out of poverty. In the West, the governments have buried billions of people in misery in all their colonies. Despite of the terrible plunder of the world, tens of millions are destitute at home, in both North America and Europe. <text:line-break/><text:line-break/>Despite of the not-too-high GDP per capita, China has almost no misery, while tens of millions of the US citizens are living in poverty. There are many more prisoners (per capita) in the US prisons, than in the Chinese ones. <text:line-break/><text:line-break/>Many US prisons are now privatized: It is a big business. The more that are held behind bars, the bigger the profit! <text:line-break/><text:line-break/>Is this a system in which you’d want to live? Is it, really? <text:line-break/><text:line-break/>I know the West very well. And I know China. These days, in Hong Kong, some of you are waving Western flags, while insulting Beijing. <text:line-break/><text:line-break/>The West has the most powerful propaganda on Earth. It has the ability to twist everything, to call black white, and vice versa.<text:line-break/><text:line-break/>But frankly, it is Beijing that has the ability and desire to help solve the problems of Hong Kong. <text:line-break/><text:line-break/>Do you really think that Washington, London or Berlin are genuinely interested in helping your city? I am convinced that they only want to break China, and to continue ruling over the world. <text:line-break/><text:line-break/>To conclude this letter, let me say what has to be said. After speaking to people that are now angrily waving black banners, as well as US and UK flags, I realized that they know very little about the state of the world. And, they do not want to listen to different points of view. When confronted intellectually, they become violent. <text:line-break/><text:line-break/>That is not a democratic approach; not at all. <text:line-break/><text:line-break/>I suggest we talk. Publicly. Let us debate the very definitions of democracy. Let us discuss who has done more harm to the world: China or the West? I am ready, anytime. <text:line-break/><text:line-break/>If the leaders of Hong Kong riots, or “protests”, are confident that they are correct, let us face each other, in front of microphones and cameras. <text:line-break/><text:line-break/>I love your city. I love Hong Kong. I love China. And I strongly believe that China and Hong Kong are one beautiful, inseparable entity. <text:line-break/><text:line-break/>I am ready to give my best proving that point. <text:line-break/><text:line-break/>Andre Vltchek is a philosopher, novelist, filmmaker and investigative journalist. He has covered wars and conflicts in dozens of countries. He is the author of 20 books including“China’s Belt and Road Initiative”, and “China and Ecological Civilization". <text:line-break/><text:line-break/><text:a xlink:type="simple" xlink:href="https://www.chinadailyhk.com/articles/58/161/122/1578014479529.html"><text:span text:style-name="T6">https://www.chinadailyhk.com/articles/58/161/122/1578014479529.html</text:span></text:a><text:s/><text:line-break/><text:line-break/>—— </text:p>
      <text:p text:style-name="P7"><text:span text:style-name="T7">陳真</text:span><text:span text:style-name="T1"><text:s/>  |  2020.09.22 15:53   |   </text:span><text:a xlink:type="simple" xlink:href="http://palinfo.habago.org/Entry?Command=Information_PrintForum#FORUM39975"><text:span text:style-name="T2">#</text:span></text:a></text:p>
      <text:p text:style-name="P8"><text:span text:style-name="T1">參加巴勒網站樁的朋友，大多應該見過曾醫師，他也來參加過好幾次。上個月</text:span><text:span text:style-name="T8"><text:s/>(8</text:span><text:span text:style-name="T1">月</text:span><text:span text:style-name="T8">) 13</text:span><text:span text:style-name="T1">日，曾醫師過世。本周日</text:span><text:span text:style-name="T8">(9 </text:span><text:span text:style-name="T1">月</text:span><text:span text:style-name="T8">27</text:span><text:span text:style-name="T1">日</text:span><text:span text:style-name="T8">)</text:span><text:span text:style-name="T1">下午一點半在台大集思會議中心有個追思會。除了現場參與，亦有直播及線上會議。相關資訊如下。</text:span><text:span text:style-name="T8"><text:line-break/><text:line-break/></text:span><text:span text:style-name="T1">另外，底下有一篇良哲寫的有關曾醫師的文章</text:span><text:span text:style-name="T8">--</text:span><text:span text:style-name="T1">《麥子不死》。趙剛老師和陳美霞老師也分別寫了紀念文，請看：</text:span><text:span text:style-name="T8"><text:line-break/><text:line-break/></text:span><text:span text:style-name="T1">陳美霞：《為社會改造的進步事業爭奪話語權的左翼戰士</text:span><text:span text:style-name="T8">—</text:span><text:span text:style-name="T1">曾健民醫師》</text:span><text:span text:style-name="T8"><text:line-break/></text:span><text:a xlink:type="simple" xlink:href="https://bit.ly/35WXrIQ"><text:span text:style-name="T4">https://bit.ly/35WXrIQ</text:span></text:a><text:span text:style-name="T8"><text:line-break/><text:line-break/></text:span><text:span text:style-name="T1">趙剛：《追</text:span><text:span text:style-name="T9">忆曾医师》</text:span><text:span text:style-name="T8"><text:line-break/></text:span><text:a xlink:type="simple" xlink:href="https://bit.ly/32NYloQ"><text:span text:style-name="T4">https://bit.ly/32NYloQ</text:span></text:a><text:span text:style-name="T8"><text:line-break/><text:line-break/></text:span><text:span text:style-name="T1">在這樣一個瀰漫輕薄之風的島上，紀念這樣一個言行厚重的前輩，我有一種言語用盡的感覺。我知道，到頭來，是一個人的生命產生重量，而非僅僅他的話語如何。</text:span><text:span text:style-name="T8"><text:line-break/><text:line-break/></text:span><text:span text:style-name="T1">陳真</text:span><text:span text:style-name="T8">2020. 09. 22.<text:line-break/><text:line-break/>========================<text:line-break/></text:span><text:a xlink:type="simple" xlink:href="https://bit.ly/3iRuWjj"><text:span text:style-name="T4">https://bit.ly/3iRuWjj</text:span></text:a><text:span text:style-name="T8"><text:line-break/><text:line-break/></text:span><text:span text:style-name="T1">【為了前進的回顧：曾健民醫師追思紀念會】</text:span><text:span text:style-name="T8"><text:line-break/><text:line-break/></text:span><text:span text:style-name="T10">❝</text:span><text:span text:style-name="T1">有正確的歷史認識，才不至於看不清楚而走跛躓的路。</text:span><text:span text:style-name="T10">❞</text:span><text:span text:style-name="T8"><text:line-break/><text:line-break/></text:span><text:span text:style-name="T1">時間：</text:span><text:span text:style-name="T8">9</text:span><text:span text:style-name="T1">月</text:span><text:span text:style-name="T8">27</text:span><text:span text:style-name="T1">日（星期日）下午</text:span><text:span text:style-name="T8">1</text:span><text:span text:style-name="T1">時入場、</text:span><text:span text:style-name="T8">1</text:span><text:span text:style-name="T1">時</text:span><text:span text:style-name="T8">30</text:span><text:span text:style-name="T1">分開始</text:span><text:span text:style-name="T8"><text:line-break/></text:span><text:span text:style-name="T1">地點：台大集思會議中心蘇格拉底廳（台北市羅斯福路四段</text:span><text:span text:style-name="T8">85</text:span><text:span text:style-name="T1">號</text:span><text:span text:style-name="T8">B1</text:span><text:span text:style-name="T1">）</text:span><text:span text:style-name="T8"><text:line-break/><text:line-break/></text:span><text:span text:style-name="T1">主辦：台灣社會科學研究會、人間出版社</text:span><text:span text:style-name="T8"><text:line-break/><text:line-break/></text:span><text:span text:style-name="T1">直播通知</text:span><text:span text:style-name="T8"><text:line-break/><text:line-break/></text:span><text:span text:style-name="T1">【人間出版社】臉書專頁當天將同步直播</text:span><text:span text:style-name="T8"><text:line-break/><text:line-break/></text:span><text:a xlink:type="simple" xlink:href="https://reurl.cc/e8Dk6L"><text:span text:style-name="T4">https://reurl.cc/e8Dk6L</text:span></text:a><text:span text:style-name="T8"><text:line-break/><text:line-break/></text:span><text:span text:style-name="T1">大陸朋友當天可加入</text:span><text:span text:style-name="T8"><text:s/>Zoom </text:span><text:span text:style-name="T1">會議，共同參與</text:span><text:span text:style-name="T8"><text:line-break/><text:line-break/></text:span><text:span text:style-name="T1">時間：</text:span><text:span text:style-name="T8">2020</text:span><text:span text:style-name="T1">年</text:span><text:span text:style-name="T8">9</text:span><text:span text:style-name="T1">月</text:span><text:span text:style-name="T8">27</text:span><text:span text:style-name="T1">日</text:span><text:span text:style-name="T8"><text:s/></text:span><text:span text:style-name="T1">下午</text:span><text:span text:style-name="T8">01:00<text:line-break/><text:line-break/></text:span><text:a xlink:type="simple" xlink:href="https://us02web.zoom.us/j/2714261625"><text:span text:style-name="T4">https://us02web.zoom.us/j/2714261625</text:span></text:a><text:span text:style-name="T8"><text:line-break/><text:line-break/></text:span><text:span text:style-name="T1">會議</text:span><text:span text:style-name="T8"><text:s/>ID</text:span><text:span text:style-name="T1">：</text:span><text:span text:style-name="T8">271 426 1625<text:line-break/><text:line-break/>========================<text:line-break/></text:span><text:span text:style-name="T1">麥子不死</text:span><text:span text:style-name="T8"><text:line-break/><text:line-break/></text:span><text:span text:style-name="T1">頭一回見到曾醫師應該是在新竹交大的陳映真研討會。才剛開始重新認識陳映真的我，和曾醫師並不相識。會議結束後我在前往搭車的路上，看到他和兩個方才在會議裡頭發言的青年人（邱士杰、張鈞凱）在大學路路口賣著米粉的店家裡，相當熱情地繼續著討論。這個景象一直停留在我的記憶裡。</text:span><text:span text:style-name="T8"><text:line-break/><text:line-break/>2012</text:span><text:span text:style-name="T1">年受邀加入《立報》筆陣，輪著撰寫「左右看」專欄，我注意到署名曾健民的「瞭望臺」專欄，總是在極其有限的字數裡，深入淺出的「科普」國際局勢與議論時政。藉著同是《立報》作者的身份，在一次活動中與曾醫師相識交談。後來聽曾醫師說才知道，他也數度化名「官土生」（左看）和「曾成」（右看），輪流寫著「左右看」。</text:span><text:span text:style-name="T8"><text:line-break/><text:line-break/>2013</text:span><text:span text:style-name="T1">年春天和師友拜訪曾醫師，以回應曾醫師在李文吉大哥告別式上對我們兩人的熱情邀約。談話中意外促成一個小小的讀書會，曾醫師意志高昂地要陪著我們唸書。本意是從</text:span><text:span text:style-name="T8">70</text:span><text:span text:style-name="T1">年代重新認識台灣社會，《清理與批判》與鄉土文學論戰是最開始的起點，但隨即便轉為政治經濟學的《台灣戰後經濟分析》與《台灣之經濟</text:span><text:span text:style-name="T8">——</text:span><text:span text:style-name="T1">典型</text:span><text:span text:style-name="T8">NIES</text:span><text:span text:style-name="T1">之成就與問題》，最終在</text:span><text:span text:style-name="T8">2015</text:span><text:span text:style-name="T1">年秋天結束於《新自由主義簡史》。</text:span><text:span text:style-name="T8"><text:line-break/><text:line-break/></text:span><text:span text:style-name="T1">因著讀書會，我和曾醫師有了比較多的互動。有時是曾醫師遇上了技術問題，需要找人幫忙掃描文件翻拍照片，或是排除電腦障礙。有時是曾醫師和師母從東部帶回的農作物，或是師母自製的咖哩，要我帶回家分給妻小。有時是曾醫師打來問候近況，關心我日常生活。</text:span><text:span text:style-name="T8"><text:line-break/><text:line-break/></text:span><text:span text:style-name="T1">他也關注著「紀念若雪巴勒斯坦資訊網」的動態，時常對我讚賞陳真寫的新的文章，又說起巴勒斯坦與中東的最新動態，對於巴勒網每月的站樁行動總是表達他的關心與敬意。他曾與巴勒網的朋友一同在路上掛著標語靜站，也曾並肩與勞動黨的同志在</text:span><text:span text:style-name="T8">AIT</text:span><text:span text:style-name="T1">前反對美國霸權。</text:span><text:span text:style-name="T8"><text:line-break/><text:line-break/></text:span><text:span text:style-name="T1">理應是晚輩關心問候長輩，我卻讓長輩打電話來關切自己，其實有些失禮有點難為情，但我又很喜歡接到曾醫師打來的電話，那是父兄親切的關懷與問候。並且，因著彼此關心的事情有所交集，觀點有些相似，於是可以暢所欲言。在世局急遽惡化之際，曾醫師雖然憂心，卻又有著堅定沉著的目光冷靜觀察這一切的發展；或有些許感嘆，卻總不帶過激的情緒。聽著他的分析，總能讓憂憤卻不知所措的我的心情，得以回復平穩。「是啊，確實是這樣子的，不過</text:span><text:span text:style-name="T8">……</text:span><text:span text:style-name="T1">」，「</text:span><text:span text:style-name="T8">……</text:span><text:span text:style-name="T1">是這樣子的」。在交談之間，曾醫師時常用著這樣的開頭與結尾回應。他和人道別時的一聲「再見！」，總是保持著積極的肯定的上揚聲調。此後再也接不到他的電話，再也聽不到那樣的語調。</text:span><text:span text:style-name="T8"><text:line-break/><text:line-break/></text:span><text:span text:style-name="T1">我不只常困頓於時局，也困頓於生活。對於人生，對於孩子，總有許多想不透解不開的問題。曾醫師知道我的駑鈍不堪，總會和我分享他的經歷。這才知道他為了擔起家庭的擔子而赴日求學，小有成就之際，又在現實的考量下打消繼續深造的念頭。不管最後選擇走上哪條路，只要自己不後悔，都好。他這麼說著。他也數次提及在日本執業數年後舉家返台的往事，對於這個決定他並不後悔，但因此造成妻兒在生活上的不便與矛盾，他一直抱有為人夫為人父的不捨和歉意。</text:span><text:span text:style-name="T8"><text:line-break/>   <text:line-break/></text:span><text:span text:style-name="T1">這幾年得知曾醫師要退休，便一直鼓吹他親手完成自己的回憶錄。在這個處處可見偽史顛倒是非的年代裡，若藉由他的人生經歷作為一面史鏡，後生晚輩便能多一個機會撥開那刻意人為的團團迷霧，更為貼近於真實的共同過往。他認真地考慮過這事，也很積極地設想著退休後的寫作計畫，打算要在花蓮靜心書寫，專注地完成那些懸置多年的未竟之業。</text:span><text:span text:style-name="T8"><text:line-break/><text:line-break/></text:span><text:span text:style-name="T1">可惜</text:span><text:span text:style-name="T8">………………………………….<text:line-break/><text:line-break/></text:span><text:span text:style-name="T1">在曾醫師離去後，我總是會想著，是不是我們消耗太多曾醫師的時間？如果他能更為專注於「光復史研究」，花更多時間奮力於他和陳映真共同的未完志業，用更多精神整理出自己的成長軌跡與心路歷程，是不是就能為後人留下更多更好的研究成果與解毒良方？是不是他就不會離開得這麼匆忙？</text:span><text:span text:style-name="T8"><text:line-break/><text:line-break/></text:span><text:span text:style-name="T1">但另一方面，人生若能重來一回，我還是會希望我所認識的曾醫師，是那麼樣的在乎和關心他身旁的人。他讓我認識到持守的信念、亂世裡的盼望、真誠的關愛、與批判的觀點和奮力不懈的耕耘，是可以同時並存的。他讓「相互生疏的人，重新建立對彼此生活與情感的理解</text:span><text:span text:style-name="T8">[……]</text:span><text:span text:style-name="T1">為了再造一個新的、優美的、崇高的精神文明，和睦團結，熱情地生活」。</text:span><text:span text:style-name="T8"><text:line-break/><text:line-break/></text:span><text:span text:style-name="T1">誠願曾醫師在人生旅途所留下的佳美腳跡，都能成為一粒粒的落地麥子：記著他的堅忍與毅力，好洗滌我們的軟弱與不堪；記著他的良善與謙遜，好激勵我們結出更多的子粒。讓落地的麥子不死，不過換種形式，一代一代地延續著它所該做的事。</text:span><text:span text:style-name="T8"><text:line-break/> <text:line-break/>2020</text:span><text:span text:style-name="T1">年</text:span><text:span text:style-name="T8">9</text:span><text:span text:style-name="T1">月</text:span><text:span text:style-name="T8">18</text:span><text:span text:style-name="T1">日</text:span><text:span text:style-name="T8"><text:s/></text:span><text:span text:style-name="T1">於板橋</text:span></text:p>
      <text:p text:style-name="P7"><text:span text:style-name="T7">陳真</text:span><text:span text:style-name="T1"><text:s/>  |  2020.09.21 01:18   |   </text:span><text:a xlink:type="simple" xlink:href="http://palinfo.habago.org/Entry?Command=Information_PrintForum#FORUM39974"><text:span text:style-name="T2">#</text:span></text:a></text:p>
      <text:p text:style-name="P9"><text:span text:style-name="T1">武統必勝，問題是然後呢？</text:span><text:span text:style-name="T8"><text:line-break/><text:line-break/></text:span><text:span text:style-name="T1">陳真</text:span><text:span text:style-name="T8"><text:line-break/><text:line-break/>2020. 09. 21.<text:line-break/><text:line-break/><text:line-break/></text:span><text:span text:style-name="T1">同學，你想得太美了。切香腸的人當然就是操盤者，決定大盤的走勢，至於被切的人只能無奈地不斷更改既定步伐，左支右絀，被動因應。</text:span><text:span text:style-name="T8"><text:line-break/><text:line-break/></text:span><text:span text:style-name="T1">如果不是美國攪事，台灣問題根本不是問題，更不是一個急迫需要處理的問題。但如今大陸卻被逼得只好被迫因應。</text:span><text:span text:style-name="T8"><text:line-break/><text:line-break/></text:span><text:span text:style-name="T1">對於大陸來說，處理台灣問題的時程，排得越晚越好，越容易解決。因為，惟有當你實力足夠強大時，處理過程就越少副作用。反之，則有可能構成一種重大傷害。</text:span><text:span text:style-name="T8"><text:line-break/><text:line-break/></text:span><text:span text:style-name="T1">美國當然不可能笨到等你實力夠強時才打壓你，他一定會在你尚未茁壯之際就想辦法把你打垮，而台灣就是美國的一枚人肉炸彈。這個炸彈，不可能一直擱著，擱到發霉生鏽而失去效用。</text:span><text:span text:style-name="T8"><text:line-break/><text:line-break/></text:span><text:span text:style-name="T1">也就是說，在這場中美博奕中，美國毫無疑問是居於上風者，祖國幾年來只能一路挨打，被動接招，勉強撐住。而且，美國做的全是無本生意；一方面既可從台灣大撈數千億軍火財及各種賄款，一方面則可坐收漁翁之利；兩岸打得越血腥越凶狠越慘烈，美國就越爽越有利。</text:span><text:span text:style-name="T8"><text:line-break/><text:line-break/></text:span><text:span text:style-name="T1">因此，中國大陸對於台灣，打也不是，不打也不是。打則落人圈套，不打則動搖國本，兩者都有可能是毀滅性的。如果以為大陸目前攻打台灣只是什麼輕而易舉、百利而無一害之事，那真的是存心自欺欺人，完全就是無稽之談。</text:span><text:span text:style-name="T8"><text:line-break/><text:line-break/></text:span><text:span text:style-name="T1">我並不是說大陸不會在短期內</text:span><text:span text:style-name="T8"><text:s/>(</text:span><text:span text:style-name="T1">例如一兩年內或更短</text:span><text:span text:style-name="T8">) </text:span><text:span text:style-name="T1">發動武統，而是說，武不武統，決定權不在大陸手上，而是由美國叫牌。別說打仗，就算只是一般下祺，你也該知道，對方一定會想方設法打敗你。因此，你根本不可能心存僥倖，以為敵人會對你懷抱仁慈善意，那是絕對不可能的事。</text:span><text:span text:style-name="T8"><text:line-break/><text:line-break/></text:span><text:span text:style-name="T1">因此，任何考量與作法都不應該以敵人的善意為前提，反倒是應該認清一點就是：敵人一定會用盡手段，把他對你的傷害給最大化。</text:span><text:span text:style-name="T8"><text:line-break/><text:line-break/></text:span><text:span text:style-name="T1">還有一點常見的誤解就是表面上的所謂勝負。我相信大陸武統台灣一定會成功，我從不懷疑這一點。問題是然後呢？</text:span><text:span text:style-name="T8"><text:line-break/><text:line-break/></text:span><text:span text:style-name="T1">真正會打到一兵一卒的是解放軍。為什麼呢？因為大陸如果連台灣都打不下，整個中國大陸勢必四分五裂，全面崩盤。也就是說，統一台灣，對於大陸沒有多大好處，甚至不痛不癢，但是，台灣一旦永久失去，在政治上，對於大陸卻是毀滅性的打擊。因此，大陸就算打到最後一人都不可能放棄台灣，除非整個國家失控瓦解，分崩離析，再度淪為西方列強的俎上肉。</text:span><text:span text:style-name="T8"><text:line-break/><text:line-break/></text:span><text:span text:style-name="T1">成功武統台灣不是問題，問題是大陸所付出的代價將會造成何種影響。台灣做為美國的人肉炸彈，不一定得把大陸毀滅才叫做美國</text:span><text:span text:style-name="T8"><text:s/>"</text:span><text:span text:style-name="T1">勝利</text:span><text:span text:style-name="T8">"</text:span><text:span text:style-name="T1">。</text:span><text:span text:style-name="T8">  </text:span><text:span text:style-name="T1">站在美國人的立場，它並不需要把中國大陸消滅才算</text:span><text:span text:style-name="T8"><text:s/>"</text:span><text:span text:style-name="T1">贏</text:span><text:span text:style-name="T8">"</text:span><text:span text:style-name="T1">，它只要讓你整個發展倒退或延遲若干年，打回某個關鍵點，就足以讓你繼續臣服在西方帝國鐵蹄下數十年而難以翻身。</text:span><text:span text:style-name="T8"><text:line-break/><text:line-break/></text:span><text:span text:style-name="T1">對美國人來講，這就是勝利。也就是說，祖國收復台灣的代價，如果是往後數十年將難以翻身挑戰美國，那麼，美國就可以繼續高枕無憂，繼續稱霸天下為所欲為。</text:span><text:span text:style-name="T8"><text:line-break/><text:line-break/></text:span><text:span text:style-name="T1">我想說的是，把</text:span><text:span text:style-name="T8"><text:s/>"</text:span><text:span text:style-name="T1">勝負</text:span><text:span text:style-name="T8">" </text:span><text:span text:style-name="T1">定義為能否武統成功，其實毫無意義。因為沒有一個腦子正常的人會懷疑武統不成功，重點是，這個所謂</text:span><text:span text:style-name="T8"><text:s/>"</text:span><text:span text:style-name="T1">成功</text:span><text:span text:style-name="T8">" </text:span><text:span text:style-name="T1">將會付出多少代價，而這個代價很可能是讓整個歷史倒退回到二、三十年前由美國徹底稱霸的國際局面，而中國或中華民族之所謂復興，將又再度遙遙無期，甚至很可能重演西方列強荼毒中國的血淚史。</text:span><text:span text:style-name="T8"><text:line-break/><text:line-break/></text:span><text:span text:style-name="T1">如果我的想法是對的，那麼，大陸現在一定是被迫加速武裝，進行武統準備，並且會想辦法讓武統代價控制在一定的範圍內。至於美國，那就更容易理解了。它一定會儘可能讓大陸受到最大傷害。但美國不一定要選擇台海為唯一戰場，它也有可能在南海或中印之間挑起戰火，或是同時引爆整個區域戰爭。</text:span><text:span text:style-name="T8"><text:line-break/><text:line-break/></text:span><text:span text:style-name="T1">比起台灣，更有能力擔任</text:span><text:span text:style-name="T8"><text:s/>"</text:span><text:span text:style-name="T1">人肉炸彈</text:span><text:span text:style-name="T8">" </text:span><text:span text:style-name="T1">角色的是印度，一方面它是核武大國，一方面人口多，更重要的是極度親美反華的印度，政治腐敗血腥到極點，而且非常反智，比台灣還荒唐恐怖千百倍。印度才是核彈級的美製人肉炸彈。在中美鬥爭中，印度的戲份肯定跑不掉。</text:span><text:span text:style-name="T8"><text:line-break/><text:line-break/></text:span><text:span text:style-name="T1">關於印度和莫迪，請見我去年六月寫的一篇文章，建議一讀：</text:span><text:span text:style-name="T8"><text:line-break/><text:line-break/></text:span><text:a xlink:type="simple" xlink:href="https://bit.ly/3cfHiza"><text:span text:style-name="T4">https://bit.ly/3cfHiza</text:span></text:a><text:span text:style-name="T8"><text:line-break/><text:line-break/></text:span><text:span text:style-name="T1">印度這個所謂</text:span><text:span text:style-name="T8"><text:s/>"</text:span><text:span text:style-name="T1">民主國家</text:span><text:span text:style-name="T8">"</text:span><text:span text:style-name="T1">，對付自己人尚且如此血腥殘暴而野蠻，非常容易煽動仇恨，你很難期待它的國民具有足夠理性來面對國際問題。然而，這樣一個火藥庫般的瘋狂印度，卻是美國對付中國的最佳打手；哪天如果在美國的煽動下，突然朝大陸丟個核子彈，我也不會感到意外。</text:span></text:p>
      <text:p text:style-name="P7"><text:span text:style-name="T7">歌川</text:span><text:span text:style-name="T1"><text:s/>  |  2020.09.19 07:18   |   </text:span><text:a xlink:type="simple" xlink:href="http://palinfo.habago.org/Entry?Command=Information_PrintForum#FORUM39973"><text:span text:style-name="T2">#</text:span></text:a></text:p>
      <text:p text:style-name="P8"><text:span text:style-name="T1">大陸這近來非常罕見頻頻軍演，這不是例行演習，而是有針對性，絕大部分是應對美國在南海的威脅，有些是準備中印可能發生的戰爭，還有幾個突然宣布在台灣附近的演習，是在警告台灣與美國，大陸有決心有能力武統，不要過線。</text:span><text:span text:style-name="T8"><text:line-break/></text:span><text:span text:style-name="T1">比如</text:span><text:span text:style-name="T8"><text:line-break/></text:span><text:span text:style-name="T1">美國運輸機過台灣領空，隔日大陸軍機過海峽中線。</text:span><text:span text:style-name="T8"><text:line-break/></text:span><text:span text:style-name="T1">美國衛生部長來台，大陸在海峽兩端軍演。</text:span><text:span text:style-name="T8"><text:line-break/></text:span><text:span text:style-name="T1">美國軍機飛過東沙島，就在東沙島與台灣之間的海域，舉辦聯合海空軍演。</text:span><text:span text:style-name="T8"><text:line-break/></text:span><text:span text:style-name="T1">美次卿來台，大陸东部战区在台海</text:span><text:span text:style-name="T9">进行战备警巡和海空联合演练，解放军</text:span><text:span text:style-name="T8">18</text:span><text:span text:style-name="T1">架战机挂弹</text:span><text:span text:style-name="T9">进台湾空域。</text:span><text:span text:style-name="T8"><text:line-break/><text:line-break/><text:line-break/><text:line-break/></text:span><text:span text:style-name="T1">演習消息</text:span><text:span text:style-name="T8">(</text:span><text:span text:style-name="T1">或者稱實戰化演練</text:span><text:span text:style-name="T8">)</text:span><text:span text:style-name="T1">，大致會這樣強調</text:span><text:span text:style-name="T8"><text:s/>:<text:line-break/>===<text:line-break/></text:span><text:span text:style-name="T1">个别大国在涉台</text:span><text:span text:style-name="T9">问题上消极动向不断，向</text:span><text:span text:style-name="T8">“</text:span><text:span text:style-name="T1">台独</text:span><text:span text:style-name="T8">”</text:span><text:span text:style-name="T1">势力发出</text:span><text:span text:style-name="T9">严重错误信号，严重威胁台海地区和平与稳定。台湾是中国领土神圣不可分割的一部</text:span><text:span text:style-name="T8"><text:s/></text:span><text:span text:style-name="T1">分，战区部</text:span><text:span text:style-name="T9">队组织的巡逻和训练活动，是针对当前台海安全形势和维护国家主权需要采取的必要行动。战区部队将时刻保持高度戒备，采取一切必要措施，坚决回击一切制造</text:span><text:span text:style-name="T8">“</text:span><text:span text:style-name="T1">台独</text:span><text:span text:style-name="T8">”</text:span><text:span text:style-name="T1">、分裂国家的挑衅行</text:span><text:span text:style-name="T9">为，坚决捍卫国家主权和领土完整。</text:span><text:span text:style-name="T8"><text:line-break/>===<text:line-break/><text:line-break/></text:span><text:span text:style-name="T1">大陸反制之道很直接</text:span><text:span text:style-name="T8"><text:line-break/></text:span><text:span text:style-name="T1">在台灣防空識別範圍內，美國軍機區飛到那裡，對岸軍機就來那裡。</text:span><text:span text:style-name="T8"><text:line-break/></text:span><text:span text:style-name="T1">所以</text:span><text:span text:style-name="T8"><text:line-break/></text:span><text:span text:style-name="T1">胡錫進：美國高官來一次</text:span><text:span text:style-name="T8"><text:s/></text:span><text:span text:style-name="T1">戰機就逼近台灣一步</text:span><text:span text:style-name="T8"><text:line-break/></text:span><text:a xlink:type="simple" xlink:href="https://newtalk.tw/news/view/2020-09-18/467357"><text:span text:style-name="T4">https://newtalk.tw/news/view/2020-09-18/467357</text:span></text:a><text:span text:style-name="T8"><text:line-break/><text:line-break/></text:span><text:span text:style-name="T1">大陸網友用很形象的比喻形容</text:span><text:span text:style-name="T8"><text:line-break/>===<text:line-break/></text:span><text:span text:style-name="T1">美国和台湾以</text:span><text:span text:style-name="T9">为用</text:span><text:span text:style-name="T8">“</text:span><text:span text:style-name="T1">切香</text:span><text:span text:style-name="T9">肠</text:span><text:span text:style-name="T8">”</text:span><text:span text:style-name="T1">的方式</text:span><text:span text:style-name="T9">让某些幻想成为事实。</text:span><text:span text:style-name="T8"><text:line-break/></text:span><text:span text:style-name="T1">但实际上，借力打力我</text:span><text:span text:style-name="T9">们可是老祖宗。</text:span><text:span text:style-name="T8"><text:line-break/></text:span><text:span text:style-name="T1">美国</text:span><text:span text:style-name="T8">or</text:span><text:span text:style-name="T1">台湾切一片（</text:span><text:span text:style-name="T9">试探一下），我们顺势切一片（回应一下），大陆始终粘着不放，你会发现这个切香肠的过程已经不可逆不可停了。</text:span><text:span text:style-name="T8"><text:line-break/></text:span><text:span text:style-name="T1">而美国</text:span><text:span text:style-name="T9">绝对不可能也没有条件一直赖在台湾。</text:span><text:span text:style-name="T8"><text:line-break/></text:span><text:span text:style-name="T1">所以，我把</text:span><text:span text:style-name="T9">话撂这，切最后一下的一定是大陆。</text:span><text:span text:style-name="T8"><text:line-break/></text:span><text:span text:style-name="T1">意思就是你</text:span><text:span text:style-name="T9">来一刀我去一刀，最后莫名其妙发现大陆武统了，而且是雷声大雨点小的武统成功了。</text:span><text:span text:style-name="T8"><text:line-break/>===<text:line-break/><text:line-break/></text:span><text:span text:style-name="T1">金教授在</text:span><text:span text:style-name="T8">2020</text:span><text:span text:style-name="T1">年</text:span><text:span text:style-name="T8">9</text:span><text:span text:style-name="T1">月</text:span><text:span text:style-name="T8">17</text:span><text:span text:style-name="T1">日的「政委點金」，表情很嚴肅，他擔心這樣一刀一刀切下去，最後切到骨頭，大陸必然要反應。</text:span><text:span text:style-name="T8"><text:line-break/></text:span><text:span text:style-name="T1">金燦榮：台灣離獨立還有多遠？美副國務卿都打上門了</text:span><text:span text:style-name="T8"><text:line-break/></text:span><text:a xlink:type="simple" xlink:href="https://youtu.be/xU9LvPm8pNw"><text:span text:style-name="T4">https://youtu.be/xU9LvPm8pNw</text:span></text:a><text:span text:style-name="T8"><text:line-break/><text:line-break/></text:span><text:span text:style-name="T1">搧風點火拉仇恨的</text:span><text:span text:style-name="T8">1450</text:span><text:span text:style-name="T1">，沒有良心禍國殃民的人渣，難道你們不怕嗎</text:span><text:span text:style-name="T8"><text:s/>? </text:span><text:span text:style-name="T1">還是收斂點吧。</text:span><text:span text:style-name="T8"><text:line-break/><text:line-break/></text:span><text:span text:style-name="T1">整理大陸</text:span><text:span text:style-name="T8">8</text:span><text:span text:style-name="T1">月</text:span><text:span text:style-name="T8">13</text:span><text:span text:style-name="T1">日至</text:span><text:span text:style-name="T8">9</text:span><text:span text:style-name="T1">月</text:span><text:span text:style-name="T8">18</text:span><text:span text:style-name="T1">日的軍演消息。</text:span><text:span text:style-name="T8"><text:line-break/><text:line-break/>2020</text:span><text:span text:style-name="T1">年</text:span><text:span text:style-name="T8"><text:line-break/><text:line-break/>09-18<text:line-break/></text:span><text:span text:style-name="T1">解放</text:span><text:span text:style-name="T9">军</text:span><text:span text:style-name="T8">18</text:span><text:span text:style-name="T1">架战机挂弹</text:span><text:span text:style-name="T9">进台湾空域，台军战机紧急升空</text:span><text:span text:style-name="T8"><text:line-break/><text:line-break/>09-18<text:line-break/></text:span><text:span text:style-name="T1">东部战区在台海</text:span><text:span text:style-name="T9">进行战备警巡和海空联合演练</text:span><text:span text:style-name="T8"><text:line-break/><text:line-break/>09-17<text:line-break/></text:span><text:span text:style-name="T1">西藏</text:span><text:span text:style-name="T9">军区某防空旅精准摧毁无人机</text:span><text:span text:style-name="T8">“</text:span><text:span text:style-name="T1">蜂群</text:span><text:span text:style-name="T8">”<text:line-break/><text:line-break/>09-17<text:line-break/></text:span><text:span text:style-name="T1">浙江海事局：</text:span><text:span text:style-name="T8">9</text:span><text:span text:style-name="T1">月</text:span><text:span text:style-name="T8">17</text:span><text:span text:style-name="T1">日在东海</text:span><text:span text:style-name="T9">进行军事演习，禁止驶入</text:span><text:span text:style-name="T8"><text:line-break/><text:line-break/>09-14<text:line-break/></text:span><text:span text:style-name="T1">某新型战机：</text:span><text:span text:style-name="T9">击落</text:span><text:span text:style-name="T8">“</text:span><text:span text:style-name="T9">敌</text:span><text:span text:style-name="T8">”17</text:span><text:span text:style-name="T1">架自身</text:span><text:span text:style-name="T8">0</text:span><text:span text:style-name="T9">损失</text:span><text:span text:style-name="T8"><text:line-break/>(</text:span><text:span text:style-name="T1">我</text:span><text:span text:style-name="T9">军首个换装歼</text:span><text:span text:style-name="T8">-20</text:span><text:span text:style-name="T1">的部</text:span><text:span text:style-name="T9">队</text:span><text:span text:style-name="T8">“</text:span><text:span text:style-name="T1">王海大</text:span><text:span text:style-name="T9">队</text:span><text:span text:style-name="T8">”</text:span><text:span text:style-name="T1">。文章提到，</text:span><text:span text:style-name="T8">“</text:span><text:span text:style-name="T1">王海大</text:span><text:span text:style-name="T9">队</text:span><text:span text:style-name="T8">”</text:span><text:span text:style-name="T1">年</text:span><text:span text:style-name="T9">轻飞行员陈鑫浩，驾驶新改装的</text:span><text:span text:style-name="T8">“</text:span><text:span text:style-name="T1">新型战机</text:span><text:span text:style-name="T8">”</text:span><text:span text:style-name="T1">，以</text:span><text:span text:style-name="T8">“</text:span><text:span text:style-name="T1">零</text:span><text:span text:style-name="T9">损伤</text:span><text:span text:style-name="T8">”</text:span><text:span text:style-name="T1">的代价一</text:span><text:span text:style-name="T9">举</text:span><text:span text:style-name="T8">“</text:span><text:span text:style-name="T9">击落敌机</text:span><text:span text:style-name="T8">”17</text:span><text:span text:style-name="T1">架。</text:span><text:span text:style-name="T8">)<text:line-break/><text:line-break/>09-14<text:line-break/></text:span><text:span text:style-name="T1">夜战！火箭</text:span><text:span text:style-name="T9">军某部子夜出击</text:span><text:span text:style-name="T8"><text:line-break/><text:line-break/>09-12<text:line-break/>9</text:span><text:span text:style-name="T1">月</text:span><text:span text:style-name="T8">13</text:span><text:span text:style-name="T1">日至</text:span><text:span text:style-name="T8">20</text:span><text:span text:style-name="T1">日，黄海南部</text:span><text:span text:style-name="T9">进行军事演习</text:span><text:span text:style-name="T8"><text:line-break/><text:line-break/>09-11<text:line-break/></text:span><text:span text:style-name="T1">浙江海事局：</text:span><text:span text:style-name="T8">12</text:span><text:span text:style-name="T1">日象山沿海</text:span><text:span text:style-name="T9">军事演习</text:span><text:span text:style-name="T8"><text:line-break/><text:line-break/>09-10<text:line-break/></text:span><text:span text:style-name="T1">解放</text:span><text:span text:style-name="T9">军</text:span><text:span text:style-name="T8">9</text:span><text:span text:style-name="T1">日、</text:span><text:span text:style-name="T8">10</text:span><text:span text:style-name="T1">日</text:span><text:span text:style-name="T9">连续两日派出多架次苏</text:span><text:span text:style-name="T8">-30</text:span><text:span text:style-name="T1">、</text:span><text:span text:style-name="T9">歼</text:span><text:span text:style-name="T8">-10</text:span><text:span text:style-name="T1">战机</text:span><text:span text:style-name="T9">进入台西南空域</text:span><text:span text:style-name="T8"><text:line-break/><text:line-break/>09-10<text:line-break/></text:span><text:span text:style-name="T1">蜂群</text:span><text:span text:style-name="T8">”</text:span><text:span text:style-name="T1">空投！西藏</text:span><text:span text:style-name="T9">军区演练无人机为前线送餐</text:span><text:span text:style-name="T8"><text:line-break/><text:line-break/>09-09<text:line-break/></text:span><text:span text:style-name="T1">西藏</text:span><text:span text:style-name="T9">军区总医院停机坪投入使用，实现医院到边防哨所无缝对接</text:span><text:span text:style-name="T8"><text:line-break/><text:line-break/>09-09<text:line-break/></text:span><text:span text:style-name="T1">南部战区海</text:span><text:span text:style-name="T9">军航空兵开展多型武器实弹攻击训练</text:span><text:span text:style-name="T8"><text:line-break/><text:line-break/>09-07<text:line-break/>9</text:span><text:span text:style-name="T1">月</text:span><text:span text:style-name="T8">8</text:span><text:span text:style-name="T1">日至</text:span><text:span text:style-name="T8">11</text:span><text:span text:style-name="T1">日，黄海北部</text:span><text:span text:style-name="T9">进行实弹射击</text:span><text:span text:style-name="T8"><text:line-break/><text:line-break/>09-07<text:line-break/>9</text:span><text:span text:style-name="T1">月</text:span><text:span text:style-name="T8">8</text:span><text:span text:style-name="T1">日、</text:span><text:span text:style-name="T8">9</text:span><text:span text:style-name="T1">日，黄海南部</text:span><text:span text:style-name="T9">进行实弹射击演习</text:span><text:span text:style-name="T8"><text:line-break/><text:line-break/>09-07<text:line-break/></text:span><text:span text:style-name="T1">渤海北部</text:span><text:span text:style-name="T8">9</text:span><text:span text:style-name="T1">月</text:span><text:span text:style-name="T8">7</text:span><text:span text:style-name="T1">日</text:span><text:span text:style-name="T8">12</text:span><text:span text:style-name="T1">时至</text:span><text:span text:style-name="T8">18</text:span><text:span text:style-name="T1">时执行</text:span><text:span text:style-name="T9">军事任务，禁止驶入</text:span><text:span text:style-name="T8"><text:line-break/><text:line-break/>09-04<text:line-break/></text:span><text:span text:style-name="T1">海峡黄海北部今起执行</text:span><text:span text:style-name="T9">军事任务，禁止驶入</text:span><text:span text:style-name="T8"><text:line-break/><text:line-break/>09-01<text:line-break/>9</text:span><text:span text:style-name="T1">月</text:span><text:span text:style-name="T8">2</text:span><text:span text:style-name="T1">日至</text:span><text:span text:style-name="T8">4</text:span><text:span text:style-name="T1">日，黄海南部</text:span><text:span text:style-name="T9">进行实弹演习</text:span><text:span text:style-name="T8"><text:line-break/><text:line-break/>08-31<text:line-break/>9</text:span><text:span text:style-name="T1">月</text:span><text:span text:style-name="T8">1</text:span><text:span text:style-name="T1">日至</text:span><text:span text:style-name="T8">22</text:span><text:span text:style-name="T1">日渤海海域将执行</text:span><text:span text:style-name="T9">军事任务</text:span><text:span text:style-name="T8"><text:line-break/><text:line-break/>08-27<text:line-break/></text:span><text:span text:style-name="T1">美媒：中国向南海</text:span><text:span text:style-name="T9">试射</text:span><text:span text:style-name="T8">“</text:span><text:span text:style-name="T1">航母</text:span><text:span text:style-name="T9">杀手</text:span><text:span text:style-name="T8">”<text:line-break/><text:line-break/>08-26<text:line-break/></text:span><text:span text:style-name="T1">浙江海事局：东海某海域</text:span><text:span text:style-name="T8">27</text:span><text:span text:style-name="T1">日起</text:span><text:span text:style-name="T9">进行实际使用武器训练</text:span><text:span text:style-name="T8"><text:line-break/><text:line-break/>08-23<text:line-break/>8</text:span><text:span text:style-name="T1">月</text:span><text:span text:style-name="T8">24</text:span><text:span text:style-name="T1">日至</text:span><text:span text:style-name="T8">29</text:span><text:span text:style-name="T1">日南海粤东海域</text:span><text:span text:style-name="T9">进行军事训练</text:span><text:span text:style-name="T8"><text:line-break/><text:line-break/>08-23<text:line-break/>8</text:span><text:span text:style-name="T1">月</text:span><text:span text:style-name="T8">24</text:span><text:span text:style-name="T1">日至</text:span><text:span text:style-name="T8">9</text:span><text:span text:style-name="T1">月</text:span><text:span text:style-name="T8">30</text:span><text:span text:style-name="T1">日渤海某海域执行实弹射</text:span><text:span text:style-name="T9">击活动</text:span><text:span text:style-name="T8"><text:line-break/><text:line-break/>08-18<text:line-break/></text:span><text:span text:style-name="T1">凌晨</text:span><text:span text:style-name="T8">4</text:span><text:span text:style-name="T1">点，西藏</text:span><text:span text:style-name="T9">军区进行高原实弹射击演练</text:span><text:span text:style-name="T8"><text:line-break/><text:line-break/>08-13<text:line-break/></text:span><text:span text:style-name="T1">东部战区在台湾海峡及南北两端</text:span><text:span text:style-name="T9">连续组织实战化演练</text:span></text:p>
      <text:p text:style-name="P7"><text:span text:style-name="T7">陳真</text:span><text:span text:style-name="T1"><text:s/>  |  2020.09.19 02:53   |   </text:span><text:a xlink:type="simple" xlink:href="http://palinfo.habago.org/Entry?Command=Information_PrintForum#FORUM39971"><text:span text:style-name="T2">#</text:span></text:a></text:p>
      <text:p text:style-name="P9"><text:span text:style-name="T1">美國來救？</text:span><text:span text:style-name="T8">(2)<text:line-break/><text:line-break/></text:span><text:span text:style-name="T1">陳真</text:span><text:span text:style-name="T8"><text:line-break/><text:line-break/>2020. 09. 19.<text:line-break/><text:line-break/><text:line-break/></text:span><text:span text:style-name="T1">台灣人很自卑，一點雞毛蒜皮事，比方說哪個洗衣店七十多歲的老闆娘穿衣很新潮，或是哪個台灣辣妹在路邊吃東西的爆奶美姿，被洋人給拍照了，報導了，馬上就會全島歡騰，引以為傲，變成一種「台灣之光」，常用辭彙就是「全世界都在看」。</text:span><text:span text:style-name="T8"><text:line-break/><text:line-break/></text:span><text:span text:style-name="T1">最近，台灣真的是「全世界都在看」，讓人看笑話的「看」；很多國外媒體都有報導台灣的凱子軍購。比方說，根據路透社及華爾街日報等報導，台灣最近花了兩千多億台幣跟美國買了兩千多枚反艦、反裝甲飛彈以及其他一些殺傷性武器。美國說，要把台灣給「要塞化」，變成一個全島佈滿飛彈的「刺蝟」，讓台灣和大陸一決死戰。</text:span><text:span text:style-name="T8"><text:line-break/><text:line-break/></text:span><text:span text:style-name="T1">長年以來，許多國內外報導指出，台灣的飛彈密度是全世界第二，甚至還贏過以色列，成為世界第一。根據中國時報去年四月十三日的報導，台灣擁有六千多枚飛彈，全世界飛彈密度最高，遍佈台灣北、中、南與花東，足以攻擊中國大陸沿海城市。</text:span><text:span text:style-name="T8"><text:line-break/><text:line-break/></text:span><text:span text:style-name="T1">根據去年的許多報導及美國國防部報告，台灣還進一步跟美國採購了一批「愛國者」飛彈，並早已在台北部署「愛國者」飛彈防禦系統，另外還有花東地區，預計明年</text:span><text:span text:style-name="T8"><text:s/>(2022) </text:span><text:span text:style-name="T1">年將全島部署完成。</text:span><text:span text:style-name="T8"><text:line-break/><text:line-break/></text:span><text:span text:style-name="T1">台灣早已是飛彈密度世界第一了還不夠，最近居然還要配合美國的「要塞化台灣」政策，被迫再以幾千億加購兩千多枚火力更強大的飛彈，真是徹底瘋狂。</text:span><text:span text:style-name="T8"><text:line-break/><text:line-break/></text:span><text:span text:style-name="T1">你覺得，美國人是關心我們還是存心要害我們？毫無疑問，美國人就是要我們當炮灰，當人肉炸彈，操弄仇恨與對立，讓兩岸來一場血腥內戰，越慘烈越血腥越持久越好；最好如人渣黨這幾年所不斷洗腦宣傳，說什麼台灣有七成以上的人願意和解放軍一決死戰，還說「台灣人將會戰到一兵一卒」，幫美國人打擊對岸血肉同胞。居心之邪惡，可說泯滅人性。這麼簡單的道理你真的不懂嗎？</text:span><text:span text:style-name="T8"><text:line-break/><text:line-break/></text:span><text:span text:style-name="T1">美國人會不會親自來台海打仗我不知道，但我長年以來始終完全能確定的就是：美國存心就是要把台灣變成一枚「人肉炸彈」，幫美國人去殺對岸同胞，製造最大的血腥傷亡，最好能變成一種兩岸長期內戰，一舉摧毀中國崛起的可能性，甚至消滅之。</text:span><text:span text:style-name="T8"><text:line-break/><text:line-break/></text:span><text:span text:style-name="T1">我之所以知道這些，並非因為我知道什麼機密，而是因為這就是美國半個多世紀來在全世界各地數十個國家的基本戰爭手法，藉著挑撥內部仇恨與培植傀儡政權，或是武裝化反對勢力，提供大量軍火，製造敵國內戰與血腥動亂，挫其元氣，斷其發展生機，坐收漁翁之利，最後再侵略之，顛覆之，佔領之。</text:span><text:span text:style-name="T8"><text:line-break/><text:line-break/></text:span><text:span text:style-name="T1">台灣跟其它數十個被美國所摧毀的國家唯一的不同就是：台灣必須節衣縮食、用數倍以上之不合理高價跟美國人買武器。其它那些被顛覆、摧毀的國家之所謂反抗軍，武器全都是美國免費提供，惟有台灣得自己掏腰包，而且還被猛敲竹槓當凱子。</text:span><text:span text:style-name="T8"><text:line-break/><text:line-break/></text:span><text:span text:style-name="T1">你能不能想像，有個無惡不作的人渣，找你去當人肉炸彈，幫他去殺害你自己的父兄姐妹，然後你還得自掏腰包買一大堆炸藥，裹滿全身，甚至把自己的家給「要塞化」，變成一種人肉炸彈「堡壘」，為這個長年以來四處姦殺擄掠的人渣去殘害你自己的親人骨肉；然後你還很開心很得意，說自己在捍衛什麼民主自由。天底下有這麼蠢的人嗎？當然有。台灣人就是了。</text:span><text:span text:style-name="T8"><text:line-break/><text:line-break/></text:span><text:span text:style-name="T1">前天</text:span><text:span text:style-name="T8">(9</text:span><text:span text:style-name="T1">月</text:span><text:span text:style-name="T8">17</text:span><text:span text:style-name="T1">日</text:span><text:span text:style-name="T8">)</text:span><text:span text:style-name="T1">，中國時報的社論指出：台灣跟美國買了：</text:span><text:span text:style-name="T8"><text:line-break/><text:line-break/></text:span><text:span text:style-name="T1">「</text:span><text:span text:style-name="T8">F-16V</text:span><text:span text:style-name="T1">戰機（</text:span><text:span text:style-name="T8">2500</text:span><text:span text:style-name="T1">億元）、無人偵察機（</text:span><text:span text:style-name="T8">176</text:span><text:span text:style-name="T1">億元）、戰車（</text:span><text:span text:style-name="T8">405</text:span><text:span text:style-name="T1">億元）、魚叉飛彈（</text:span><text:span text:style-name="T8">800</text:span><text:span text:style-name="T1">億元）、</text:span><text:span text:style-name="T8">F-16</text:span><text:span text:style-name="T1">性能提升（</text:span><text:span text:style-name="T8">1400</text:span><text:span text:style-name="T1">億元）、魚雷（</text:span><text:span text:style-name="T8">54</text:span><text:span text:style-name="T1">億元）、教練機（</text:span><text:span text:style-name="T8">686</text:span><text:span text:style-name="T1">億元）、反裝甲飛彈（</text:span><text:span text:style-name="T8">118</text:span><text:span text:style-name="T1">億元）、野戰防空武器系統（</text:span><text:span text:style-name="T8">143</text:span><text:span text:style-name="T1">億元）、營區警監系統二期（</text:span><text:span text:style-name="T8">128</text:span><text:span text:style-name="T1">億元）、方陣快砲（</text:span><text:span text:style-name="T8">101</text:span><text:span text:style-name="T1">億元）、機動飛彈車（</text:span><text:span text:style-name="T8">136</text:span><text:span text:style-name="T1">億元）、第二階段潛艦國造（</text:span><text:span text:style-name="T8">493</text:span><text:span text:style-name="T1">億元）、飛彈巡防艦原型艦籌建（</text:span><text:span text:style-name="T8">245</text:span><text:span text:style-name="T1">億元）、微型飛彈突擊艇（</text:span><text:span text:style-name="T8">316</text:span><text:span text:style-name="T1">億元）等軍購案，總經費估計是</text:span><text:span text:style-name="T8">7647</text:span><text:span text:style-name="T1">億元。</text:span><text:span text:style-name="T8"><text:line-break/><text:line-break/></text:span><text:span text:style-name="T1">若再加上路透社最新報導川普政府『台灣要塞化』計畫，將銷售能夠阻止軍艦與登陸艦接近的智慧水雷、遠程火箭炮系統等新型武器，國防負擔將更沉重。」</text:span><text:span text:style-name="T8"><text:line-break/><text:line-break/></text:span><text:span text:style-name="T1">報導同時指出：</text:span><text:span text:style-name="T8"><text:line-break/><text:line-break/></text:span><text:span text:style-name="T1">「新冠疫情雪上加霜，財政部預估今年度稅收將短徵約</text:span><text:span text:style-name="T8">1200</text:span><text:span text:style-name="T1">億元，加上紓困特別預算分年舉債，除原先規畫的</text:span><text:span text:style-name="T8">1738</text:span><text:span text:style-name="T1">億元舉債外，還需要增加</text:span><text:span text:style-name="T8">2700</text:span><text:span text:style-name="T1">億元，今年舉債將超過</text:span><text:span text:style-name="T8">4438</text:span><text:span text:style-name="T1">億元，創</text:span><text:span text:style-name="T8">10</text:span><text:span text:style-name="T1">年新高。據中央政府總預算，國防支出編列</text:span><text:span text:style-name="T8">3668</text:span><text:span text:style-name="T1">億元，占比</text:span><text:span text:style-name="T8">16.3%</text:span><text:span text:style-name="T1">，雖低於社會福利及教科文支出，但採購戰機另編列特別預算</text:span><text:span text:style-name="T8">290</text:span><text:span text:style-name="T1">億元，再納入基金預算</text:span><text:span text:style-name="T8">576</text:span><text:span text:style-name="T1">億元，廣義國防支出達</text:span><text:span text:style-name="T8">4534</text:span><text:span text:style-name="T1">億元，占</text:span><text:span text:style-name="T8">GDP</text:span><text:span text:style-name="T1">比、歲出比及單項成長率都是最高，已嚴重排擠經濟發展及教科文支出，勢必得縮減經濟、民生、教育支出。從預算分配來看，我國將從一個追求成長的『福利國家』變成『戰鬥國家』。」</text:span><text:span text:style-name="T8"><text:line-break/><text:line-break/></text:span><text:span text:style-name="T1">人渣黨搞完了軍公教退休金，勞保也屢屢傳出即將破產的消息。難道你還真的看不清這一切戰爭操弄之邪惡與荒唐？難道你還真相信人渣黨那些漢奸台奸會一家老小拿著掃帚為你戰死沙場？難道你還真的看不出來這些人渣長年以來卑劣貪婪無惡不作的為人與人品？</text:span><text:span text:style-name="T8"><text:line-break/><text:line-break/></text:span><text:span text:style-name="T1">對於美國半個多世紀來的無數侵略史，二十幾年來我寫過好幾百萬字，如果你不願意看，我也沒辦法。但我相信，任何一個正常人，只要他願意理解各種基本事實，他將會在中美問題上得出跟我一模一樣的結論。</text:span><text:span text:style-name="T8"><text:line-break/><text:line-break/></text:span><text:span text:style-name="T1">在這些問題上，我也許沒法嘲笑他人腦殘，因為在九零年代中期之前，我跟各位一樣，天真地以為美國或西方社會代表著良善與正義，但我很快發現這完全不是事實。真正的偉大與至善，真正的民主、和平與人權的捍衛者，反倒是被西方給徹底妖魔化得臭不可聞的中國。當然不是說它完美無缺，而是說，相較於侵略殺伐與弱肉強食的西方帝國主義，中國代表了一種和平兼善天下的良善文明與人類共存共榮的可能性。</text:span><text:span text:style-name="T8"><text:line-break/><text:line-break/></text:span><text:span text:style-name="T1">我知道像這樣一些話，在絕大部份人聽起來一定覺得很怪異很荒唐，但這其實就是事實。容我再說一次，任何一個正常人，只要他願意真心去理解各項基本事實，他將會在基本善惡是非上得出跟我一模一樣的結論。</text:span><text:span text:style-name="T8"><text:line-break/><text:line-break/></text:span><text:span text:style-name="T1">其實，關於戰爭，我並不想用任何明哲保身的功利主義觀點來說服各位。因為，如果一個事情是對的，良善的，正義的，那麼，為什麼我們需要害怕死亡或任何痛苦呢？這樣一種明哲保身的功利主義觀點，非我所願。我真正想說的是，各位應認清善惡是非，認清敵我，從而做出應有的道德抉擇。</text:span></text:p>
      <text:p text:style-name="P7"><text:span text:style-name="T7">陳真</text:span><text:span text:style-name="T1"><text:s/>  |  2020.09.18 22:30   |   </text:span><text:a xlink:type="simple" xlink:href="http://palinfo.habago.org/Entry?Command=Information_PrintForum#FORUM39970"><text:span text:style-name="T2">#</text:span></text:a></text:p>
      <text:p text:style-name="P8"><text:span text:style-name="T1">同學你好，</text:span><text:span text:style-name="T8"><text:line-break/><text:line-break/></text:span><text:span text:style-name="T1">我指的是這個事情：</text:span><text:span text:style-name="T8"><text:line-break/><text:line-break/></text:span><text:a xlink:type="simple" xlink:href="https://bit.ly/2RDwe5p"><text:span text:style-name="T4">https://bit.ly/2RDwe5p</text:span></text:a><text:span text:style-name="T8"><text:line-break/><text:line-break/></text:span><text:span text:style-name="T1">這類事情千千萬萬，光是在英國，每年數以萬計。它不是一種</text:span><text:span text:style-name="T8"><text:s/>"</text:span><text:span text:style-name="T1">新聞</text:span><text:span text:style-name="T8">"</text:span><text:span text:style-name="T1">，更非</text:span><text:span text:style-name="T8">"</text:span><text:span text:style-name="T1">個案</text:span><text:span text:style-name="T8">"</text:span><text:span text:style-name="T1">。糟蹋人的方式更是數不清，比方說一家汽車公司的英國老闆，看到一位印度員工吃便當，裏頭有黃黃的咖哩，馬上一腳把他的便當踢飛，大罵</text:span><text:span text:style-name="T8"><text:s/>"</text:span><text:span text:style-name="T1">在我的公司裏不准吃屎</text:span><text:span text:style-name="T8">"</text:span><text:span text:style-name="T1">。</text:span><text:span text:style-name="T8"><text:line-break/><text:line-break/></text:span><text:span text:style-name="T1">這位員工後來告上總公司，但總公司依舊不鳥他，於是就提出控告，告上法院。那家汽車公司因此賠償了一大筆錢。這是我當年還在英國的事，大約二十多年前。</text:span><text:span text:style-name="T8"><text:line-break/><text:line-break/></text:span><text:span text:style-name="T1">我發現，印、巴地區的人似乎還是比較有點尊嚴，或者說比較會反抗。比方說有一次，我跟一個巴基斯坦的同學，在隸屬劍橋市政廳的某個開放式空間聊天。一般人不知道有這地方，也許連當地居民也不清楚有這樣一處免費休息室。雖然很隱密，但它畢竟是公共空間，類似像圖書館的休息閱覽室。</text:span><text:span text:style-name="T8"><text:line-break/><text:line-break/></text:span><text:span text:style-name="T1">有一天，一個行政人員跑上來，告訴我們說不可以待在這裏。我們問他為什麼不能待這裡？對方也許很訝異我們居然</text:span><text:span text:style-name="T8"><text:s/>"</text:span><text:span text:style-name="T1">膽敢</text:span><text:span text:style-name="T8">" </text:span><text:span text:style-name="T1">回嘴，頓時語塞，一語不發地悻悻然離去。我原本想說，這混蛋走掉就算了，但我那位巴基斯坦的朋友很不爽，馬上跑去櫃台，堅持要對這混蛋提出正式申訴，並指控對方的態度顯然含有種族歧視的惡意成份。</text:span></text:p>
      <text:p text:style-name="P7"><text:span text:style-name="T7">北川洋和</text:span><text:span text:style-name="T1"><text:s/>  |  2020.09.18 19:57   |   </text:span><text:a xlink:type="simple" xlink:href="http://palinfo.habago.org/Entry?Command=Information_PrintForum#FORUM39969"><text:span text:style-name="T2">#</text:span></text:a></text:p>
      <text:p text:style-name="P10"><text:span text:style-name="T7">陳真你好</text:span><text:span text:style-name="T1"><text:line-break/><text:line-break/></text:span><text:span text:style-name="T7">在</text:span><text:span text:style-name="T1">9/3</text:span><text:span text:style-name="T7">提到一篇日本女子被英國人轟出公車的事件。我找不到英文的新聞來源。你是指這篇嗎？</text:span><text:span text:style-name="T1"><text:line-break/><text:line-break/>'Go back to Africa!': Shocking moment racist woman hurls a tirade of vile abuse at students on a Dublin bus and reduces them to tears<text:line-break/></text:span><text:a xlink:type="simple" xlink:href="https://www.dailymail.co.uk/news/article-8734665/Woman-racially-abuses-students-Dublin-bus.html"><text:span text:style-name="T11">https://www.dailymail.co.uk/news/article-8734665/Woman-racially-abuses-students-Dublin-bus.html</text:span></text:a><text:span text:style-name="T1"><text:line-break/><text:line-break/></text:span><text:span text:style-name="T7">地點在愛爾蘭，他們也不是日本人。還是我查詢的方式不對？可否提供那篇報導的訊息。我有興趣閱讀。</text:span></text:p>
      <text:p text:style-name="P7"><text:span text:style-name="T7">陳真</text:span><text:span text:style-name="T1"><text:s/>  |  2020.09.18 10:56   |   </text:span><text:a xlink:type="simple" xlink:href="http://palinfo.habago.org/Entry?Command=Information_PrintForum#FORUM39968"><text:span text:style-name="T2">#</text:span></text:a></text:p>
      <text:p text:style-name="P8"><text:span text:style-name="T1">民主自由的真相</text:span><text:span text:style-name="T8"><text:line-break/><text:line-break/></text:span><text:span text:style-name="T1">陳真</text:span><text:span text:style-name="T8">2020. 09. 18.<text:line-break/><text:line-break/><text:line-break/></text:span><text:span text:style-name="T1">這裡有一段街頭訪問，關於美國毒豬毒牛，不知道大家看不看得到影片：</text:span><text:span text:style-name="T8"><text:line-break/><text:line-break/></text:span><text:a xlink:type="simple" xlink:href="https://bit.ly/33Bn4Mw"><text:span text:style-name="T4">https://bit.ly/33Bn4Mw</text:span></text:a><text:span text:style-name="T8"><text:line-break/><text:line-break/></text:span><text:span text:style-name="T1">正常人對美國毒豬毒牛這東西一定很反感，但腦殘不會。信不信我只要掌握媒體，別說含有瘦肉精，就算食物裏添加大便，腦殘們也一定會大力支持。</text:span><text:span text:style-name="T8"><text:line-break/><text:line-break/></text:span><text:span text:style-name="T1">我對人的理性能力始終感到很絕望；你似乎只能對那極少數人訴諸理性。至於絕大多數人，不管事實如何顯著，照樣無法理喻。我估計島上這樣的人口，大約佔百分之九十八或九十九以上。</text:span><text:span text:style-name="T8"><text:line-break/><text:line-break/></text:span><text:span text:style-name="T1">我們常說「真理越辯越明」，但事實上並非如此。事實是：掌握媒體就是掌握真理。所謂理性思維或智能活動，實際上只是侷限於大約百分之一的人口。其它百分之九十九則是主流餵他什麼，他就吃什麼，主流要他怎麼想，他就會怎麼想，主流要他愛誰恨誰，他就會愛誰恨誰，比鸚鵡還乖。</text:span><text:span text:style-name="T8"><text:line-break/><text:line-break/></text:span><text:span text:style-name="T1">我常接觸許多幼兒的家長，常感無言。其中大多是中產階級或權貴家庭，要求很多，很龜毛，對小孩保護得滴水不漏，稍微有點小暇疵都不行；在我看來一點問題也沒有，或是根本毫無健康風險的東西，他們照樣極端謹慎，這個不能吃，那個不能碰，這個不應該，那個不可以。跟我自己從小到大完全野放的生長經驗截然相反。</text:span><text:span text:style-name="T8"><text:line-break/><text:line-break/></text:span><text:span text:style-name="T1">但我很驚訝地發現，這些家長們對於真正具有重大危害性的美國毒豬毒牛，卻完全沒有任何反應。為什麼呢？因為人渣黨及主流媒體告訴大家說這是沒問題的；不但沒問題，而且還是一件邁向國際的偉大成就呢，大家都應該感謝人渣黨呢。</text:span><text:span text:style-name="T8"><text:line-break/><text:line-break/></text:span><text:span text:style-name="T1">因此，家長們不但不會有任何負面反應，而且一聽到有人反對毒豬毒牛時，居然很生氣很不屑很厭惡，認為這些反對毒豬毒牛的人很可惡，很醜陋，很陰險，不愛台灣，不愛黨，一定是壞人，是故意要傷害「我們的政府」，大家千萬要小心這些壞人的言論，不要被利用、被欺騙。</text:span><text:span text:style-name="T8"><text:line-break/><text:line-break/></text:span><text:span text:style-name="T1">相反地，根本一點問題也沒有的人與事，或是非常值得推崇與肯定的人與事，只要違逆人渣黨的利益，必然會被抹黑得臭不可聞，打成過街老鼠，毀滅人格，例如韓國瑜；要不就是全面封殺，把你消音，斷你前途，查你水表，找你各種麻煩來整你，使你小丑化、爭議化、低能化與瑣碎化。</text:span><text:span text:style-name="T8"><text:line-break/><text:line-break/></text:span><text:span text:style-name="T1">人渣們必然是這麼幹，這一點都不令人意外。可怕的不是人渣的存在，可怕的是人們普遍就是吃這一套，思維言行完完全全是可以徹底操控的。</text:span><text:span text:style-name="T8"><text:line-break/><text:line-break/></text:span><text:span text:style-name="T1">我常覺得很無言，你呢？我要是全面掌握主流媒體，信不信我可以讓台灣人相信吃大便也是一種邁向國際的偉大成就，而且我會鼓勵大家盡量吃不用怕，除非是每天吃三公斤大便，否則絕不會中毒；信不信我可以讓台灣人相信一切荒唐離譜之事。</text:span><text:span text:style-name="T8"><text:line-break/><text:line-break/></text:span><text:span text:style-name="T1">美國事實上靠三樣東西維持霸權，統治世界：美元、軍火及媒體。美元控制人們的財產，媒體則是洗人們的腦，至於那些無法洗腦的，就用飛彈消滅之。這才是民主自由的真相。</text:span><text:span text:style-name="T8"><text:line-break/><text:line-break/>====================<text:line-break/><text:line-break/></text:span><text:span text:style-name="T1">美豬進口「利大於弊、政府不會錯」反美豬公投遭嗆「為反而反」</text:span><text:span text:style-name="T8"><text:line-break/><text:line-break/></text:span><text:span text:style-name="T1">風向台灣</text:span><text:span text:style-name="T8">2020</text:span><text:span text:style-name="T1">年</text:span><text:span text:style-name="T8">9</text:span><text:span text:style-name="T1">月</text:span><text:span text:style-name="T8">17</text:span><text:span text:style-name="T1">日</text:span><text:span text:style-name="T8"><text:line-break/><text:line-break/></text:span><text:span text:style-name="T1">政府開放瘦肉精美豬進口來台，引發社會關注，豬農、消費者權益未來該怎麼把關？國民黨因此發動反美豬公投，希望透過公投的力量抵制美豬。不過街訪民眾意見卻不是如此，有人說美豬進口應該是「利大於弊」，力挺政府作為「不會錯」。也有民眾說國民黨發動公投只是「為反而反」，不會跟進。</text:span></text:p>
      <text:p text:style-name="P4">李念淨   |  2020.09.17 17:00   |   <text:a xlink:type="simple" xlink:href="http://palinfo.habago.org/Entry?Command=Information_PrintForum&amp;iPage=1#FORUM39967"><text:span text:style-name="T5">#</text:span></text:a></text:p>
      <text:p text:style-name="P5">「朱利安每天早上5點被叫醒，戴著手銬，被帶到牢房，脫光衣服，並遭受X光檢查。他在一個封閉間里被置之不顧平均一個半小時，它就像個立式棺材。他在法庭後方的玻璃房內，他無法從這裡與自己的律師正常咨詢。」 <text:line-break/><text:a xlink:type="simple" xlink:href="http://big5.sputniknews.cn/politics/202009171032153572/"><text:span text:style-name="T6">http://big5.sputniknews.cn/politics/202009171032153572/</text:span></text:a><text:s/><text:line-break/><text:line-break/>每天照X光？這分明是虐待吧</text:p>
      <text:p text:style-name="P4">陳真   |  2020.09.17 11:00   |   <text:a xlink:type="simple" xlink:href="http://palinfo.habago.org/Entry?Command=Information_PrintForum&amp;iPage=1#FORUM39966"><text:span text:style-name="T5">#</text:span></text:a></text:p>
      <text:p text:style-name="P6">美國來救？   <text:line-break/><text:line-break/>陳真 <text:line-break/><text:line-break/>2020. 09. 17. <text:line-break/><text:line-break/>許多人在談到兩岸軍事衝突時，常會問道：「美國會來救嗎？」如果會的話，台灣人就信心大增，無上光榮；如果不會，那就事情不妙。這樣一種心態，真是荒唐愚蠢透了頂。 <text:line-break/><text:line-break/>所謂美國來「救」，意即美軍加入戰局。毫無疑問，那將會是一場血腥大戰，甚至是世界大戰。重點是，主要戰場在哪？不就是台灣嗎？所謂美國來「救」的意思，就是讓台灣變成中美大戰的一個主戰場。你希望這樣嗎？這叫做「來救」嗎？你希望台灣成為世界大戰的中心、讓各國在此開戰嗎？美國人或日本人願不願意讓自己的家園變成主戰場？中國如果長年殖民美國加州，在加州操弄加州獨立，美國不准，中國派兵去「救」，讓加州、讓美國本土長年烽火，屍橫遍野，千千萬萬人的身家性命財產瞬間毀於一旦，加州人要不要？美國人要不要？ <text:line-break/><text:line-break/>我常說，美國人的長期盤算並不是要把台灣當成一顆棋子或一個中美談判籌碼，而是讓它變成一顆藉以殺傷大陸的「人肉炸彈」；死傷越慘重，戰事越慘烈、越持久，兩岸傷亡越血腥，越是符合美國人的利益。因此，美國人必然會想方設法儘可能擴大兩岸傷亡，因為這將最為符合美國的最大利益。 <text:line-break/><text:line-break/>你看，長年以來，美國人不斷教導台灣傀儡政權如何轟炸上海人口稠密區，如何以飛彈攻擊大陸沿海城市，特別是經常教台灣要鎖定水庫、水壩等民生設施進行轟炸，以期製造最大平民傷亡，並鼓勵台灣要有犧牲幾分之幾人口的「決心」以從事台獨「聖戰」。你覺得像美國這樣一個「盟友」，是在幫你還是在害你？ <text:line-break/><text:line-break/>如果有個長年四處姦殺擄掠的黑幫集團，他不是鼓勵你要和平處理家務事，而是侵入你家，當你家的王，逼迫你買武器、買炸藥，不斷鼓勵你必須跟你的妻女父兄一決死戰，以捍衛它媽的什麼民主自由，你覺得這樣一個人渣是在幫你還是在利用你？倘若台灣真的這麼做，真的去製造對岸平民的最大傷亡，你覺得大陸民意會不會要求報復？這就是你所要的嗎？ <text:line-break/><text:line-break/>根據路透社報導，美國國防部內部以「堡壘台灣」（Fortress Taiwan）為代號，積極要把台灣武裝化，設定以台灣為戰場，讓台灣變成美國打擊中國的第一線軍事基地。簡單說就是要台灣人為美國人去死。它媽的這就是你要的嗎？你樂於把自己的家，讓黑道來布置成為一座軍火彈藥庫，去殺害你的親友骨肉？世界上會有人這麼蠢嗎？ <text:line-break/><text:line-break/>就如范光棣所說，今天，如果一切犧牲是出於一種良善的正義，那麼，犧牲是有意義的，死亡並不可怕。問題是，中美之間，善惡你分不清楚嗎？一個至善，一個至惡，你真的不懂嗎？誰是一心想善待你的親人，誰是一心想置你於死地的邪惡歹徒，你搞不清楚嗎？你會去幫一個比納粹還更加血腥殘暴千百倍的邪惡帝國去殺害千千萬萬的善良同胞骨肉、以遂其侵略世界的狼子野心嗎？ <text:line-break/><text:line-break/>前幾天，人渣黨的所謂「外交部」發言人說，「一旦發生任何戰事，台灣全體人民會戰到最後一兵一卒。敵人千萬別輕易低估台灣民眾、台灣政府捍衛家園的意志與決心。」但我跟各位保證，一旦兩岸戰事發生，人渣黨這些一向貪婪下流窩囊猥瑣的台奸漢奸們，將會在美國的保護下，逃得比誰都快！但是，這些人渣將會鼓動人民去當砲灰，去為美國人攻擊自己的骨肉同胞。事實上，美國和這些為了一己暴利與權位，不惜把台灣推向戰火、不斷掏空台灣的台奸，才是兩岸同胞的共同敵人。 <text:line-break/><text:line-break/>底下是環球時報昨天的社論，寫得很好，如其所說：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台灣人趕緊醒一醒！認清敵我！人渣黨及其美國主子才是我們的敵人！   <text:line-break/><text:line-break/>====================== <text:line-break/><text:line-break/>社評：美副國務卿到訪將給臺灣多埋一分禍 (節錄) <text:line-break/><text:line-break/>來源：環球時報 <text:line-break/><text:line-break/>2020-09-16 <text:line-break/><text:line-break/>據臺灣方面的消息，美國副國務卿克拉奇星期四將抵台訪問，主持“美台經濟與商業對話”。副國務卿與美國一般的政府機構副職不同，訪問臺灣被各方認為更加敏感，增加對中國大陸的挑釁性。 <text:line-break/><text:line-break/>另外，據路透社報道，美國擬大幅加碼對台軍售，一次性出售七種武器，包括地雷、巡航導彈和無人機等。 <text:line-break/><text:line-break/>美台繼續用切香腸的方式擴大雙方關係的空間，增加美對台軍售，迫使北京吞下這些變化的苦果。他們不斷朝臺灣海峽裏扔石頭，但扔得多了，那些石頭就會變成水雷，讓整個地區的不確定性增加，局勢劇變的風險越來越大。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台當局總拿臺灣的所謂 “自由民主”當擋箭牌，這是自我安慰的空話。臺灣並無在政治上真實可信的戰略規劃，他們更像是受選舉政治綁架慣性地進行表演式宣示，能混多久混多久。臺灣的未來究竟什麽樣，他們其實很不清楚。 <text:line-break/><text:line-break/>臺灣能真變成一個獨立主權國家嗎？這個目標就像臺灣有可能在地球的演變中飄到挨著美國那邊一樣虛幻。他們在島內搞 “去中國化”，從外部拉美國的保護，這當中會形成一些野心蕩漾的自娛自樂，但從大歷史的角度看，這些都是泡沫。 <text:line-break/><text:line-break/>民進黨當局全面投靠美國，會導致島內的畸形政治心態和安全觀，讓臺灣的路越走越窄。周邊沒有一個國家和地區會像臺灣那樣把美國的保護作為一刻都不能鬆弦的生命線，並與大陸進行不成比例的對抗。臺灣會成爲一個區域另類，長期患得患失，草木皆兵。 <text:line-break/><text:line-break/>完全投靠美國了，臺灣將不得不受美方的肆意盤剝。美衛生部長阿紮來了一趟臺灣，蔡英文當局竟以開放美豬美牛市場作為回報。很多人問，這次克拉奇來，臺灣又要被怎麽揩油呢？美國要加大對台出售軍火，是這場交易的一部分嗎？一旦解放軍揮師解放臺灣，那些從美國購買的裝備都是擺設。美國對台軍售實為敲臺灣竹槓的機制性管道。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 <text:line-break/><text:line-break/>抗陸！美架「堡壘台灣」 亞洲北約納台 <text:line-break/><text:line-break/>聯合新聞網 <text:line-break/><text:line-break/>記者郭崇倫 <text:line-break/>2020年9月17日 <text:line-break/><text:line-break/>外媒報導，美國將一口氣出售七項武器給台灣，部分原因是替來訪的美國官員助勢，日前衛生部長阿查爾來台，美方也宣布出售四架無人機給台灣，現在國務次卿克拉奇即將來台，軍售消息也是錦上添花。 <text:line-break/><text:line-break/>但是這批軍售也隱含著區域安全的意義，HIMARS多管火箭系統、陸射魚叉反艦導彈都是美方希望台灣的軍力能夠前沿部署的裝備，MQ-9無人機可以增加美方對大陸的偵蒐能力，而智慧水雷則可以有效遲滯解放軍海軍的部署。 <text:line-break/><text:line-break/>據報導，美國國防部內部正以「堡壘台灣」（Fortress Taiwan）為代號，積極建構能與北京抗衡的軍力，其實以海峽兩岸實力的對比，軍力早已往大陸傾斜，台灣真正靠的是盟國協防馳援。 <text:line-break/><text:line-break/>對抗中國大陸 美拉上印太盟國 <text:line-break/><text:line-break/>放到更大的脈絡來看，為了對抗中國大陸，美國不僅僅是要武裝台灣堡壘，更重要的是讓印太盟國認清中國威脅，副國務卿畢根八月底在美印戰略夥伴論壇上，宣稱「印太地區實際上缺乏強有力的多邊機構」，希望印度、日本和澳洲在「四方安全對話」（the QUAD）基礎上，建立起有結構的團體。 <text:line-break/><text:line-break/>美﹑印﹑日﹑澳將於十月在印度新德里舉行會談，屆時會邀請韓國、越南和紐西蘭加入「四方安全對話」，有些國家如韓國，雖然希望維持與北京的友好關係，但恐怕身不由己，將會被整編到這個體系內。 <text:line-break/><text:line-break/>當然大家會認為美國正在籌設「亞洲北約」，但畢根很小心地不把這個機構與北約相提並論，擔心說要對抗中國，會把大家給嚇跑了，而且北約憲章第五條「針對任何一個成員國發動的武裝攻擊應被視為是對全體成員國發動的武裝攻擊」，這不是每個印太國家所願意負擔的義務。 <text:line-break/><text:line-break/>其他三國當中，澳洲雖然與中國大陸有經濟利益，但是近年雙邊關係愈來愈緊張，印度與中國的邊界衝突，也讓新德里拋棄過去遲疑的心態，還有一個忠實跟隨美國的日本。 <text:line-break/><text:line-break/>日本盾轉為矛 背後有美國因素 <text:line-break/><text:line-break/>日本前首相安倍晉三雖然因健康原因辭職，由於新首相菅義偉的國防外交經驗不足，仍然留在眾議院的安倍，將持續對此有影響力，尤其菅義偉剛宣布由安倍胞弟岸信夫出任防衛大臣，代表會遵行安倍所訂下的方針。 <text:line-break/><text:line-break/>安倍在卸任前的十一日還發表了關於安全保障政策的談話，他特別提及日本正在探討有關飛彈防禦的新方針，在今年年底前將提出應有的對策，其中包括「對敵基地攻擊能力」。 <text:line-break/><text:line-break/>首相在卸任前提出重要安保政策的做法，實屬罕見，安倍此舉是在為下屆政府的安保政策設定方向，而安倍提及「對敵基地攻擊能力」更是與戰後只重防衛政策背道而馳，這背後則有美國的因素，希望把以「盾」為主的飛彈防禦，轉變為以「矛」為主的中程超高音速飛彈。 <text:line-break/><text:line-break/>亞洲北約正在成形中，台灣未來不管情不情願，很可能會被納入這個系統，美國現在對台灣安全承諾轉為戰略清晰，日本新的防衛大臣岸信夫與台灣非常友好，即使台灣還不是正式成員，也將比照北約，在武器規格、戰法準則方面漸趨一致，隨著美國頻繁大量軍售台灣，後面的趨勢我們不可不察。</text:p>
      <text:p text:style-name="P4">陳真   |  2020.09.16 19:16   |   <text:a xlink:type="simple" xlink:href="http://palinfo.habago.org/Entry?Command=Information_PrintForum&amp;iPage=1#FORUM39965"><text:span text:style-name="T5">#</text:span></text:a></text:p>
      <text:p text:style-name="P5">何不哈韓？ <text:line-break/><text:line-break/>陳真 <text:line-break/><text:line-break/>2020. 09. 16. <text:line-break/><text:line-break/><text:line-break/>有些人認為，美國不斷以台灣當成政治鬥爭工具挑釁中國只是一種選舉策略，選完就沒事。這樣一種看法當然是錯的。事實是，中美之間已經成為一種敵對關係，不分出勝負，鬥爭不會停止。 <text:line-break/><text:line-break/>美國動作頻頻，刻意一步步踩紅線。比方說，美國國務院次卿凱斯．克拉奇（Keith Krach）明天就要來台灣，此舉除了政治挑釁外，肯定又要從台灣撈一些油水，逼迫台灣接受各種 "不平等條約"。 <text:line-break/><text:line-break/>我納悶的是，這樣一些惡形惡狀的美國人，如果是去到韓國，日子會這麼好過嗎？肯定會遭到強烈反抗。但在台灣卻少有動靜，人們不但不會去堵他譙他，甚且歡天喜地，覺得很光榮。 <text:line-break/><text:line-break/>底下有些報導，摘錄如下： <text:line-break/><text:line-break/>"2008年5月，韓國政府宣布，美國將向韓國出口牛肉。消息傳出後，不少韓媒指出，這些牛肉很大機會有瘋牛症，甚至連美國人自己也不會吃。韓國人紛紛上街抗議。整場示威活動由5月2日開始，至8月15日結束，持續超過100天。其中6月10日的示威活動，是繼1987光州民運後，首次有示威活動突破100萬人參加。" <text:line-break/><text:line-break/>示威圖片請見： <text:line-break/><text:line-break/><text:a xlink:type="simple" xlink:href="https://bit.ly/3mqVeej"><text:span text:style-name="T6">https://bit.ly/3mqVeej</text:span></text:a>  <text:line-break/><text:line-break/>台灣人不是很哈韓嗎？但是，可別只是哈整形，哈什麼帥哥美女，何不哈一點韓國人剛烈的民族性？ <text:line-break/><text:line-break/>報導還指出： <text:line-break/>  <text:line-break/>"警察在鎮壓期間，曾經動用水炮車、警棍等武器，造成多名示威者受傷。警察於3米範圍內向示威者直線水炮，導致示威者失明、耳膜永久性受損等。不過，這些暴力鎮壓不但無助減低韓國人站出來抗議的動力，反而令越來越多人反思時任韓國總統李明博的施政問題。 <text:line-break/><text:line-break/>由5月2日至6月10日連續1個多月，韓國人每天不間斷地於光化門進行集會。李明博最終向全國人民道歉，表示自己在簽署協議前沒有充分理解民意，並承諾會向美國要求保證入口的牛肉為30個月齡以下，減少染上瘋牛症的機會，而時任總理韓昇洙亦問責下台。" <text:line-break/><text:line-break/>韓國曾經是黨外的朝聖之地，黨外人士總是說台灣人應該要向韓國人特別是向韓國學生學習他們視死如歸、向善求真的無私抗議精神。如今學習到的，卻是腐敗至惡、窩囊猥瑣的那一面。台灣人被洗腦馴化，洗成腦殘，馴化得服服貼貼。 <text:line-break/><text:line-break/>諸如像毒豬毒牛這樣的問題，對於幼兒與孩童及孕婦等，傷害特別大。台灣的家長們一般非常保護自己的小孩，照理說應該會引爆家中有年幼子女的家長們的劇烈抗爭與怒火，但事實上卻不然。大部份家長們要不是噤若寒蟬，就是一片綠油油，效忠人渣黨的一切作為。 <text:line-break/><text:line-break/>台灣應該很難找到一個像我如此早期的慈林支持者，早在慈林圖書館都還沒打地基的時候，我和學姐就已經來過現場好幾趟，勘察地形，給尚未存在的慈林圖書館預定地拍照留念。我還跟林義雄說，將來學成返台後，我想要來 (至今八字都還沒一撇) 的慈林學院任教。 <text:line-break/><text:line-break/>我之所以如此看重慈林，是因為林義雄於1990年剛返台定居時宣揚梭羅的反抗精神。林義雄送我一本他寫的小冊子，叫做 "心的錘鍊：淺談非武力抗爭"，冊子背面有一張林義雄站在華爾騰湖畔的照片；梭羅當年就是住在這裡。 <text:line-break/><text:line-break/>我至今依然相信人民普遍素質的重要價值。但我確實從沒料到，經過四十年，台灣人不但沒有在素質上提昇，反而被洗腦馴化得更入骨，完全就是一群徹底愚蠢的順民，特別是學生與年輕一代，毫無一絲理想性可言；不但馴服於當權者，更是積極充當打手，制裁、懲罰幾乎已經快要絕跡的異議者。 <text:line-break/><text:line-break/>我更是做夢也想不到的是，當年號稱說要效法梭羅精神的慈林，居然成為這樣一股邪惡勢力的幫凶而不自知，訓練出一批囂張跋扈、只問顏色、絲毫不在乎是非善惡的綠衛兵。 <text:line-break/><text:line-break/>陳真 <text:line-break/><text:line-break/>2020. 09. 16. <text:line-break/><text:line-break/>=========================   <text:line-break/>林伯豐憂：美方層級越高要越多 <text:line-break/><text:line-break/>2020/09/16 工商時報 譚淑珍 <text:line-break/><text:line-break/>美國國務院次卿凱斯．克拉奇（Keith Krach）即將來台與我方展開「台美高層經濟暨商業對話」，工商協進會理事長林伯豐15日直言，美方派出層級愈高，台灣本錢就愈低，不一定對台灣有利，「美方的層級愈高，要求就會愈多，台灣能否接受要看情況。」 <text:line-break/><text:line-break/>============= <text:line-break/>開放萊豬立院無力制衡 民團酸「主權在美」擬上街抗爭 <text:line-break/><text:line-break/>2020-09-15 <text:line-break/><text:line-break/>聯合報 記者吳姿賢／台北即時報導 <text:line-break/><text:line-break/>蔡政府用行政命令開放萊克多巴胺美豬，多個團體組成的「民間反瘦肉精毒豬聯盟」今天在立法院批評，開放萊豬為重大民生政策，立法委員竟無法實質監督，「台灣不是主權在民、而是主權在美」，立法院長游錫堃應要求決議此案，透過立法權制衡行政單位；民間也正在串聯各縣市民眾能量，將走上街頭抗爭。 <text:line-break/><text:line-break/>公民監督國會聯盟執行長張宏林表示，若民進黨恣意妄為，全民應該嚴厲譴責，把過去2012年紀錄都翻出來，就可以知道各項數據、科學分析、醫學評論都沒有改變。若政府不准台灣豬農使用瘦肉精，醫生也提醒孕婦、小孩不能使用，代表萊豬根本不安全。 <text:line-break/><text:line-break/>張宏林指出，在野黨若有意願可以透過修法監督，包括行政命令要明文預告60天才能公告，或是要求豬肉絕對不能含有瘦肉精，送進立法院表決「誰反對、誰支持」一目了然。 <text:line-break/><text:line-break/>安心消費公民連線成員、台大名譽教授黃光國表示，台灣根本沒有立法權，開放萊豬看似行政院「高大」，事實上在台灣「真正高大的是美國」，要你買武器就買武器、要你吃美豬就吃美豬。政府應該有義務把關不讓有健康疑慮的食品進口，但立法院卻完全沒有發揮作用，「台灣不是主權在民，是主權在美」。 <text:line-break/><text:line-break/>民間反瘦肉精毒豬聯盟發言人李建誠說，現在衛福部連立委舉辦的公聽會都不願參加，行政權放大到如此程度，連公民團體也無法忍受。如此對人民健康有重大影響的政策，立法院應拿出立法權跟制衡力量。 <text:line-break/><text:line-break/>李建誠說，游錫堃若認為立法權有重要性，就應該出面跟行政院對等喊話跟協商，立法院有相當多制衡權力，不只是演戲、攻占主席台，還可以審批預算、甚至倒閣，都應該拿出來使用。 <text:line-break/><text:line-break/>李建誠說，呼籲民眾打電話給轄區的立法委員，要求立委積極審預算、提出法律案，作為跟行政部門談判的權力。民間團體也將走上街頭抗爭，正在各縣市匯集能量，今晚在雲林舉辦第一個座談會，邀請醫師跟豬農討論萊克多巴胺的問題，未來還會在新竹、台南、彰化、屏東等農業縣市努力，都會區也會以消費者角度發表演說，號召更多民眾走上街頭。</text:p>
      <text:p text:style-name="P4">陳真   |  2020.09.15 20:30   |   <text:a xlink:type="simple" xlink:href="http://palinfo.habago.org/Entry?Command=Information_PrintForum&amp;iPage=1#FORUM39964"><text:span text:style-name="T5">#</text:span></text:a></text:p>
      <text:p text:style-name="P6">這是剛剛我寫在一個幼兒園家長的群組裏的信。 <text:line-break/><text:line-break/>陳真 <text:line-break/><text:line-break/>=============== <text:line-break/><text:line-break/>謝謝xx媽媽的提醒。 <text:line-break/><text:line-break/>這個提醒是對的，來路不明的餅乾、糖果、巧克力、飲料、梅子粉、咖啡包與奶茶包等等等，都應小心。特別是在年輕人聚集的社交與歡樂場合或聲色場所提供的這類食品或零食或飲料，更應謹慎。 <text:line-break/><text:line-break/>為什麼呢？因為在過去十多年來，"毒品" 型態發生明顯改變，產生一種東西叫做 "新興毒品"。"毒品" 一詞也許有點強烈，事實上它的原文是 "新興影響精神物質"（New psychoactive substance），簡稱 NPS。 <text:line-break/><text:line-break/>精神科的幾乎所有用藥都可以稱為 "毒品"，比方說最近有個誘拐、囚禁國中少女的歹徒，報導說他家 "被搜出毒品"，"罪加一等"！但我看了報上所說的這個 "毒品" 的化學名稱，原來是一種非常常見的抗焦慮用藥，叫做Xanax。事實上，它是一種很好的藥物，是恐慌症的第一線用藥。 <text:line-break/><text:line-break/>"藥物學" 聖經開宗明義第一句話就是："所有藥物都是毒"。使用得好，就是藥，使用得不好，就是毒。特別是精神科用藥，更是如此，究竟是毒或藥，就看你是否適當使用。 <text:line-break/><text:line-break/>這十多年來所流行的 "新興毒品" 用語，事實上它指的就是有可能影響精神狀態的化學物質。這類東西應該被列管，但是，問題就出在你只要稍微改變一下既有藥物的化學結構，就能規避審查，甚至無法可管，所謂 "新興毒品" 或 "新興影響物質" 就是這麼回事；透過重新合成或混合或修改化學結構，產生無數 (近千種) 過去不曾見過的新興物質。 <text:line-break/><text:line-break/>聯合國在2018年提出 "世界毒品報告書"，正式把目前已找到的近千種新興物質做出定義，亦即這些東西是上個世紀六、七零年代所訂立有關精神藥物與麻醉藥物之兩份國際公約所未列入管制的新興物質，對之提出健康風險警告，建議世界各國應小心防範並應儘速進行立法列管。 <text:line-break/><text:line-break/>幾年前，台灣的立法院也曾企圖針對這些被私自合成、很可能影響精神狀態的新興物質，進行分析、調查與列管。但是，就我所知，相關法案好像已經在立法院躺了好幾年，至今仍任由這個巨大潛在風險繼續存在。 <text:line-break/><text:line-break/>這類被隨意合成、重製或混合使用的新興物質，並非出於醫療目的，而是為了讓人使用之後變得很嗨，很興奮。在這個意義上，它事實上就是一種 "毒品"。 <text:line-break/><text:line-break/>不過，網路上一大堆繪聲繪影的說法，例如說有人在學校門口散發毒糖果、毒飲料等等，我想那些全是謠言，不可能有這麼奇怪的事，因為看不出來這麼做的目的是什麼。例如： <text:line-break/><text:line-break/><text:a xlink:type="simple" xlink:href="https://bit.ly/3iAEbEc"><text:span text:style-name="T6">https://bit.ly/3iAEbEc</text:span></text:a><text:s/><text:line-break/><text:line-break/>有心人製作這些東西當然是為了賺取暴利，或是當下助興，或是為了犯罪目的，例如把人弄昏，性侵什麼的，怎麼可能自掏腰包去學校門口免費請大家吃？ <text:line-break/><text:line-break/>若要故意使人成癮，那也得反覆食用一段時間才會成癮。而且，使一堆人成癮的目的是為了什麼？對他有什麼好處？似乎沒有理由這麼做，事實上也做不到，畢竟誰會乖乖每天吃路上陌生人給的東西，連續吃上很長一段時間？ <text:line-break/><text:line-break/>"新興毒品" 的危害，在於它的多樣化，一口氣跑出上千種物質，防不勝防，而且根本無法可管。當一種影響精神狀態的物質不受管控時，它就有可能四處蔓延，比方說私人之間的互相給予所導致的無心傷害。 <text:line-break/><text:line-break/>尤其可議的是，當它為了讓人失去戒心，刻意避免以藥丸形式出現，而改以可愛造型的糖果、餅乾或飲料等等樣貌出現時，很多人就可能誤食。單次誤食不至於成癮，但是就跟瘦肉精一樣，它還是會對身體造成危害，特別是某些身心高風險族群以及孕婦與小孩等等，傷害更大。 <text:line-break/><text:line-break/>我的想法是，多吃食物，少吃食品，畢竟食品添加物太多了。 <text:line-break/><text:line-break/>不過，現在連食物也不安全，全世界有160幾個國家禁用、連豬隻吃了都會感到肉體痛苦的毒藥居然都要進口給大家吃了。 <text:line-break/><text:line-break/>一般人可能不知道一些更可怕的事，因為媒體根本不報導。比方說，2017年，民進黨上台不久之後，立即大幅放寬數百種水果與農產品的農藥檢出標準，比方說一般人常吃的雞蛋，芬普尼（Fipronil）原本規定是零檢出，居然放寬為0.01ppm（10ppb）。 <text:line-break/><text:line-break/>芬普尼是一種長效殺蟲劑，噴灑一次，可以維持殺蟲效果長達半年。養狗的人應該聽過 "蚤不到" 這種貓狗的除蚤劑吧，裏頭就含有芬普尼，是一種人體致癌物。台灣經常傳出大量蜜蜂死亡，元凶就是芬普尼。它不只是 "蚤不到"，同時也是 "蜂不到"，"人不到"。 <text:line-break/><text:line-break/>為了分散風險，我平常買菜會儘可能不固定買同一家公司的雞蛋。而且，站在愛護動物的立場，我大多買 "放牧飼養" (free-range) 的雞蛋，雖然貴了點，但值得，毒藥含量應該也會少一點吧。 <text:line-break/><text:line-break/>利用看診空檔，隨手寫一些科普，供大家參考。 <text:line-break/><text:line-break/>陳真 <text:line-break/>2020. 09. 15.</text:p>
      <text:p text:style-name="P4">張萬康   |  2020.09.15 05:19   |   <text:a xlink:type="simple" xlink:href="http://palinfo.habago.org/Entry?Command=Information_PrintForum&amp;iPage=1#FORUM39963"><text:span text:style-name="T5">#</text:span></text:a></text:p>
      <text:p text:style-name="P5">抱歉，我話太多，也不夠精準。 <text:line-break/>訂正： <text:line-break/>李紅沒說「求和」，也沒說「這人要來求和」。 <text:line-break/>小編寫「這人」二字不大禮貌。我上篇寫「這個人」多打一字。 <text:line-break/><text:line-break/>p.s.呂正惠老師是可敬的長者。感謝從輔兄、周舟的介紹。那篇讀來真是動人。</text:p>
      <text:p text:style-name="P4">張萬康   |  2020.09.15 05:10   |   <text:a xlink:type="simple" xlink:href="http://palinfo.habago.org/Entry?Command=Information_PrintForum&amp;iPage=1#FORUM39962"><text:span text:style-name="T5">#</text:span></text:a></text:p>
      <text:p text:style-name="P6">李紅的原音、原畫面重現： <text:line-break/><text:a xlink:type="simple" xlink:href="https://www.youtube.com/watch?v=f5v9GmnY8Yk"><text:span text:style-name="T6">https://www.youtube.com/watch?v=f5v9GmnY8Yk</text:span></text:a><text:s/><text:line-break/><text:line-break/>我的看法： <text:line-break/><text:line-break/>1.李紅沒說求和。那是小編下的標。 <text:line-break/><text:line-break/>2.這不是『海峽兩岸』節目本身，而是一個網路上的短視頻『李紅錄像手記』。據說屬『央視頻』。只是一種預告、節目宣傳。當然二者是有關的。但李紅錄像手記不是主菜，台灣拿人家開胃菜這種小東西來說事，是不是太故意了？ <text:line-break/><text:line-break/>3.台灣人平常會去油管找『海峽兩岸』的人多嗎？台灣有幾個人看過這節目？幾個人知道李紅？有幾個人能有機會看過『李红录像手记』？『海峽兩岸』基本上是給大陸人看的節目。 <text:line-break/><text:line-break/>4.李紅是央視，屬官媒，所以這句「這個人來求和」等同於國台辦或國務院的發言？所以此言非同小可！此言十分挑釁！太過污辱！這邏輯會不會太誇張了？ <text:line-break/><text:line-break/>5.好歹李紅也必須在『新聞聯播』的主播台砲轟台灣，才像官方正式發言吧？『海峽兩岸』只是談話節目，她的短視頻更是一個小名堂罷了。台灣談話節目主持人不也成天鬼扯？還更鬼扯一百倍哩。 <text:line-break/><text:line-break/>6.李紅的這段視頻中，她罵的是蔡英文想找王金平當信使，所以小編這樣下標。 <text:line-break/><text:line-break/>7.台灣的網路小編下標時常比較辛辣，對岸的小編下標就不能辛辣？台灣的一堆主播成天怒轟對岸，而對岸的主播不能轟台灣？台灣許多媒體都像官媒，不然就是藍綠的黨媒，主播們也貌似各自效忠主子狂轟敵人，不是嗎？我看李紅比起張雅琴算文明多啦。 <text:line-break/><text:line-break/>8.「這個人」這三字，我覺對王金平不夠尊重。但國民黨這樣就可以不去廈門的海峽論壇，笑翻，驢透了。綠營就是故意轟李紅，挖個坑給國民黨，你藍營去或不去都挨罵，能盡情消滅國民黨是最好。國民黨以為不去就很威，別忘了我們國民黨是反共的老字號！演這齣。 <text:line-break/><text:line-break/>9.國台辦對國民黨向來很客氣的啦，國民黨卻發神經演這齣愛台灣的鬧劇。 <text:line-break/><text:line-break/>10.就算這段真的是國台辦授意的（根本就不是），就算是好了，那又如何？有這麼嚴重哇？至於嗎？國民黨沒罵過中共，沒講過啥要調整九二共識啥的？什麼台灣要親美、國防靠美國，中共聽了臉上不會三條線才怪哩？李紅算對藍營很友善的，不然不會主持這節目這麼久，藍營在發什麼瘋。李紅整段主要還是罵蔡，國民黨搶戲幹嘛？因為團結愛台灣？能這麼感人不分黨派團結是好事，但找李紅這一句的麻煩是不是太故意了？ <text:line-break/><text:line-break/>11.李紅這段後來說，不管國民黨或民進黨，如果以為有了溝通，就可以回到過去兩岸相安無事的狀態，那也太兒戲了。這段也是罵到國民黨沒錯。但有這麼嚴重到放棄去海峽論壇嗎？中美相互罵得多猛，六月中下旬雙方的蓬佩奧、楊潔篪也是照樣在夏威夷見面哩。 <text:line-break/><text:line-break/>12.蔡英文希望王金平傳遞什麼訊息？如果是和平的訊息，有總比沒有好啊。國民黨反對和平嗎？ <text:line-break/><text:line-break/>13.蔡英文如果沒有叫王金平傳遞任何訊息，李紅這樣一講，台灣就會很糗嗎？綠營自己會罵回去，你國民黨想罵也可啦，罵完了還是該去廈門一趟啊，真的想扛和平的重任就去啊，怕台灣人民怪罪？神經耶，綠營哪會感謝你。你覺得該去就去，你弄成這樣幹嘛？（國民黨該去，但去了也無法影響兩大局，這是兩碼子事。） <text:line-break/><text:line-break/>14.李紅這個層級也可以罵的話，我們的政論節目主持人不也可以挨中共媒體、人大代表、總書記點名罵一頓？國民黨黨魁江啟臣不就罵起李紅的事情了嗎？看來中國官方還沒這麼小兒科矮化自己，會點名台灣的媒體主持人開罵。 <text:line-break/><text:line-break/>15.實在荒唐。李紅開一個小視頻，小編上了一個標題，就刻意被放大胡鬧。（我有些看法重複了抱歉） <text:line-break/><text:line-break/>16.李紅這段有一個部分我是反對的，就是給人一種台灣再不聽勸告，咱中共肯定要動手（武統）的感覺。這兩年大陸激增很多喊武統的網友，這我聽了不舒服，感覺很粗鄙。當然，台灣網友和他們針鋒相對時也很粗鄙，這都不是好事，人民之間結這個仇幹嘛哇，讓美國人一旁看了暗笑。據說雙方在線上打遊戲也在嗆這些題目，像話嗎？兩岸動起干戈，我堅決反對，不值得，也沒必要！有到非打不可的份上嗎？就算兩岸的憤青都說有！必須武力決戰！我仍堅持沒必要也不值得。 <text:line-break/><text:line-break/>17.我看到的台灣媒體全都斷章取義，都是在抨擊李紅在『海峽兩岸』節目中辱罵台灣。 </text:p>
      <text:p text:style-name="P4">周舟   |  2020.09.14 19:55   |   <text:a xlink:type="simple" xlink:href="http://palinfo.habago.org/Entry?Command=Information_PrintForum&amp;iPage=1#FORUM39961"><text:span text:style-name="T5">#</text:span></text:a></text:p>
      <text:p text:style-name="P5">謝謝從輔的分享。 <text:line-break/>呂正惠老師是我的碩士論文指導教授。猶記得1990年代的台灣文學界，最熱門的研究主題和顯學，就是解構主義，後殖民論述和國族認同這些西方傳來的時髦玩意，即使研究現代中文作品，作者和研究者也總愛在文章中嵌一點似懂非懂的西方術語，就跟窮人鑲金牙一樣充門面也好。 <text:line-break/>作為一個傳統文史背景出身的研究生，這些學說真讓我消化不良，也深感疑惑。文學會因為作者的國族認同有別，或對殖民文化看法不同而決定其價值嗎？ <text:line-break/>看了呂師此文，才明白當時他心底也有和我相似的困惑與挣扎。但老師總是溫和安詳的指導我，讓我在研究室的時光，暫時能忘卻外頭文學界的虛華與喧囂。 <text:line-break/>隔了這麼多年回頭看，當年流行的理論和文章，不過是為了打碎橫亙前方的經典和歷史大山，大喊大叫想踏平它，開出一條新路，結果只是徒然削了一點灰石，大山依然沒有絲毫動搖。 <text:line-break/>也是在這幾年，我才發現自己的左統想法竟和呂師接近，成了台灣人中的少數。真是一段奇妙的師生緣份。 </text:p>
      <text:p text:style-name="P4">孫從輔   |  2020.09.14 02:55   |   <text:a xlink:type="simple" xlink:href="http://palinfo.habago.org/Entry?Command=Information_PrintForum&amp;iPage=1#FORUM39960"><text:span text:style-name="T5">#</text:span></text:a></text:p>
      <text:p text:style-name="P5">觀網上登了一篇呂正惠先生的文章。整篇文章讀下來，充滿真誠與溫暖，把許多生活在台灣或海外的中國人的心裡話都說出來了。 <text:line-break/><text:line-break/>// <text:line-break/><text:line-break/><text:a xlink:type="simple" xlink:href="https://www.guancha.cn/LvZhengHui/2020_09_12_564872_s.shtml"><text:span text:style-name="T6">https://www.guancha.cn/LvZhengHui/2020_09_12_564872_s.shtml</text:span></text:a><text:s/><text:line-break/><text:line-break/>呂正惠：為什麼面對富強的中國，有些人仍然沒有歸屬感？ <text:line-break/><text:line-break/>題目這一句話是我的由衷之言，絲毫沒有誇張的成分，首先我要簡略說明一下我所以有這種體悟的經歷。從20世紀80年代末期開始，“台獨”思想逐漸瀰漫於台灣全島。我大惑不解，曾質問同為中文系畢業的好朋友，為什麼不承認自己是中國人，難道你不是讀中國書長大的嗎？他回答，中國文化那麼“落後”，中國人那麼“野蠻”，你為什麼還要當中國人？這樣的對答，在其後十多年間不知道發生了多少次。我每次喝醉酒，都要逼著人回答：“你是中國人嗎？”很少有人幹脆地說“是”，因此，幾乎每次喝酒都以大吵大鬧結束。 <text:line-break/><text:line-break/>那十幾年我非常地痛苦，我無法理解為什麼絕大部分的台灣同胞（包括外省人）都恥於承認自己是中國人，難道中國是那麼糟糕的國家嗎？我因此想起錢穆在《國史大綱》的扉頁上鄭重題上的幾句話：“凡讀本書請先具下列諸信念：一、當信任何一國之國民，尤其是自稱知識在水平線以上之國民，對其本國以往歷史，應該略有所知。二、所謂對其本國以往歷史略有所知者，尤必附隨一種對其本國以往歷史之溫情與敬意。三、所謂對其本國以往歷史有一種溫情與敬意者，至少不會對其本國以往歷史抱一種偏激的虛無主義，亦至少不會感到現在我們站在以往歷史最高之頂點，而將我們當身種種罪惡與弱點，一切諉卸於古人……”我突然覺悟，我的台灣同胞都是民族虛無主義者，他們都樂於將自己身上的“罪惡與弱點”歸之於“中國人”，而他們都是在中國之外高高在上的人。說實在的，跟他們吵了多少次架以後，我反而瞧不起他們。 <text:line-break/><text:line-break/>也就從這個時候，我開始反省自己從小所受的教育，並且開始調整我的知識架構。小時候，國民黨政府強迫灌輸中國文化，而他們所說的中國文化其實就是中國的封建道德，無非是教忠教孝，要我們服從國民黨，效忠國民黨，而那個國民黨卻是既專制又貪污又無能，叫我們如何效忠呢？在我讀高中的時候，李敖為了反對這個國民黨，曾經主張“全盤西化”，我深受其影響，並且由此開始閱讀胡適的著作，瞭解了五四時期反傳統的思想。從此以後，五四的“反傳統”成為我的知識結構最主要的組成部分，而且深深相信，西方文化優於中國文化。矛盾的是，也就從這個時候，我開始喜愛中國文史。 <text:line-break/><text:line-break/>為了堅持自己的喜好，考大學時，我選擇了當時人人以為沒有前途的中文系。我接受了五四知識分子的看法，認為中國文化必須大力批判，然而，從大學一直讀到博士，我卻越來越喜歡中國古代的典籍，我從來不覺得兩者之間有矛盾。瀰漫於台灣全島的“台獨”思想對我產生極大的警惕作用，讓我想到，如果你不能對自己的民族文化懷有“溫情與敬意”，最終你可能不願意承認自己是中國人，就像我許多的中文系同學和同事一樣。這時候我也才漸漸醒悟，“反傳統”要有一個結束，五四新文化運動已經完成了它的歷史任務，我們要有一個新的開始，中國歷史應該進入一個新的時期。後來我看到甘陽的文章，他說，要現代化，但要割棄文化傳統，這就像要練葵花寶典必須先自宮一樣，即使練成了絕世武功，也喪失了自我。如果是全民族，就會集體犯了精神分裂症，即使國家富強了，全民族也不會感到幸福、快樂。我當時已有這個醒悟，但是還不能像甘陽說得那麼一針見血。 <text:line-break/><text:line-break/>甘陽還講了一個意思，我也很贊成，他說，我們不能有了什麼問題都要到西方去抓藥方，好像沒有西方我們就沒救了。實際上，西方文明本身就存在著很重大的問題，要不然他們怎麼會在征服了全世界以後，彼此打了起來。從1914年到1945年，他們就打了人類有史以來最殘酷的兩場大戰。我當時還沒想得那麼清楚，但我心裡知道，為了在“台獨”氣氛極端濃厚的台灣好好當一個中國人，我必須重新認識中國文明和西方文明。應該說，1990年以後，是我一輩子最認真讀書的時期。我重新讀中國歷史，也重新讀西洋史，目的是肯定中國文化，以便清除五四以來崇拜西方、貶抑中國的那種不良的影響。這個時候，我覺得自己年年在進步，一年比一年活得充實。著名的古典學者高亨在抗戰的時候，蟄居在四川的嘉州（樂山），埋頭寫作《老子正詁》。他在自序裡說：“國丁艱難之運，人存憂患之心。唯有沉浸陳篇，以遣郁懷，而銷暇日。”我也是這樣，避居斗室，苦讀群書，遐想中國文化的過去與未來，在台灣一片“去中國化”的呼聲之中，找到自己的安身立命之處。也正如孔子所說，“發憤忘食，樂以忘憂，不知老之將至云爾”。就這樣，中國文化成了我的精神家園。 <text:line-break/><text:line-break/>2000年左右，我突然醒悟到，中國已經渡過重重難關，雖然有種種的問題還需要解決（哪一個社會沒有問題呢），但基本上已經走上平坦大道了。每次我到大陸，跟朋友聊天，他們總是憂心忡忡，而我總是勸他們要樂觀。有一個朋友曾善意地諷刺我，“你愛國愛過頭了”。我現在終於逐漸體會，大陸現在的最大問題不在經濟，而在“人心”。憑良心講，現在大陸中產階級的生活並不比台灣差，但是，人心好像一點也不“篤定”。如果拿80年代的大陸來和現在比，現在的生活難道還不好嗎？問題是，為什麼大陸知識分子牢騷那麼多呢？每次我要講起中國文化的好處，總有人要反駁，現在我知道，這就是甘陽所說的，國家再富強，他們也不會快樂，因為他們沒有歸屬感，他們總覺得中國問題太多，永遠解決不完。他們像以前的我一樣，還沒有找到精神家園。 <text:line-break/><text:line-break/>我現在突然想起《論語》的兩段話，第一段說：子適衛，冉有僕。子曰：“庶矣哉！”冉有曰：“既庶矣，又何加焉？”曰：“富之。”曰：“既富矣，又何加焉？”曰：“教之。” <text:line-break/><text:line-break/>翻成現在的話，就是先要人多，再來要富有，再來要文化教養。現在中國的經濟問題已經不那麼重要，我們要讓自己有教養，就要回去肯定自己的文化，要相信我們是文明古國的傳人，相信我們在世界文明史上是有貢獻的。如果我們有這種自我肯定，如果我們有這種遠大抱負，我們對身邊的一些不如意的事，就不會那麼在乎。《論語》的另一段話是： <text:line-break/><text:line-break/>子貢曰：“貧而無諂，富而無驕，何如？”子曰：“可也；未若貧而樂（道），富而好禮者也。” <text:line-break/><text:line-break/>以前我們中國普遍貧困，現在基本上衣食無憂，跟以前比，不能不說“富”了，我們現在要的是“禮”。“禮”是什麼呢？不就是文明嗎？我們能用別人的文明來肯定自己嗎？除非我們重新出生為西洋人，不然我們無論如何也不可能把自己改造為西洋人。我們既然有這麼悠久的、偉大的文明，雖然我們曾經幾十年反對它，現在我們為什麼不能幡然悔悟，重新去肯定它呢？事實上，以前我們在外國的侵略下，深怕亡國，痛恨自己的祖宗不長進，現在我們既然已經站起來了，為何不能跟祖宗道個歉，說我們終於明白了，他們留下來的遺產最終還是我們能夠站起來的最重要的根據。自從西方開始侵略全世界以來，有哪一個國家像中國那麼大、像中國那麼古老、像中國經受過那麼多苦難，而卻能夠在一百多年後重新站了起來？這難道只是我們這幾代中國人的功勞嗎？這難道不是祖宗給我們留下了一份非常豐厚的遺產，有以致之的嗎？我們回到我們古老文化的家園，不過是重新找回自我而已，一點也無須羞愧。 <text:line-break/><text:line-break/>蘇東坡被貶謫到海南三年，終於熬到可以回到江南，在渡過瓊州海峽時，寫了一首詩，前四句是： <text:line-break/>參橫斗轉欲三更，苦雨終風也解晴。 <text:line-break/>雲散月明誰點綴？天容海色本澄清。 <text:line-break/><text:line-break/>擴大來講，中國不是度過了一百多年的“苦雨終風（暴風）”，最後還是放晴了嗎？放晴了之後再來看中國文化，不是“天容海色本澄清”嗎？這文化多了不起，當然就是我們的精神家園了。最後再引述錢穆《國史大綱》扉頁上最後一句題詞：“當信每一國家必待其國民備具上列諸條件者（指對本國歷史文化具有溫情與敬意者）比數漸多，其國家乃再有向前發展之希望。”我們國家的前途，就看我們能不能回去擁抱民族文化。</text:p>
      <text:p text:style-name="P4">陳真   |  2020.09.13 03:43   |   <text:a xlink:type="simple" xlink:href="http://palinfo.habago.org/Entry?Command=Information_PrintForum&amp;iPage=1#FORUM39959"><text:span text:style-name="T5">#</text:span></text:a></text:p>
      <text:p text:style-name="P6">可還記得薛西佛斯？ <text:line-break/><text:line-break/>陳真 <text:line-break/><text:line-break/>2020.09.13. <text:line-break/><text:line-break/><text:line-break/>如果不是因為林義雄的一對可愛雙胞胎林亮均和林亭均之慘死刀下，我不會走上政治異議者這條路；如果不是因為在高醫見習那一年我所照顧的一位住院病童因為無錢繳納醫藥費而辦理「自動出院」，獨自邁向原本可避免的死亡，我不會從事什麼社運；如果不是因為在彰化基督教醫院實習時遇到的那位因為父母表明無錢支付開刀費用而掙扎逃離急診室被我追回來的小女孩，我不會成為一名政治亡命之徒，搞到家破人亡；如果不是因為那數萬名不見天日的雛妓之痛苦遭遇，如果不是因為每年數千名小孩因家長無力負擔醫療費用而放棄治療...如果不是因為這一切，我應該會有另一種截然不同的人生，不會更好，但也不會更壞，就如同美國劇作家 Tennessee Williams 所說： <text:line-break/><text:line-break/>"<text:span text:style-name="T6">Each of these lives is the right one. Every path is the right path. Everything could've been anything else and it would have just as much meaning.</text:span>" (生命有可能這樣，也可能那樣。每一個步伐、每一條道路都是對的，而且同樣深具意義。) <text:line-break/><text:line-break/>前些日子去看婁燁的「蘇州河」時，看到一部預告片叫「蘿莉破壞王」(System Crasher)： <text:line-break/><text:line-break/><text:a xlink:type="simple" xlink:href="https://bit.ly/2FrL5xc"><text:span text:style-name="T6">https://bit.ly/2FrL5xc</text:span></text:a><text:s/><text:line-break/><text:line-break/>主角是一名很可能有精神疾病的小女孩；看到她在片中對著山谷拼命大喊媽媽媽媽媽媽媽媽媽媽媽...短短幾秒鐘，讓我很感動。最近每一天，我無時無刻都會想起這一幕，心裏有說不出的難過。 <text:line-break/><text:line-break/>過去三十幾年來，我有許多從政或當上民代的機會。特別是八零年代，黨外圈子很小，從政機會更多；光是新潮流就曾三顧茅廬，只要我點個頭，早在三十幾年前也就是擔任實習醫生那一年我就當立委了。在人民開始反抗當權者的八零年代，光憑「醫學生」及「叛亂犯」這兩個身份，就足以捲起政治風潮。但是，不管別人怎麼勸進，我根本毫無從政意願，因為個性上不喜歡做一些枝枝節節的行政工作，更不喜歡講場面話、搞應酬。 <text:line-break/><text:line-break/>因此，不管是政治職務、黨職或我所參與創立的許多社運組織，我總是盡一切努力抗拒成為領導者或管理者。我也許比較適合成為一個思考者或烈士或概念上的開創者那一類。我總覺得，當一個工作只是一種技術成份，大部份人都做得來或甚至搶著做時，何必要我去做呢？我可以做得更好的也許不是某種事情，不是某種概念，而是描述一切事物與概念的可能性。 <text:line-break/><text:line-break/>但是，往後如果還有機會，只要可以不應酬，不說假話，我想我不會再拒絕從政，我特別願意為那些身陷痛苦與無助的小孩子做些什麼。 <text:line-break/><text:line-break/>過去幾年在偏鄉當醫生，是我這一生工作過最基層最窮的地區與醫院，經常遇到各種慘到不能再慘的痛苦家庭及成員，裏頭往往好多小朋友或青少年，跟著家庭悲劇慘劇而一併陪葬，而我卻根本無計可施。我們可以花幾千億幾萬億當凱子，跟美國人買武器，或是花上兆經費綁樁、亂搞荒唐透頂的什麼「前瞻建設」，卻不願意多花一點零頭小錢在小孩與青少年或孤苦老人身上，任其自生自滅。 <text:line-break/><text:line-break/>黨外時期，我曾以為，只要推翻了國民黨，政治自然就會上軌道，充滿理想的各方人才將自動歸隊，政治自然就會發揮它應有的功能。但事實上並非如此。人們搶得領導職位，並不是真的想為大眾做些什麼，而只是拼命為自己謀取更大的權位與暴利。至於基層人員，大多明哲保身，怠惰冷漠，一味仰承上意而無積極作為。 <text:line-break/><text:line-break/>過去這五、六年，因為某種原因，我深入接觸了無數兒福團體，幾乎天天跟各大兒福機構打交道，苦不堪言。許多時候，真是氣得咬牙切齒，很想寫一本書來抖出這些兒福機構裡頭無數荒腔走板的官僚行徑。 <text:line-break/><text:line-break/>我無意自誇，而是事實。我是關於「兒童人權」的「先驅」；當年的一些文字，之所以被聯合國的幾篇報告所引用，是因為那時候根本沒有人在討論什麼「兒童人權」，甚至就連「聯合國兒童權利公約」當時都還沒出現。可是，付出那麼多痛苦代價，家破人亡，血淚斑斑，甚至被國民黨及其情治單位和主流媒體無所不用其極地栽贓抹黑得幾乎身敗名裂。我真的沒想到，三十幾年後的台灣，政治都已經解嚴三十三年了，政黨輪替好幾次了，但兒童福利與兒童人權卻依舊如此荒蕪；所謂兒福機構，似乎變成一種「官場」，充滿官僚作風，反智，冷漠，無理取鬧，甚且作威作福；兒童利益不但不是優先事項，反倒成為官僚主義的犧牲品與利用工具。我很希望有一天，能夠再為兒童做一些事。 <text:line-break/><text:line-break/>現在的政治文化，表面上好像比較開放，不再像過去那樣一聽到「人權」二字就馬上黑牢伺候。但是，表面開放，骨子裏卻更極端、更荒唐、更惡劣，更反智，更病態；政治完全喪失它應有的基本意義與價值，「仇中反華愛台灣」成為政治的一切意義來源；而從政則變成一種低俗到不能再低俗、搔首弄姿的人渣演藝事業；低能的網紅與名嘴以及不學無術的文人走狗們，成為人們每天必須追逐、聆聽教誨的意見領袖。 <text:line-break/><text:line-break/>三十幾年前，曾經有個人，在私下聊天時，跟我提到一個叫做薛西佛斯的希臘神話，一個被天神處罰的人，天神罰他搬一塊巨石上山，到了山頂，巨石又會自動滾下山，薛先生只好再搬一次，日復一日，晝夜不停，永無止境。 <text:line-break/><text:line-break/>那個告訴我這故事的人，就是陳菊。 <text:line-break/><text:line-break/>我知道很多黨外人士很喜歡這個故事，以此自況，以示初衷不滅，夢想不凡。但是，當呼風喚雨的大權在握，當滾滾暴利就在眼前，金山銀山任君採，冨貴榮華好幾代，似乎就再也沒有人認為自己是薛西佛斯了，更不用說佔據絕大多數的那些貪婪腐敗的黨國餘孽，如今冒充改革者，繼續騙吃騙喝。 <text:line-break/><text:line-break/>我這文章不是寫給當權的這些人渣及其下一代看的，而是寫給那些曾經付出過痛苦代價的黨外前輩們，可還記得初衷？可還記得薛西佛斯勞苦千年徒勞無功的悲劇？</text:p>
      <text:p text:style-name="P4">周淮安   |  2020.09.13 02:25   |   <text:a xlink:type="simple" xlink:href="http://palinfo.habago.org/Entry?Command=Information_PrintForum&amp;iPage=1#FORUM39958"><text:span text:style-name="T5">#</text:span></text:a></text:p>
      <text:p text:style-name="P5">「偷吃嘴臉猥瑣到令人不忍」丁允恭獲獎小說遭網譏：寫自傳？ <text:line-break/><text:a xlink:type="simple" xlink:href="https://news.ltn.com.tw/news/politics/breakingnews/3286397?utm_medium=M&amp;;utm_campaign=SHARE&amp;;utm_source=FACEBOOK&amp;;fbclid=IwAR3lIdBE4i7Si0zaQMhJbPmXR6uEo68IiZtGJ-NWD5--OOWZgPNlEjZ61Ck"><text:span text:style-name="T6">https://news.ltn.com.tw/news/politics/breakingnews/3286397?utm_medium=M&amp;;utm_campaign=SHARE&amp;;utm_source=FACEBOOK&amp;;fbclid=IwAR3lIdBE4i7Si0zaQMhJbPmXR6uEo68IiZtGJ-NWD5--OOWZgPNlEjZ61Ck</text:span></text:a><text:s/><text:line-break/><text:line-break/>時事偶感，改編為《聊齋》說書版 <text:line-break/>－－ <text:line-break/>蓬萊秀才丁某，善舌辯，有異相，恩科拔貢，仕於打狗，逾諸孝廉，為太守股肱。太守昇三公，薦丁生面聖，譽其有蘇秦張儀之能，國士無雙。上悅，賜雙眼花翎，尚書房行走，爵比兩千石，從二品，號「吮公」。 <text:line-break/><text:line-break/>一夕，吮公宴罷醉歸，將寐之際，忽現一美婦。公迷茫間，問床邊者誰？對曰：「貴人多忘事。妾前蒙君幸，藍田種玉，特來相報」吮公懼，疾呼左右驅之，婦哀哀求告：「一夜夫妻百日恩，纏綿繾綣之景，恍如昨日，君其不念舊情？」公斥：「孤鞍前馬後，勞比犬馬，始有今日。況孤內有正室，外享令名；倘容汝來投，不啻養虎為伴」美人慍：「君才幹過人，詎薄倖至此？」公怒：「汝珠胎暗結，豈能誆我？昨日種種，如昨日死；若不速去，汝與腹中雜種，無異吾敵也！」 <text:line-break/><text:line-break/>婦涕泣良久，見公不為所動，再拜稽首，淒然笑曰：「君權傾朝野，縱行苟且，陽法無奈君何。然冥道業鏡昭昭，他日必當有報，莫謂言之不預」言罷，煙消雲散。公大駭，汗透錦袍；左右入室，未睹他人，唯見公對空獨白，狀似顛狂，面面相覷。居無何，吮公醜聞不脛而走，老少巷議街談，胥嘲公郎情似鐵。公久居廟堂，黨羽頗丰；雖不乏為其緩頰護航者，然反惹眾怒，民怨向上延燒。又逢花旗國恃船堅砲利，挾毒豕強行叩關，內外交迫。上不得已，囑丁淨身出戶，棄車保帥。 <text:line-break/><text:line-break/>仗義每多屠狗輩，負心半是讀書人。吮公年少得志，青雲平步。本可入朝不趨，贊拜不名，劍履進殿；假以時日，列土分茅，或加九錫，亦未可知。卻因虧德而奪祿，錦繡前程南柯一夢，可為登徒子戒。 <text:line-break/>－－ <text:line-break/>從厚黑學角度，有才無德之人所以見用，彼等長於逢迎拍馬是其一；因有把柄在上位手，更好控制聽話是其二。叫他咬誰就咬誰，叫他往東，他絕不往西。當重大政策引起民怨，丟一點這些人黑資料，立生轉移焦點之效。因這種人這麼好用，所以政治要清明，難。</text:p>
      <text:p text:style-name="P4">蔡亦鸣   |  2020.09.10 16:49   |   <text:a xlink:type="simple" xlink:href="http://palinfo.habago.org/Entry?Command=Information_PrintForum&amp;iPage=1#FORUM39957"><text:span text:style-name="T5">#</text:span></text:a></text:p>
      <text:p text:style-name="P5">陈真推荐的电影我一般都会去看一看，但是波兰电影《沃伦》是个例外，身心俱弱，受不了太大的伤害，光是影评就足以杀伤我。 <text:line-break/><text:line-break/>至于想到沃伦是因为下面这篇书评。 <text:line-break/><text:line-break/><text:a xlink:type="simple" xlink:href="https://mp.weixin.qq.com/s/W1HX4mIItVSJakMc7d35oA"><text:span text:style-name="T6">https://mp.weixin.qq.com/s/W1HX4mIItVSJakMc7d35oA</text:span></text:a><text:s/><text:line-break/><text:line-break/>族群的边界与民族的发明 <text:line-break/>郑非2020-08-29 18:05 <text:line-break/><text:line-break/>一 <text:line-break/><text:line-break/>当我读完蒂莫西·斯奈德的新书，我觉得书名绝对有误，与其说是“民族的重建”，不如说是“民族的发明”更为妥当。本书作者在书中讲的是波兰人、立陶宛人、乌克兰人和白俄罗斯人的传承，今日东欧这些斯拉夫民族，究其实质，都是中世纪波兰-立陶宛王国分裂出来的碎片。 <text:line-break/><text:line-break/>基辅罗斯原来是幅员广阔的东欧强国，后来国家分裂割据，分为若干公国。13世纪初，蒙古入侵，原有各公国或灭或降，基辅罗斯灭亡。数十年后，乘着罗斯人的虚弱，波兰-立陶宛国家（1568年两国合并）也从西方入侵，逐次吞并了绝大部分现白俄罗斯和乌克兰的土地。至此，罗斯的东西分裂之势就造就了。在西，是波兰-立陶宛贵族共和国，以文明西来的姿态呈现于世；在东，则是专制的俄罗斯帝国。 <text:line-break/><text:line-break/>这一波兰-立陶宛联邦，同卡斯蒂亚与阿拉贡，或者英格兰与苏格兰之间的联合并无不同，都是情势所需（波兰人想要同哈布斯堡君主拉开距离，立陶宛贵族对西方文明有所倾慕，而东部罗斯人视之为保护性力量），在相当时间内是欧洲边陲最庞大的一个斯拉夫人共同体（俄罗斯在当时还不被算入欧洲之内），是若干不同宗教、族群的共同家园。 <text:line-break/><text:line-break/>书中有许多细节可以佐证这一共同体的存在——比如，现代波兰的国父约瑟夫·克莱门斯·毕苏斯基，父母其实都是立陶宛的贵族（鉴于立陶宛贵族波兰化的程度非常之深，其实与波兰贵族也无甚差别）。其毕生事业旨在复兴波兰-立陶宛联邦，理想的失败使其痛苦万分；又比如现代立陶宛的首都维尔纽斯，虽然在16世纪之前确实是立陶宛古都，但是到了19世纪的时候，在这座城市里面讲立陶宛语的人口只有1%到2%（对这一大片土地上的人来说，波兰语是一种高雅语言，是知识分子与贵族的语言，立陶宛语则是一种乡村语言），犹太人倒是占到了该城总人口的40%。无独有偶，直到20世纪早期，现代乌克兰的重要城市利沃夫中的波兰人口比例也要超过52%，更有75.4%的利沃夫居民声称自己的母语是波兰语；再比如说，在1648年到1657年间曾经爆发了一场声势浩大的哥萨克起义（这一起义被认为是对波兰王国的极大打击，有大片乌克兰领土从王国中分离开来），起义的哥萨克领袖赫梅尔尼茨基是乌克兰的地方贵族，与波兰宫廷关系甚深。哥萨克的酋长们用波兰货币，使用波兰语作为行政语言，甚至打仗的时候也用波兰语发号施令。当赫梅尔尼茨基决定成为俄罗斯帝国的属国之时，他是读不懂俄语的，只能请人将俄语信件先翻译成拉丁文才能加以阅读；蒂莫西·斯奈德还讲了一个例子，描述的是二战中及二战后波兰人与乌克兰人的相互仇杀。有一次波兰人组织了一支假的乌克兰游击队，以引蛇出洞，结果因为实在是太逼真，导致被波兰军队误击（其伪装如此之好，以至于在场的真乌克兰游击队士兵也无法分辨出这支部队到底是不是他们的人）。在另外一个事件中，一支真的乌克兰游击队被波兰军队包围，他们用波兰语高声唱起波兰革命歌曲，反而被认为是自己人，遂被放虎归山。如此以上种种，都能显示出这些现代民族之间交互交错的亲缘关系。 <text:line-break/><text:line-break/>二 <text:line-break/><text:line-break/>看这本书的时候，无时无刻不让我联想起弗里德里克·巴斯的“族群边界论”。这个可能需要解释一下。 <text:line-break/><text:line-break/>在过去，人们一般认为族群有一些客观实在的基础，但是到了1940年代、1950年代以后，这种客观实在论就受到了多方的批评。比如霍洛维茨在其名著《冲突中的族群》中就指其不可靠，他指出，人们用来识别不同人群的线索多种多样，“是一个从可见到不可见的连续的集合”，从明显的生理特征（如肤色、面貌、发色、身高到体格）、行为特征到语言文化、经济生活。而选择哪一个线索或线索的组合，似乎是任意的。 <text:line-break/><text:line-break/>以血缘论？卢旺达的胡图人和图西人有着共同的祖先，在语言、体格和文化上都没有太大的差别，他们在古代可能有着经济生活方面的差别（一个务农，一个游牧）。 <text:line-break/><text:line-break/>以语言论？王明珂先生在《华夏边缘：历史记忆与族群认同》一书中以羌人为例，指出说羌语的不一定都是羌族，有些藏族也说羌语。而且羌族间并没有一个彼此能沟通的羌语。从民族服饰上、宗教信仰上及其他文化特征上，羌族都像是汉族与藏族之间的过渡型，难以划定一个固定的族群界限。 <text:line-break/><text:line-break/>以文化论？外人几乎不能在白俄罗斯人与俄罗斯人之间做区分，他们的文化习俗极为接近。比方说在加拿大、美国、奥地利、乌克兰和中亚都有白俄罗斯人存在，但通常被被归为俄罗斯人（而无人质疑）。在印度的安得拉邦，安得拉人和特伦甘纳人的主要区别在于，安得拉人的脖子上常会围上围巾，特伦甘纳人就不会这样做；特伦甘纳人的语言中有很多乌尔都语词汇，安得拉人的语言中少些；特伦甘纳人的食物比安得拉人更接近穆斯林食物；特伦甘纳人喜欢饮茶，而安得拉人则偏好咖啡。 <text:line-break/><text:line-break/>当然我们也可以用“或”字把上述这些线索/标准总括起来，声称只要满足上面一种或几种就行。但是，为什么在此处以甲线索形成族群，在彼处又以乙线索形成族群呢？中间的选择机制是什么？ <text:line-break/><text:line-break/>人们发现用于划分族群的线索落实到现实生活中常有武断之嫌，“语言、体质、文化在人群间常有同有异：相似到哪个程度就是一个族群，相异到哪个程度就不是一个族群？事实上并没有一个学术上的客观标准。”王明珂写道，“文化特征在人群中的分布，经常呈许多部分重叠但又不尽相同的范畴。以个别文化特征而言，它们的分布大多呈连续的过渡性变化，族群边界似乎是任意从中画下的一道线。因此，以客观文化特征界定一个族群，有着实际上的困难。” <text:line-break/><text:line-break/>人类学家埃德蒙·R·利奇（E.R.Leach)在20世纪中期对缅甸高地的观察中看到一个有趣的现象，本地的克钦人实际上讲着好几种不一样的语言，社会结构在两种不同类型的形态之间来回摆动，这个族群的存在，似乎完全是由其与邻近的掸人的冲突与交流来界定的。但是，“这些说不同语言、穿不同服饰、拜不同神灵，有着如此等等之不同的人，并不被看作是完全超越社会认可界限的异乡人”。他们自己认为自己有共同的祖先与血缘，是一个群体。这个案例告诉我们，至少某些族群的塑造似乎是主观选择的结果，而非客观的界定。 <text:line-break/><text:line-break/>为了解决上述困难，人类学家弗雷德里克·巴斯（FredrikBarth）1969年在其主编的论文集《族群与边界：文化差异下的社会组织》（EthnicGroupsandBoundaries）提出了著名的“族群边界论”。在这个论文集中，人类学者与社会学者们提出了一个很有意思的见解，那就是“族群”并不是单独存在的，它存在于与其他族群的互动关系中。对此，巴斯说道，过去我们总认为人类的文化差异是不连续的，也就是说，“既存在本质上分享共同文化的民族集合体，又存在着把每种这样的独立文化与所有其他文化截然分开的相互关联的差异。”人们过去相信，种族差异、文化差异、社会隔离和语言障碍在各人群之间是不言而喻的事情。但是，与其说各人群像一个个孤岛彼此隔离存在，倒不如说各人群像大陆板块一样彼此碰撞、渗透。在这些大陆板块上存在无数细小的裂缝，人们完全可以任意选定这条裂缝或那条裂缝作为一块大陆的边界。 <text:line-break/><text:line-break/>王明珂总结道：“族群是由它本身组成分子认定的范畴，造成族群最主要的是它的‘边界’，而非包括语言、文化、血统等在内的‘内涵’；一个族群的边界，不一定指的是地理的边界，而主要指‘社会边界’。在生态性的资源竞争中，一个人群强调特定的文化特征，来限定我群的‘边界’以排除他人。” <text:line-break/><text:line-break/>在我看来，族群边界论是一种解释力很强的学说，它指出族群是主动构建的产物，但这种构建并非无源之水无本之木，还是有客观基础的。这点同社会科学家们对集体认同/身份的研究是相当一致的。学者们认为，集体认同/身份的产生有几个基本条件：一是产生了某种社会分类概念/方式，并且为人们所接受。这在很大程度上是受重大事件所推动的。这是主观的一面；二是这种分类方式同人们的生活体验所兼容，人们可以从自己既有的社会模式中观察并体验到该分类方式的合理性。而这种既有的社会模式可以说是一种客观存在（尽管未必是唯一的客观存在）。族群的形成与维持其实也是这样子，客观条件指出族群可被观察的内涵，主观论选择则具体描绘族群边界。 <text:line-break/><text:line-break/>综上，从族群边界论的眼光看来，族群并不是一个自然存在，而是一个社会存在。它有自然的基础，但出于人的建构。学者们可以从这个道理中推导出很多东西，比如，族群接触的增多不一定会带来族群之间的融合，如果它们各自居于不同的经济/政治/社会生态位的话，倒是很可能会促进异己族群意识的产生与发展。又比如，有的时候族群冲突不是因为族群边界的存在而发生的，反而族群边界正是因为预计到了冲突才确立起来的（族群文化有的时候也是后于族群而出现的）。 <text:line-break/><text:line-break/>三 <text:line-break/><text:line-break/>回到《民族的重建》这本书，我们可以清楚地看出，用“族群边界论”来理解蒂莫西·斯奈德在书中的描述，再方便不过了——波兰-立陶宛王国这块“大陆”，因着时势的变化，内里的诸人群逐渐沿某条边界分化/发明（强调差异性而非共同性）而成诸现代民族。 <text:line-break/><text:line-break/>波兰-立陶宛王国的兴起自然并非幸致，其分裂其实也是“成也萧何，败也萧何”。当初这个东斯拉夫共同体之所以形成，除了波兰武力强横之外，更是因为这个天主教斯拉夫王国背靠西欧，无论是政制、技术还是社会都有文明引介之功，无论是立陶宛还是乌克兰的贵族都被此高阶文化所吸引，在16、17世纪迅速波兰化。可以预想，如果该王国能够挺过18世纪的地缘政治冲击，没有发生俄、奥、普“三家分晋”（1772-1795年对波兰的三次瓜分），那么该王国完全可能以波兰为核心进行统一的国族构建，一如法兰西与英吉利。 <text:line-break/><text:line-break/>但是也正由于波兰文化的高阶姿态，使得波兰语人群与其他人群之间的关系有点“内殖民主义”的味道，此种姿态尤其显现在波兰人与乌克兰人之间（立陶宛人与波兰人之间的关系要更为平等）。乌克兰的下层贵族与农民往往要受到波兰贵族与地主的支配（中上层贵族则波兰化了）。蒂莫西·斯奈德写道，1569年之后，一些波兰家族在乌克兰获得了大量的土地，他们带来了大量的波兰士兵以及犹太人助手，大量乌克兰农民由此陷入赤贫之中，时人的抱怨是“（乌克兰人）被视作低人一等的存在，成为波兰人和犹太人的奴隶或侍女……”自1648年兴起的哥萨克叛乱，就可以看成是拥有军事武装的乌克兰底层贵族与农民对自己缺乏政治权利（由此而带来的经济剥夺）所表达的不满。赫梅尔尼茨基之所以率领哥萨克起义，最初的缘由就是因为一位波兰官员窃取了他的地产、霸占了他的爱人、谋杀了他的儿子，而他本人向波兰宫廷申诉未果。他之所以能获得大批人手，也是因为波兰贵族对土地的侵占导致有大量农民逃向边境成为哥萨克。 <text:line-break/><text:line-break/>波兰地主与乌克兰农民的分野在沙俄时代也一直延续下来（尽管随着时间的过去，他们的文化隔阂日渐减少），沙俄政府本来完全可以利用这种社会隔阂来加强对乌克兰人的吸纳，但是沙俄政府在1830年、1863年两次波兰起义之后犯了“肃反扩大化”的错误，将乌克兰民族主义也视为要打击的对象（尽管乌克兰人在两次起义中都是配合帝国政府的）。1863年沙俄政府颁布瓦廖夫法令，禁止乌克兰语作品的出版。1876年，这一禁令又被埃姆斯法令所强化，使用乌克兰语的公共演讲、戏剧和歌曲表演都被禁止，教师被撤职，报社也被关闭。乌克兰民族主义在这种刻意打击下反而成长起来。 <text:line-break/><text:line-break/>一战之后，新生的波兰再度将部分乌克兰和白俄罗斯纳入版图之中。独立的波兰对自己的身份认同格外关注，乌克兰认同自然显得颇为刺眼。在1924年，波兰颁布了格拉布斯基法，让乌克兰语学校成为双语学校。波兰人不但无意解决乌克兰的土地问题，反而通过迁入人口、加强行政管制，使自己显得格外的“殖民主义”。与此同时，乌克兰人在合法政治中也被边缘化。尽管有三分之一的波兰公民是少数民族，“但是没有任何少数民族代表在波兰政府中担任过部长（连地区和地方长官都没有）。几乎没有重要政治家把乌克兰人和其他少数民族的民族渴望当回事儿，更鲜有人试图通过向乌克兰精英提供比民族主义和共产主义更有吸引力的选择，来邀请他们成为同道者。”于是本地的乌克兰人开始慢慢将本地的波兰人同外来的波兰人视为一体，进行反击。 <text:line-break/><text:line-break/>二战作为一场全面战争，彻底撕裂了本地社群，通常的社会控制因素不复存在，波兰人和乌克兰人在外来因素的怂恿下开始相互仇杀与种族清洗，在战后更进行了人口交换。乌克兰民族从此发明成功，再无转圜余地。斯奈德由是叹道：“是民族主义导致了种族清洗，还是种族清洗给不同人群贴上了民族标签？”他的意见，多半是后者。 <text:line-break/><text:line-break/>以上只是斯奈德所讲述的四例之一，但通过以上的描述，我们足以发现，至少在东欧，民族的产生是多种复杂力量组合而成，受限于一时一地的社会政治运动、结构与走向。从此历史教训来看，今人不妨放开对民族是由文化定义的执迷，文化的统一是果不是因，切记。</text:p>
      <text:p text:style-name="P4">陳真   |  2020.09.10 09:00   |   <text:a xlink:type="simple" xlink:href="http://palinfo.habago.org/Entry?Command=Information_PrintForum#FORUM39956"><text:span text:style-name="T5">#</text:span></text:a></text:p>
      <text:p text:style-name="P5">同學，我很無言。 <text:line-break/><text:line-break/>你能不能靜下心來，好好讀一下我到底講了什麼，同時也好好想一下自己到底在講什麼。閱讀這樣一些粗淺的中文字，有那麼難嗎？</text:p>
      <text:p text:style-name="P4">欧阳阳   |  2020.09.10 08:03   |   <text:a xlink:type="simple" xlink:href="http://palinfo.habago.org/Entry?Command=Information_PrintForum#FORUM39955"><text:span text:style-name="T5">#</text:span></text:a></text:p>
      <text:p text:style-name="P6">很难相信陈菊的道德水准有陈真前面提到的那么“清白”，或许她已经不是以前的那个她，人是会变的。 <text:line-break/>以下是最近暴露出来的事情。 <text:line-break/><text:line-break/>“统府发言人丁允恭被爆在陈菊主政的高雄市政府新闻局长任内，劈腿四女并有女子为他堕胎三次” <text:line-break/>“事件发生时地都在她主持的高雄市政府，受害女子曾经写信向陈菊求救，只换来陈菊“告诫”丁允恭要“注意女性关系”，然后呢？陈菊北上，甚至还一路拎着丁允恭从行政院发言人到总统府发言人，换言之，身为女性，陈菊一无同情心二无同理心，甚至连最基本的性别平权意识都无，在陈菊眼中，丁允恭根本没错，只是需要“注意”而已，才会任内不问责，自己北上“升官”，还一路让丁允恭跟着她的升官图有福同享。” <text:line-break/><text:line-break/>“陈菊主政高雄十二年，纵容或包庇下属不是一桩两桩，贪污爱将可以趴趴走五年，直到全台駡翻才逮到人；” <text:line-break/>来自风传媒：<text:a xlink:type="simple" xlink:href="https://www.storm.mg/article/3019385"><text:span text:style-name="T6">https://www.storm.mg/article/3019385</text:span></text:a></text:p>
      <text:p text:style-name="P4">陳真   |  2020.09.10 03:03   |   <text:a xlink:type="simple" xlink:href="http://palinfo.habago.org/Entry?Command=Information_PrintForum#FORUM39954"><text:span text:style-name="T5">#</text:span></text:a></text:p>
      <text:p text:style-name="P5">阿桑吉命運未卜 <text:line-break/><text:line-break/>陳真 <text:line-break/><text:line-break/>2020. 09. 10. <text:line-break/><text:line-break/><text:line-break/>巴勒網每個月在AIT靜站聲援阿桑吉的人數通常不到十人，但是，現場每一次卻總是出動二、三十名警察、便衣及特務嚴密戒備，並在入口處圍成人牆。在AIT靜站聲援阿桑吉都已經快一年了，無風無浪，不推不擠，寒風烈陽下站著一動也不動，連喊一聲口號也沒有，對方安全措施至今卻仍不放鬆。 <text:line-break/><text:line-break/>有一回，現場一名警察嘲笑我們「今天參加的人怎麼這麼少」？我跟他說：「對啊。我們人這麼少，為什麼你們每次卻還要出動這麼多警力？」 <text:line-break/><text:line-break/>上上個月，我跟帶頭的警官說：「你們不需要派這麼多警力來。我們如果真的要衝進去AIT，你們根本擋不住。」為什麼呢？因為防守線太長了，除非把整個AIT用全副武裝的鎮暴警察團團圍住，否則突破點太多了。我邊說邊指給他看，到處都可以找到缺口突圍。 <text:line-break/><text:line-break/>重點不是要不要衝進去AIT，重點是衝進去要幹什麼。我還沒想出來衝進裏面要做什麼，因此，AIT 其實大可放心，根本沒必要動用這麼多警力與安全人員。 <text:line-break/><text:line-break/>阿桑吉被囚、被虐，他的遭遇，他的未來，我有些心裏話想說，卻寫不出來，只能寫到這樣一些無謂的細節上。也許，我這輩子永遠都不可能擺脫心裏這份悲傷。 <text:line-break/><text:line-break/>剛剛收到一封WSWS (World Socialist Web Site) 的電子報，翻譯如下。原文裏頭有一項資訊是錯的，亦即 Clive Stafford Smith 應是出生於劍橋的一位英國律師，不是美國律師。我就直接改正了。本文如下： <text:line-break/><text:line-break/>英國重啟審判朱利安阿桑吉的司法大秀第二天，曾經代表關塔那摩監獄囚犯的英國律師克萊夫·斯塔福德·史密斯(Clive Stafford Smith)提出「目擊者證詞」(witness testimony) ，指控「維基解密」所揭露的美國刑求逼供策略，與中世紀西班牙宗教裁判所的作風無異。 <text:line-break/><text:line-break/>Laura Tiernan 及 Thomas Scripps曾經詳細記錄「維基解密」所揭發的美國無數罪行(見：https://bit.ly/3iihEMn)，這也正是史密斯律師所提到的那些指控。 <text:line-break/><text:line-break/>史密斯律師還提到美國在敘利亞實施暗殺計畫：開列「必殺名單」(Kill List)，羅列 669 名刺殺對象。這份「必殺清單」被「維基解密」揭露，清楚顯示美國如何鎖定暗殺對象，加以殺害；必殺者包括美國記者Bilal Abdul Kareem 及半島電視台記者 Ahmad Zaidan...等等。那些用來殺人的武器，則是戲謔地「以一些色情明星的名字來命名；美國盟友例如英國和澳洲，很顯然也參與了這份「必殺名單」的建立。 <text:line-break/><text:line-break/>史密斯律師並列舉了「維基解密」所揭露的英、美政府在阿富汗與中東所犯下的部份罪行。 <text:line-break/><text:line-break/>「維基解密」所公布的檔案，同時也被用在 Chekkouri 的案例中，揭發英國政府涉入Binyam Mohamed 的祕密引渡及刑求。刑求人員把刮鬍刀片塞進 Mohamed的生殖器，然後把他帶到喀布爾一個叫做「黑牢」(Dark Prison)的CIA祕密監獄，繼續刑求。 <text:line-break/><text:line-break/>(譯註：Binyam Mohamed 是一名衣索比亞裔英國居民，因為對美軍表現出「敵意」，在巴基斯坦遭到美國綁架，先後囚禁在巴基斯坦、摩洛哥及喀布爾等 CIA 設於海外的秘密監獄，遭到各種酷刑。Mohamed最後被關在以刑求虐待囚犯聞名的關塔那摩監獄；英、美政府一路聯手對他進行各種酷刑逼供，包括以刮鬍刀片塞進其生殖器，並威脅若不按下指紋認罪，便要把他的兩個眼珠子用手給挖出來等等。Mohamed形容他遭到的是「中古世紀刑求」那般的慘無人道。)   <text:line-break/><text:line-break/>所有這一切證詞，在在顯示阿桑吉的新聞工作所帶來的巨大衝擊，一如史密斯律師所指出：「維基解密」的工作，幫助了許多被非法囚禁在諸如關塔那摩監獄的無辜者重見天日，並促成世人對於美國在巴基斯坦的無人機轟炸之大規模反抗活動。 <text:line-break/><text:line-break/>WSWS將會持續每天報導這場將會在英國每天上演的虛假司法大秀。 <text:line-break/><text:line-break/>(譯註：阿桑吉的引渡案將會持續進行兩三周，預計十月初宣判是否引渡美國接受間諜罪審判。)  <text:line-break/><text:line-break/>我們希望，支持者能夠在社群網站及親友與同事圈子中，廣為流傳這些文字，一起為阿桑吉的自由積極奮鬥。 <text:line-break/><text:line-break/>正在倫敦上演的這齣審判阿桑吉司法大戲，事實上和整個世界之走向威權主義之趨勢密不可分；它不但將大大傷害勞工階層，並捲起一股軍事帝國主義的狂風惡浪。</text:p>
      <text:p text:style-name="P4">陳真   |  2020.09.09 20:58   |   <text:a xlink:type="simple" xlink:href="http://palinfo.habago.org/Entry?Command=Information_PrintForum#FORUM39953"><text:span text:style-name="T5">#</text:span></text:a></text:p>
      <text:p text:style-name="P6">我修改了那兩個網址： <text:line-break/><text:line-break/><text:a xlink:type="simple" xlink:href="https://bit.ly/3m4KyC8"><text:span text:style-name="T6">https://bit.ly/3m4KyC8</text:span></text:a><text:s/><text:line-break/><text:line-break/><text:a xlink:type="simple" xlink:href="https://bit.ly/35l6B19"><text:span text:style-name="T6">https://bit.ly/35l6B19</text:span></text:a><text:s/><text:line-break/><text:line-break/>英國現在掀起一波反口罩運動，扯上人權、自由與各種稀奇古怪的陰謀論。底下是主要團體之一，叫做：KEEP BRITAIN FREE。 <text:line-break/><text:line-break/><text:a xlink:type="simple" xlink:href="https://www.keepbritainfree.com/"><text:span text:style-name="T6">https://www.keepbritainfree.com/</text:span></text:a>  <text:line-break/><text:line-break/>另外，關於阿桑吉，底下是兩小時前收到的一封WSWS電子報。先貼出來，我再找時間翻譯。 <text:line-break/><text:line-break/>The second day of the resumed British show-trial of Julian Assange included powerful witness testimony from Clive Stafford Smith, a US attorney who has represented Guantanamo Bay detainees. He likened US torture tactics exposed by WikiLeaks to those of the Spanish inquisition. <text:line-break/><text:line-break/>Reporting for the World Socialist Web Site, Laura Tiernan and Thomas Scripps documented the wide-ranging WikiLeaks disclosures that Stafford Smith reviewed. <text:line-break/><text:line-break/>Smith discussed a US assassination program in Syria, with a “kill list” of 669 names. The list, published by WikiLeaks, showed how the US had targeted American journalist Bilal Abdul Kareem and Al Jazeera’s Ahmad Zaidan… Weapons used to assassinate US targets “were named after porn stars and revealed names clearly from US allies, identifiable to Great Britain or Australia.” <text:line-break/><text:line-break/>Stafford Smith outlined some of what WikiLeaks helped expose about the criminal US, British wars in Afghanistan and the Middle East. <text:line-break/><text:line-break/>WikiLeaks publications had also been used in the Chekkouri case, exposing British involvement in the secret rendition and torture of Binyam Mohamed. Interrogators had taken a razor blade to his genitals before rendering him to a “Dark Prison” in Kabul where he was tortured again. <text:line-break/><text:line-break/>The testimony demonstrated the immense impact of Assange’s journalistic work. Stafford Smith stated that WikiLeaks publications had helped to free innocent prisoners illegally detained at Guantanamo Bay, and had helped galvanise mass opposition to US drone strikes in Pakistan. <text:line-break/><text:line-break/>The cross-examination of Stafford Smith was a desperate attempt to cover over the significance of his testimony, aided by the court’s restriction of defence witnesses to just half an hour of testimony. <text:line-break/><text:line-break/>The WSWS will continue to report each day on the legal travesty underway in Britain each day. We appeal to all supporters of democratic rights to share our articles widely on social media and with your friends and colleagues, and to become active in the fight for Assange’s freedom. <text:line-break/><text:line-break/>The show-trial underway in London is inextricably tied to the turn to authoritarianism by governments internationally, directed against the working class, as well as a resurgence of imperialist militarism. For that reason, we also direct our readers attention to the following crucial articles published today on the WSWS.  </text:p>
      <text:p text:style-name="P4">葉小慧   |  2020.09.09 15:50   |   <text:a xlink:type="simple" xlink:href="http://palinfo.habago.org/Entry?Command=Information_PrintForum#FORUM39952"><text:span text:style-name="T5">#</text:span></text:a></text:p>
      <text:p text:style-name="P5">陳醫師留言中的兩個縮網址，直接複製後尋找是失效的。 <text:line-break/><text:line-break/>不過網路搜尋很輕易能找到他的影片： <text:line-break/><text:line-break/><text:a xlink:type="simple" xlink:href="https://youtu.be/Vurv270Uv0I"><text:span text:style-name="T6">https://youtu.be/Vurv270Uv0I</text:span></text:a><text:s/><text:line-break/>Mark Dolan cuts up his face mask live on air: "Wearing a mask is the new woke" <text:line-break/></text:p>
      <text:p text:style-name="P4">陳真   |  2020.09.08 17:02   |   <text:a xlink:type="simple" xlink:href="http://palinfo.habago.org/Entry?Command=Information_PrintForum&amp;iPage=1#FORUM39951"><text:span text:style-name="T5">#</text:span></text:a></text:p>
      <text:p text:style-name="P5">一位英國電台主播叫Mark Dolan，在主持節目時，把一個口罩當場用剪刀剪得稀巴爛，好像跟口罩有不共戴天之仇似的。請看： <text:line-break/><text:line-break/><text:a xlink:type="simple" xlink:href="http://shorturl.at/adeES"><text:span text:style-name="T6">shorturl.at/adeES</text:span></text:a><text:s/><text:line-break/><text:line-break/>他的 "英勇抗暴" 行為，引來許多英國人的讚賞，有的還為此感動得熱淚盈眶。這裏有一些留言，不妨看看： <text:line-break/><text:line-break/><text:a xlink:type="simple" xlink:href="http://shorturl.at/bors8"><text:span text:style-name="T6">shorturl.at/bors8</text:span></text:a><text:s/><text:line-break/><text:line-break/>許多英國人認為，要求他們戴口罩無疑就是在剝奪他們做為一個人的尊嚴，就好像強迫他們把尿布戴在臉上一樣可恥、可笑且可惡，傷害人權與自由莫此為甚，甚至等同於納粹。更令他們難以忍受的是，他們認為戴口罩是一種迷信，愚昧且不科學；他們發起各種社運，希望那些戴口罩的人 "覺醒"，早日認清這是一項卑鄙陰謀。 <text:line-break/><text:line-break/>這也陰謀，那也陰謀。對此我實在很無言。但這世上，令人無言的事太多了。我要是有鰓，我想我會毫不猶豫潛入海裏，實在很厭倦陸地生活，與人類為伍，吵鬧，低能，猥瑣。我覺得，在生物演化上，我還是比較接近魚類。 <text:line-break/><text:line-break/>我跟小孩說，我們是從魚變來的。她上幼兒園，老師卻教她：人是猴子變來的。她很困惑，回家問我到底 "我們的阿公阿嬤" 是魚還是猴子？於是我跟她上了一堂哲學課。我說，"真實" (reality) 至少有兩種，一種自稱科學，但是不是真的很科學很理性就不好說了。另一種 "真實" 叫美學，唯真唯美，美即是真；考試時，為了分數，你要回答說人是猴子變來的。下課後就隨妳便了，說不定妳是蝴蝶變來的又有何不可？ <text:line-break/><text:line-break/>所謂科學就像一個人工跑道，你在上面跑，就得有一定的規矩。不過，但凡腳下便是路，當你不在跑道上，規矩就不同了。 <text:line-break/><text:line-break/>講這些，跟上面那些腦殘陰謀論者扯不上任何關係，只是隨口帶過。 <text:line-break/><text:line-break/>常覺得陸地生活真的很悶很無奈。每個小朋友腦袋通常都很正常，長大後卻一個個變成腦殘，變得乏味，變得愚不可及。 <text:line-break/><text:line-break/>我常想念起維根斯坦說的那份句子清單：要是句子可以窮盡，我很樂意幫大家擬出一份句子清單，也許有一百萬光年那麼長，但它終究是有限的。然後，當你有話要說時，麻煩你就告訴我編號，看是清單上的哪一句，這樣就一切一目了然賓主盡歡而不會雞同鴨講了。 <text:line-break/><text:line-break/>當然，句子清單終究是無奈的作法，就像高達說的：美國人很喜歡說：What do you mean exactly? 高達說：I mean, but not exactly.  <text:line-break/><text:line-break/>也許世界本該如此。我可以mean 這mean 那，但我就是沒法exactly，畢竟世界是一幅畫，而不是由命題所組成。 <text:line-break/><text:line-break/>我從不喜歡看人們對我寫的東西的回應，因為那常會讓我啞口無言。回歸大海的渴望，一天比一天強烈。 <text:line-break/><text:line-break/>p.s.: 阿桑吉昨天出庭應訊。心情上，我很不想面對這事，略過不談，就請大家各自關注吧。本周六(12日) AIT 見。 <text:line-break/><text:line-break/>p.p.s.: 美國毒豬毒牛入侵台灣，人渣黨的卑劣無恥，難以想像；過去為此抗爭、佔領立法院四五天，誓死反對，個個慷慨激昂；現在卻居然說成偉大德政，說是台灣什麼 "重返國際社會的美好機會"。這些人渣的無恥程度，完全毫無下限；全世界一百六十幾個國家禁用的毒藥，人渣們開放侵台，居然也能說成什麼國際地位提高的偉大展現，完全就是把台灣人當白癡一樣耍弄。 <text:line-break/><text:line-break/>但是，更重要的是，大家別只顧著罵狗，畢竟走狗能有什麼自主意志呢？該攻擊的主要對象不是狗，而是縱狗咬人的美國。台灣真正的統治中心，就是 AIT，而不是什麼總統府。AIT裏頭那些無惡不作的戰爭罪犯血腥人渣及其背後的整個美國政府，才是台灣人與兩岸同胞及全世界人類的真正敵人。</text:p>
      <text:p text:style-name="P4">鄭豐遠   |  2020.09.06 05:58   |   <text:a xlink:type="simple" xlink:href="http://palinfo.habago.org/Entry?Command=Information_PrintForum&amp;iPage=1#FORUM39950"><text:span text:style-name="T5">#</text:span></text:a></text:p>
      <text:p text:style-name="P6">謝謝東東，這地方離我之前上班地方很近，來過幾次。 <text:line-break/><text:line-break/>因為疫情，整個西方包括澳洲已經不是以前的西方了。或者我們該說西方一直就是西方，只是在還能相安無事的年代，你比較不容易看到他的真面目。 <text:line-break/><text:line-break/>世界本來很大，西方人卻把它變小了，沒有多元，只剩敵我，荒唐透頂。</text:p>
      <text:p text:style-name="P4">東東   |  2020.09.05 21:18   |   <text:a xlink:type="simple" xlink:href="http://palinfo.habago.org/Entry?Command=Information_PrintForum&amp;iPage=1#FORUM39949"><text:span text:style-name="T5">#</text:span></text:a></text:p>
      <text:p text:style-name="P5">這則留言給鄭豐遠大哥，「cafe + bar」 138 Wickham Street Fortitude Valley. 應該是這家，我許久沒進市區，今天特別跑了一趟想確認，卻沒開門。我是2019年才到布里斯本，陸續有讀到您對澳洲的看法，特別是和台灣比較的觀點，有說入我心裡的感覺，感謝您的文字，最後希望咖啡店沒有因為疫情而永久關門，讓我們有機會在咖啡店不期而遇。</text:p>
      <text:p text:style-name="P4">陳真   |  2020.09.04 02:19   |   <text:a xlink:type="simple" xlink:href="http://palinfo.habago.org/Entry?Command=Information_PrintForum#FORUM39948"><text:span text:style-name="T5">#</text:span></text:a></text:p>
      <text:p text:style-name="P5">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6">shorturl.at/nxE07</text:span></text:a><text:s/><text:line-break/><text:line-break/><text:a xlink:type="simple" xlink:href="https://bit.ly/3gXPTaz"><text:span text:style-name="T6">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4">陳真   |  2020.09.03 10:52   |   <text:a xlink:type="simple" xlink:href="http://palinfo.habago.org/Entry?Command=Information_PrintForum#FORUM39947"><text:span text:style-name="T5">#</text:span></text:a></text:p>
      <text:p text:style-name="P6">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4">張萬康   |  2020.09.03 06:26   |   <text:a xlink:type="simple" xlink:href="http://palinfo.habago.org/Entry?Command=Information_PrintForum#FORUM39946"><text:span text:style-name="T5">#</text:span></text:a></text:p>
      <text:p text:style-name="P5">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6">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6">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4">陳真   |  2020.09.02 19:35   |   <text:a xlink:type="simple" xlink:href="http://palinfo.habago.org/Entry?Command=Information_PrintForum#FORUM39945"><text:span text:style-name="T5">#</text:span></text:a></text:p>
      <text:p text:style-name="P6">腦殘是這時代一個最大的商機  <text:line-break/><text:line-break/>陳真2020. 09. 02. <text:line-break/><text:line-break/><text:line-break/>鈺錠講的這個新聞我也看了，很好笑： <text:line-break/><text:line-break/><text:a xlink:type="simple" xlink:href="https://bit.ly/31NKjmL"><text:span text:style-name="T6">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4">陳真   |  2020.09.02 10:40   |   <text:a xlink:type="simple" xlink:href="http://palinfo.habago.org/Entry?Command=Information_PrintForum#FORUM39944"><text:span text:style-name="T5">#</text:span></text:a></text:p>
      <text:p text:style-name="P5">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6">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4">陳真   |  2020.09.02 01:15   |   <text:a xlink:type="simple" xlink:href="http://palinfo.habago.org/Entry?Command=Information_PrintForum#FORUM39943"><text:span text:style-name="T5">#</text:span></text:a></text:p>
      <text:p text:style-name="P5">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4">李念淨   |  2020.09.01 14:34   |   <text:a xlink:type="simple" xlink:href="http://palinfo.habago.org/Entry?Command=Information_PrintForum#FORUM39942"><text:span text:style-name="T5">#</text:span></text:a></text:p>
      <text:p text:style-name="P6">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6">https://www.chinatimes.com/opinion/20200830002459-262104?chdtv</text:span></text:a></text:p>
      <text:p text:style-name="P4">鄭豐遠   |  2020.09.01 14:20   |   <text:a xlink:type="simple" xlink:href="http://palinfo.habago.org/Entry?Command=Information_PrintForum#FORUM39941"><text:span text:style-name="T5">#</text:span></text:a></text:p>
      <text:p text:style-name="P5">補充說明: 我上面說西方反信仰，這裡說的信仰不是世俗意義上的宗教信仰，否則西方可是信得很咧，簡直信得邪門。我指的信仰是相信人性中的善，相信真理，相信美，簡單說就是真善美。</text:p>
      <text:p text:style-name="P4">鄭豐遠   |  2020.09.01 10:28   |   <text:a xlink:type="simple" xlink:href="http://palinfo.habago.org/Entry?Command=Information_PrintForum#FORUM39940"><text:span text:style-name="T5">#</text:span></text:a></text:p>
      <text:p text:style-name="P5">請問東東，阿桑吉咖啡要到哪裡買?</text:p>
      <text:p text:style-name="P4">鄭豐遠   |  2020.09.01 10:25   |   <text:a xlink:type="simple" xlink:href="http://palinfo.habago.org/Entry?Command=Information_PrintForum#FORUM39939"><text:span text:style-name="T5">#</text:span></text:a></text:p>
      <text:p text:style-name="P6">出國後，我是真正開了眼界，特別是這兩三年，整個地球好像已經不是我從前認識的地球了。 <text:line-break/><text:line-break/>下面是昨天鈺錠傳來的新聞: <text:line-break/><text:a xlink:type="simple" xlink:href="https://user.guancha.cn/main/content?id=372187"><text:span text:style-name="T6">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4">陳真   |  2020.09.01 03:01   |   <text:a xlink:type="simple" xlink:href="http://palinfo.habago.org/Entry?Command=Information_PrintForum#FORUM39938"><text:span text:style-name="T5">#</text:span></text:a></text:p>
      <text:p text:style-name="P5">「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